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9"/>
    <style:style style:name="P2" style:family="paragraph" style:parent-style-name="Standard" style:list-style-name="L10"/>
    <style:style style:name="P3" style:family="paragraph" style:parent-style-name="Standard" style:list-style-name="L11"/>
    <style:style style:name="P4" style:family="paragraph" style:parent-style-name="Standard">
      <style:paragraph-properties style:writing-mode="lr-tb"/>
    </style:style>
    <style:style style:name="P5" style:family="paragraph" style:parent-style-name="Colored_20_code" style:list-style-name="Colored_20_code_20_numerotation"/>
    <style:style style:name="P6" style:family="paragraph" style:parent-style-name="Colored_20_code" style:list-style-name=""/>
    <style:style style:name="P7" style:family="paragraph" style:parent-style-name="Prérequis_20_et_20_objectifs" style:list-style-name="L1">
      <style:paragraph-properties fo:margin-left="0.499cm" fo:margin-right="0cm" fo:text-indent="0cm" style:auto-text-indent="false"/>
    </style:style>
    <style:style style:name="P8" style:family="paragraph" style:parent-style-name="Code_20_block">
      <style:paragraph-properties fo:text-align="start" style:justify-single-word="false"/>
    </style:style>
    <style:style style:name="P9" style:family="paragraph" style:parent-style-name="Preformatted_20_Text">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style:font-style-asian="normal" style:font-style-complex="normal"/>
    </style:style>
    <style:style style:name="T3" style:family="text">
      <style:text-properties fo:color="#000000"/>
    </style:style>
    <style:style style:name="T4" style:family="text">
      <style:text-properties fo:color="#000000" fo:font-style="normal" style:font-style-asian="normal" style:font-style-complex="normal"/>
    </style:style>
    <style:style style:name="T5" style:family="text">
      <style:text-properties fo:color="#000000" fo:font-style="normal" fo:font-weight="bold" style:font-style-asian="normal" style:font-weight-asian="bold" style:font-style-complex="normal" style:font-weight-complex="bold"/>
    </style:style>
    <style:style style:name="T6" style:family="text">
      <style:text-properties fo:color="#000000" fo:font-style="normal" fo:font-weight="normal" style:font-style-asian="normal" style:font-weight-asian="normal" style:font-style-complex="normal" style:font-weight-complex="normal"/>
    </style:style>
    <style:style style:name="T7" style:family="text">
      <style:text-properties fo:color="#000000" style:font-style-asian="normal" style:font-style-complex="normal"/>
    </style:style>
    <style:style style:name="T8" style:family="text">
      <style:text-properties fo:color="#60c000" fo:font-weight="bold" style:font-weight-asian="bold"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text-line-through-style="soli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99cm" fo:text-indent="-0.635cm" fo:margin-left="1.3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4cm" fo:text-indent="-0.635cm" fo:margin-left="2.0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9cm" fo:text-indent="-0.635cm" fo:margin-left="2.6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4cm" fo:text-indent="-0.635cm" fo:margin-left="3.3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9cm" fo:text-indent="-0.635cm" fo:margin-left="3.9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4cm" fo:text-indent="-0.635cm" fo:margin-left="4.5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9cm" fo:text-indent="-0.635cm" fo:margin-left="5.2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4cm" fo:text-indent="-0.635cm" fo:margin-left="5.8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9cm" fo:text-indent="-0.635cm" fo:margin-left="6.4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4cm" fo:text-indent="-0.635cm" fo:margin-left="7.11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8. Héritage et bidouillage</text:h>
      <text:p text:style-name="Prérequis_20_et_20_objectifs"><text:span text:style-name="T1">Prérequis </text:span>:</text:p>
      <text:p text:style-name="Prérequis_20_et_20_objectifs"/>
      <text:p text:style-name="Prérequis_20_et_20_objectifs">- Être à l'aise avec les générateurs</text:p>
      <text:p text:style-name="Prérequis_20_et_20_objectifs">- Avoir assimilé les bases des classes en Python<text:line-break/>- Avoir des notions sur les expressions rationnelles dans un autre langage</text:p>
      <text:p text:style-name="Prérequis_20_et_20_objectifs">- Avoir compris le script compteur_twitter.py du chapitre précédent</text:p>
      <text:p text:style-name="Prérequis_20_et_20_objectifs"/>
      <text:p text:style-name="Prérequis_20_et_20_objectifs"><text:span text:style-name="T1">Objectifs </text:span>: </text:p>
      <text:p text:style-name="Prérequis_20_et_20_objectifs"/>
      <text:list xml:id="list7728422782" text:style-name="L1">
        <text:list-item>
          <text:p text:style-name="P7">Aller plus loin dans l'utilisation de la PPO</text:p>
        </text:list-item>
        <text:list-item>
          <text:p text:style-name="P7">Comprendre l'héritage</text:p>
        </text:list-item>
      </text:list>
      <text:p text:style-name="Standard"/>
      <text:p text:style-name="Standard"/>
      <text:p text:style-name="Standard">Avec le script précédent, nous avons récupéré des mots du langage courant. Il nous faut maintenant des mots du langage formel, et Wikipédia est une excellente source pour cela.</text:p>
      <text:p text:style-name="Standard"/>
      <text:p text:style-name="Standard">Mais l'encyclopédie étant bien plus complexe que Twitter, le script pour récupérer du contenu va donc être lui-même plus compliqué.</text:p>
      <text:p text:style-name="Standard"/>
      <text:p text:style-name="Standard">Néanmoins le principe est le même : obtenir du contenu (ici à travers le lien « un article au hasard fourni pas le site), et le découper en mot, puis les compter.</text:p>
      <text:p text:style-name="Standard"/>
      <text:p text:style-name="Standard"><text:span text:style-name="filename_20_and_20_line_20_number">compteur_wikipedia.py</text:span></text:p>
      <text:p text:style-name="Standard"><text:span text:style-name="filename_20_and_20_line_20_number"/></text:p>
      <text:p text:style-name="Standard"><text:span text:style-name="filename_20_and_20_line_20_number"/></text:p>
      <text:list xml:id="list7728422781" text:style-name="Colored_20_code_20_numerotation">
        <text:list-item>
          <text:p text:style-name="Colored_20_code"><text:span text:style-name="comment0_5f_python">#!/usr/bin/env python</text:span></text:p>
        </text:list-item>
        <text:list-item>
          <text:p text:style-name="Colored_20_code"><text:span text:style-name="comment0_5f_python"># -*- coding: utf-8 -*-</text:span></text:p>
        </text:list-item>
        <text:list-item>
          <text:p text:style-name="Colored_20_code"><text:span text:style-name="comment0_5f_python"># vim: ai ts=4 sts=4 et sw=4 nu</text:span></text:p>
        </text:list-item>
        <text:list-item>
          <text:p text:style-name="Colored_20_code"><text:span text:style-name="filename_20_and_20_line_20_number"/></text:p>
        </text:list-item>
        <text:list-item>
          <text:p text:style-name="Colored_20_code"><text:span text:style-name="keyword0_5f_python">import</text:span><text:span text:style-name="filename_20_and_20_line_20_number"> </text:span><text:span text:style-name="keyword2_5f_python">re</text:span></text:p>
        </text:list-item>
        <text:list-item>
          <text:p text:style-name="Colored_20_code"><text:span text:style-name="keyword0_5f_python">import</text:span><text:span text:style-name="filename_20_and_20_line_20_number"> </text:span><text:span text:style-name="keyword2_5f_python">sys</text:span></text:p>
        </text:list-item>
        <text:list-item>
          <text:p text:style-name="Colored_20_code"><text:span text:style-name="keyword0_5f_python">import</text:span><text:span text:style-name="filename_20_and_20_line_20_number"> </text:span><text:span text:style-name="keyword2_5f_python">urllib2</text:span></text:p>
        </text:list-item>
        <text:list-item>
          <text:p text:style-name="Colored_20_code"><text:span text:style-name="keyword0_5f_python">import</text:span><text:span text:style-name="filename_20_and_20_line_20_number"> </text:span><text:span text:style-name="keyword2_5f_python">itertools</text:span></text:p>
        </text:list-item>
        <text:list-item>
          <text:p text:style-name="Colored_20_code"><text:span text:style-name="filename_20_and_20_line_20_number"/></text:p>
        </text:list-item>
        <text:list-item>
          <text:p text:style-name="Colored_20_code"><text:soft-page-break/><text:span text:style-name="keyword0_5f_python">from</text:span><text:span text:style-name="filename_20_and_20_line_20_number"> </text:span><text:span text:style-name="keyword2_5f_python">collections</text:span><text:span text:style-name="filename_20_and_20_line_20_number"> </text:span><text:span text:style-name="keyword0_5f_python">import</text:span><text:span text:style-name="filename_20_and_20_line_20_number"> Counter</text:span></text:p>
        </text:list-item>
        <text:list-item>
          <text:p text:style-name="Colored_20_code"><text:span text:style-name="keyword0_5f_python">from</text:span><text:span text:style-name="filename_20_and_20_line_20_number"> contextlib </text:span><text:span text:style-name="keyword0_5f_python">import</text:span><text:span text:style-name="filename_20_and_20_line_20_number"> closing</text:span></text:p>
        </text:list-item>
        <text:list-item>
          <text:p text:style-name="Colored_20_code"><text:span text:style-name="keyword0_5f_python">import</text:span><text:span text:style-name="filename_20_and_20_line_20_number"> </text:span><text:span text:style-name="keyword2_5f_python">xml</text:span><text:span text:style-name="filename_20_and_20_line_20_number">.</text:span><text:span text:style-name="member0_5f_python">etree</text:span><text:span text:style-name="filename_20_and_20_line_20_number">.</text:span><text:span text:style-name="member0_5f_python">ElementTree</text:span><text:span text:style-name="filename_20_and_20_line_20_number"> as ET</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keyword0_5f_python">class</text:span><text:span text:style-name="filename_20_and_20_line_20_number"> GestionnaireDeRedirection</text:span><text:span text:style-name="symbol0_5f_python">(</text:span><text:span text:style-name="keyword2_5f_python">urllib2</text:span><text:span text:style-name="filename_20_and_20_line_20_number">.</text:span><text:span text:style-name="member0_5f_python">HTTPRedirectHandler</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Objet utilisé pour gérer un comportement personnalisé lorsque l'on</text:span></text:p>
        </text:list-item>
        <text:list-item>
          <text:p text:style-name="Colored_20_code"><text:span text:style-name="string_5f_python"><text:s text:c="8"/>rencontre une redirection HTTP.</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text:span><text:span text:style-name="keyword2_5f_python">parser</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 = </text:span><text:span text:style-name="keyword2_5f_python">parser</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permanent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4"/>msg, 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temporair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5"/>msg, 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keyword0_5f_python">class</text:span><text:span text:style-name="filename_20_and_20_line_20_number"> ParseurWikipedia</text:span><text:span text:style-name="symbol0_5f_python">(</text:span><text:span text:style-name="keyword1_5f_python">object</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Télécharge des articles alétoirement dans une langue, et</text:span></text:p>
        </text:list-item>
        <text:list-item>
          <text:p text:style-name="Colored_20_code"><text:span text:style-name="string_5f_python"><text:s text:c="8"/>récupère les mots pour déterminer ceux qui sont les plus</text:span></text:p>
        </text:list-item>
        <text:list-item>
          <text:p text:style-name="Colored_20_code"><text:span text:style-name="string_5f_python"><text:s text:c="8"/>utilisés.</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nombre de mots qu'on veut récupérer de wikipedia par défaut</text:span></text:p>
        </text:list-item>
        <text:list-item>
          <text:p text:style-name="Colored_20_code"><text:span text:style-name="filename_20_and_20_line_20_number"><text:s text:c="4"/>mots_max = </text:span><text:span text:style-name="number_5f_python">1000000</text:span></text:p>
        </text:list-item>
        <text:list-item>
          <text:p text:style-name="Colored_20_code"><text:span text:style-name="filename_20_and_20_line_20_number"><text:s text:c="4"/></text:span><text:span text:style-name="comment0_5f_python"># la taille minimale d'un mot qu'on souhaite compter</text:span></text:p>
        </text:list-item>
        <text:list-item>
          <text:p text:style-name="Colored_20_code"><text:span text:style-name="filename_20_and_20_line_20_number"><text:s text:c="4"/>taille_mot_min = </text:span><text:span text:style-name="number_5f_python">3</text:span></text:p>
        </text:list-item>
        <text:list-item>
          <text:p text:style-name="Colored_20_code"><text:span text:style-name="filename_20_and_20_line_20_number"><text:s text:c="4"/></text:span><text:span text:style-name="comment0_5f_python"># le nombre d'essai qu'on va faire si la source ne répond pas</text:span></text:p>
        </text:list-item>
        <text:list-item>
          <text:p text:style-name="Colored_20_code"><text:span text:style-name="filename_20_and_20_line_20_number"><text:s text:c="4"/>essais_max = </text:span><text:span text:style-name="number_5f_python">3</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une url à utiliser en cas d'erreur</text:span></text:p>
        </text:list-item>
        <text:list-item>
          <text:p text:style-name="Colored_20_code"><text:span text:style-name="filename_20_and_20_line_20_number"><text:s text:c="4"/>url_de_secours = </text:span><text:span text:style-name="string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adresse de la page qui retourne un article au hasard</text:span></text:p>
        </text:list-item>
        <text:list-item>
          <text:p text:style-name="Colored_20_code"><text:span text:style-name="filename_20_and_20_line_20_number"><text:s text:c="4"/></text:span><text:span text:style-name="comment0_5f_python"># par langue (on a juste le franças ici pour l'exemple)</text:span></text:p>
        </text:list-item>
        <text:list-item>
          <text:p text:style-name="Colored_20_code"><text:span text:style-name="filename_20_and_20_line_20_number"><text:s text:c="4"/>urls_page_aleatoire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string_5f_python">"https://fr.wikipedia.org/wiki/Sp%C3%A9cial:Page_au_hasard"</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adresse qu'on vas utiliser pour lire l'article au format XML</text:span></text:p>
        </text:list-item>
        <text:list-item>
          <text:p text:style-name="Colored_20_code"><text:span text:style-name="filename_20_and_20_line_20_number"><text:s text:c="4"/>url_source = </text:span><text:span text:style-name="symbol0_5f_python">(</text:span><text:span text:style-name="string_5f_python">"http://%s.wikipedia.org/w/api.php"</text:span></text:p>
        </text:list-item>
        <text:list-item>
          <text:p text:style-name="Colored_20_code"><text:span text:style-name="filename_20_and_20_line_20_number"><text:s text:c="17"/></text:span><text:span text:style-name="string_5f_python">"?action=query&amp;prop=revisions"</text:span></text:p>
        </text:list-item>
        <text:list-item>
          <text:p text:style-name="Colored_20_code"><text:soft-page-break/><text:span text:style-name="filename_20_and_20_line_20_number"><text:s text:c="17"/></text:span><text:span text:style-name="string_5f_python">"&amp;rvprop=content&amp;format=xml&amp;titles=%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es en-têtes que l'on va envoyer avec chaque requête HTTP</text:span></text:p>
        </text:list-item>
        <text:list-item>
          <text:p text:style-name="Colored_20_code"><text:span text:style-name="filename_20_and_20_line_20_number"><text:s text:c="4"/></text:span><text:span text:style-name="comment0_5f_python"># qui ici ne contient que le nom du navigateur que nous voulous simuler</text:span></text:p>
        </text:list-item>
        <text:list-item>
          <text:p text:style-name="Colored_20_code"><text:span text:style-name="filename_20_and_20_line_20_number"><text:s text:c="4"/>headers = </text:span><text:span text:style-name="symbol0_5f_python">(</text:span></text:p>
        </text:list-item>
        <text:list-item>
          <text:p text:style-name="Colored_20_code"><text:span text:style-name="filename_20_and_20_line_20_number"><text:s text:c="6"/></text:span><text:span text:style-name="symbol0_5f_python">(</text:span><text:span text:style-name="string_5f_python">'User-Agent'</text:span><text:span text:style-name="filename_20_and_20_line_20_number">,</text:span></text:p>
        </text:list-item>
        <text:list-item>
          <text:p text:style-name="Colored_20_code"><text:span text:style-name="filename_20_and_20_line_20_number"><text:s text:c="7"/></text:span><text:span text:style-name="string_5f_python">'Mozilla/5.0 (Windows; U; Windows NT 5.0; en-GB; rv:1.8.1.12) '</text:span></text:p>
        </text:list-item>
        <text:list-item>
          <text:p text:style-name="Colored_20_code"><text:span text:style-name="filename_20_and_20_line_20_number"><text:s text:c="7"/></text:span><text:span text:style-name="string_5f_python">'Gecko/20080201 Firefox/2.0.0.12'</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es mots qu'on ne souhaite pas compter, comme les prépositions</text:span></text:p>
        </text:list-item>
        <text:list-item>
          <text:p text:style-name="Colored_20_code"><text:span text:style-name="filename_20_and_20_line_20_number"><text:s text:c="4"/></text:span><text:span text:style-name="comment0_5f_python"># communes, etc. mais organiser par langue</text:span></text:p>
        </text:list-item>
        <text:list-item>
          <text:p text:style-name="Colored_20_code"><text:span text:style-name="filename_20_and_20_line_20_number"><text:s text:c="4"/>mots_vides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keyword1_5f_python">set</text:span><text:span text:style-name="symbol0_5f_python">((</text:span><text:span text:style-name="string_5f_python">"les"</text:span><text:span text:style-name="filename_20_and_20_line_20_number">, </text:span><text:span text:style-name="string_5f_python">"est"</text:span><text:span text:style-name="filename_20_and_20_line_20_number">, </text:span><text:span text:style-name="string_5f_python">"pas"</text:span><text:span text:style-name="filename_20_and_20_line_20_number">, </text:span><text:span text:style-name="string_5f_python">"que"</text:span><text:span text:style-name="filename_20_and_20_line_20_number">, </text:span><text:span text:style-name="string_5f_python">"pour"</text:span><text:span text:style-name="filename_20_and_20_line_20_number">, </text:span><text:span text:style-name="string_5f_python">"qui"</text:span><text:span text:style-name="filename_20_and_20_line_20_number">, </text:span><text:span text:style-name="string_5f_python">"avec"</text:span><text:span text:style-name="filename_20_and_20_line_20_number">, </text:span><text:span text:style-name="string_5f_python">"une"</text:span><text:span text:style-name="filename_20_and_20_line_20_number">,</text:span></text:p>
        </text:list-item>
        <text:list-item>
          <text:p text:style-name="Colored_20_code"><text:span text:style-name="filename_20_and_20_line_20_number"><text:s text:c="13"/></text:span><text:span text:style-name="string_5f_python">"des"</text:span><text:span text:style-name="filename_20_and_20_line_20_number">, </text:span><text:span text:style-name="string_5f_python">"sur"</text:span><text:span text:style-name="filename_20_and_20_line_20_number">, </text:span><text:span text:style-name="string_5f_python">"mais"</text:span><text:span text:style-name="filename_20_and_20_line_20_number">, </text:span><text:span text:style-name="string_5f_python">"dans"</text:span><text:span text:style-name="filename_20_and_20_line_20_number">, </text:span><text:span text:style-name="string_5f_python">"tre"</text:span><text:span text:style-name="filename_20_and_20_line_20_number">, </text:span><text:span text:style-name="string_5f_python">"ref"</text:span><text:span text:style-name="filename_20_and_20_line_20_number">, </text:span><text:span text:style-name="string_5f_python">'www'</text:span><text:span text:style-name="filename_20_and_20_line_20_number">, </text:span><text:span text:style-name="string_5f_python">'par'</text:span><text:span text:style-name="filename_20_and_20_line_20_number">,</text:span></text:p>
        </text:list-item>
        <text:list-item>
          <text:p text:style-name="Colored_20_code"><text:span text:style-name="filename_20_and_20_line_20_number"><text:s text:c="13"/></text:span><text:span text:style-name="string_5f_python">'gorie'</text:span><text:span text:style-name="filename_20_and_20_line_20_number">, </text:span><text:span text:style-name="string_5f_python">'france'</text:span><text:span text:style-name="filename_20_and_20_line_20_number">, </text:span><text:span text:style-name="string_5f_python">'langue'</text:span><text:span text:style-name="filename_20_and_20_line_20_number">, </text:span><text:span text:style-name="string_5f_python">'date'</text:span><text:span text:style-name="filename_20_and_20_line_20_number">, </text:span><text:span text:style-name="string_5f_python">'ann'</text:span><text:span text:style-name="filename_20_and_20_line_20_number">, </text:span><text:span text:style-name="string_5f_python">'son'</text:span><text:span text:style-name="filename_20_and_20_line_20_number">, </text:span><text:span text:style-name="string_5f_python">'diteur'</text:span><text:span text:style-name="filename_20_and_20_line_20_number">,</text:span></text:p>
        </text:list-item>
        <text:list-item>
          <text:p text:style-name="Colored_20_code"><text:span text:style-name="filename_20_and_20_line_20_number"><text:s text:c="13"/></text:span><text:span text:style-name="string_5f_python">'ennann'</text:span><text:span text:style-name="filename_20_and_20_line_20_number">, </text:span><text:span text:style-name="string_5f_python">'align'</text:span><text:span text:style-name="filename_20_and_20_line_20_number">, </text:span><text:span text:style-name="string_5f_python">'taxobox'</text:span><text:span text:style-name="filename_20_and_20_line_20_number">, </text:span><text:span text:style-name="string_5f_python">'flagicon'</text:span><text:span text:style-name="filename_20_and_20_line_20_number">, </text:span><text:span text:style-name="string_5f_python">'com'</text:span><text:span text:style-name="filename_20_and_20_line_20_number">, </text:span><text:span text:style-name="string_5f_python">'http'</text:span><text:span text:style-name="filename_20_and_20_line_20_number">,</text:span></text:p>
        </text:list-item>
        <text:list-item>
          <text:p text:style-name="Colored_20_code"><text:span text:style-name="filename_20_and_20_line_20_number"><text:s text:c="13"/></text:span><text:span text:style-name="string_5f_python">'name'</text:span><text:span text:style-name="filename_20_and_20_line_20_number">, </text:span><text:span text:style-name="string_5f_python">'genre'</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langue, mots_vides=</text:span><text:span text:style-name="symbol0_5f_python">())</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langue</text:span><text:span text:style-name="filename_20_and_20_line_20_number"> = langue</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mots_vides</text:span><text:span text:style-name="filename_20_and_20_line_20_number"> = </text:span><text:span text:style-name="keyword1_5f_python">set</text:span><text:span text:style-name="symbol0_5f_python">(</text:span><text:span text:style-name="filename_20_and_20_line_20_number">mots_vides</text:span><text:span text:style-name="symbol0_5f_python">)</text:span><text:span text:style-name="filename_20_and_20_line_20_number"> </text:span><text:span text:style-name="keyword0_5f_python">or</text:span><text:span text:style-name="filename_20_and_20_line_20_number"> </text:span><text:span text:style-name="keyword1_5f_python">dict</text:span><text:span text:style-name="symbol0_5f_python">(</text:span><text:span text:style-name="keyword1_5f_python">self</text:span><text:span text:style-name="filename_20_and_20_line_20_number">.</text:span><text:span text:style-name="member0_5f_python">mots_vides</text:span><text:span text:style-name="symbol0_5f_python">)[</text:span><text:span text:style-name="filename_20_and_20_line_20_number">langue</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 = Counter</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headers</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url_page_aleatoire</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urls_page_aleatoire</text:span><text:span text:style-name="symbol0_5f_python">)[</text:span><text:span text:style-name="filename_20_and_20_line_20_number">langue</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methode appelée automatiquement quand on itère sur l'objet</text:span></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ter__</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des un générateur renvoyant des mots de wikipedia</text:span></text:p>
        </text:list-item>
        <text:list-item>
          <text:p text:style-name="Colored_20_code"><text:span text:style-name="string_5f_python"><text:s text:c="8"/>"""</text:span></text:p>
        </text:list-item>
        <text:list-item>
          <text:p text:style-name="Colored_20_code"><text:span text:style-name="filename_20_and_20_line_20_number"><text:s text:c="8"/>articles =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articles = </text:span><text:span text:style-name="symbol0_5f_python">(</text:span><text:span text:style-name="keyword1_5f_python">self</text:span><text:span text:style-name="filename_20_and_20_line_20_number">.</text:span><text:span text:style-name="member0_5f_python">nettoyer_article</text:span><text:span text:style-name="symbol0_5f_python">(</text:span><text:span text:style-name="filename_20_and_20_line_20_number">article</text:span><text:span text:style-name="symbol0_5f_python">)</text:span><text:span text:style-name="filename_20_and_20_line_20_number"> </text:span><text:span text:style-name="keyword0_5f_python">for</text:span><text:span text:style-name="filename_20_and_20_line_20_number"> article </text:span><text:span text:style-name="keyword0_5f_python">in</text:span><text:span text:style-name="filename_20_and_20_line_20_number">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mots = </text:span><text:span text:style-name="keyword1_5f_python">self</text:span><text:span text:style-name="filename_20_and_20_line_20_number">.</text:span><text:span text:style-name="member0_5f_python">lister_les_mots</text:span><text:span text:style-name="symbol0_5f_python">(</text:span><text:span text:style-name="filename_20_and_20_line_20_number">articles,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word </text:span><text:span text:style-name="keyword0_5f_python">for</text:span><text:span text:style-name="filename_20_and_20_line_20_number"> word </text:span><text:span text:style-name="keyword0_5f_python">in</text:span><text:span text:style-name="filename_20_and_20_line_20_number"> mots </text:span><text:span text:style-name="keyword0_5f_python">if</text:span><text:span text:style-name="filename_20_and_20_line_20_number"> </text:span><text:span text:style-name="keyword1_5f_python">self</text:span><text:span text:style-name="filename_20_and_20_line_20_number">.</text:span><text:span text:style-name="member0_5f_python">filtre_les_mots</text:span><text:span text:style-name="symbol0_5f_python">(</text:span><text:span text:style-name="filename_20_and_20_line_20_number">word</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iltre_les_mots</text:span><text:span text:style-name="symbol0_5f_python">(</text:span><text:span text:style-name="keyword1_5f_python">self</text:span><text:span text:style-name="filename_20_and_20_line_20_number">, word</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Filtre les mots trop courts ou vide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1_5f_python">len</text:span><text:span text:style-name="symbol0_5f_python">(</text:span><text:span text:style-name="filename_20_and_20_line_20_number">word</text:span><text:span text:style-name="symbol0_5f_python">)</text:span><text:span text:style-name="filename_20_and_20_line_20_number"> </text:span><text:span text:style-name="symbol0_5f_python">&gt;</text:span><text:span text:style-name="filename_20_and_20_line_20_number">= </text:span><text:span text:style-name="keyword1_5f_python">self</text:span><text:span text:style-name="filename_20_and_20_line_20_number">.</text:span><text:span text:style-name="member0_5f_python">taille_mot_min</text:span><text:span text:style-name="filename_20_and_20_line_20_number"> </text:span><text:span text:style-name="keyword0_5f_python">and</text:span><text:span text:style-name="filename_20_and_20_line_20_number"> word </text:span><text:span text:style-name="keyword0_5f_python">not</text:span><text:span text:style-name="filename_20_and_20_line_20_number"> </text:span><text:span text:style-name="keyword0_5f_python">in</text:span><text:span text:style-name="filename_20_and_20_line_20_number"> </text:span><text:span text:style-name="keyword1_5f_python">self</text:span><text:span text:style-name="filename_20_and_20_line_20_number">.</text:span><text:span text:style-name="member0_5f_python">mots_vides</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compter</text:span><text:span text:style-name="symbol0_5f_python">(</text:span><text:span text:style-name="keyword1_5f_python">self</text:span><text:span text:style-name="filename_20_and_20_line_20_number">, mots_max=</text:span><text:span text:style-name="keyword1_5f_python">None</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compteur de fréquences des mot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text:span><text:span text:style-name="member0_5f_python">update</text:span><text:span text:style-name="symbol0_5f_python">(</text:span><text:span text:style-name="keyword2_5f_python">itertools</text:span><text:span text:style-name="filename_20_and_20_line_20_number">.</text:span><text:span text:style-name="member0_5f_python">islice</text:span><text:span text:style-name="symbol0_5f_python">(</text:span><text:span text:style-name="keyword1_5f_python">self</text:span><text:span text:style-name="filename_20_and_20_line_20_number">, mots_max </text:span><text:span text:style-name="keyword0_5f_python">or</text:span><text:span text:style-name="filename_20_and_20_line_20_number">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1_5f_python">self</text:span><text:span text:style-name="filename_20_and_20_line_20_number">.</text:span><text:span text:style-name="member0_5f_python">compteur</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lister_les_mots</text:span><text:span text:style-name="symbol0_5f_python">(</text:span><text:span text:style-name="keyword1_5f_python">self</text:span><text:span text:style-name="filename_20_and_20_line_20_number">, article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générateur qui divise les articles en mots</text:span></text:p>
        </text:list-item>
        <text:list-item>
          <text:p text:style-name="Colored_20_code"><text:span text:style-name="string_5f_python"><text:s text:c="8"/>"""</text:span></text:p>
        </text:list-item>
        <text:list-item>
          <text:p text:style-name="Colored_20_code"><text:soft-page-break/><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mot </text:span><text:span text:style-name="keyword0_5f_python">for</text:span><text:span text:style-name="filename_20_and_20_line_20_number"> article </text:span><text:span text:style-name="keyword0_5f_python">in</text:span><text:span text:style-name="filename_20_and_20_line_20_number"> articles </text:span><text:span text:style-name="keyword0_5f_python">for</text:span><text:span text:style-name="filename_20_and_20_line_20_number"> mot </text:span><text:span text:style-name="keyword0_5f_python">in</text:span><text:span text:style-name="filename_20_and_20_line_20_number"> article.</text:span><text:span text:style-name="member0_5f_python">split</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ail_or_retry</text:span><text:span text:style-name="symbol0_5f_python">(</text:span><text:span text:style-name="keyword1_5f_python">self</text:span><text:span text:style-name="filename_20_and_20_line_20_number">, url, retry, </text:span><text:span text:style-name="keyword1_5f_python">exception</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Vérifie un compteur d'essais, et si il est dépassés, sort</text:span></text:p>
        </text:list-item>
        <text:list-item>
          <text:p text:style-name="Colored_20_code"><text:span text:style-name="string_5f_python"><text:s text:c="12"/>du script en affichant une erreur.</text:span></text:p>
        </text:list-item>
        <text:list-item>
          <text:p text:style-name="Colored_20_code"><text:span text:style-name="string_5f_python"/></text:p>
        </text:list-item>
        <text:list-item>
          <text:p text:style-name="Colored_20_code"><text:span text:style-name="string_5f_python"><text:s text:c="12"/>Sinon, incrémente le compteur</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if</text:span><text:span text:style-name="filename_20_and_20_line_20_number"> retry </text:span><text:span text:style-name="symbol0_5f_python">&gt;</text:span><text:span text:style-name="filename_20_and_20_line_20_number">= </text:span><text:span text:style-name="keyword1_5f_python">self</text:span><text:span text:style-name="filename_20_and_20_line_20_number">.</text:span><text:span text:style-name="member0_5f_python">essais_max</text:span><text:span text:style-name="filename_20_and_20_line_20_number">:</text:span></text:p>
        </text:list-item>
        <text:list-item>
          <text:p text:style-name="Colored_20_code"><text:span text:style-name="filename_20_and_20_line_20_number"><text:s text:c="12"/></text:span><text:span text:style-name="keyword2_5f_python">sys</text:span><text:span text:style-name="filename_20_and_20_line_20_number">.</text:span><text:span text:style-name="member0_5f_python">exit</text:span><text:span text:style-name="symbol0_5f_python">(</text:span><text:span text:style-name="string_5f_python">'Failed to fetch url: %s'</text:span><text:span text:style-name="filename_20_and_20_line_20_number"> </text:span><text:span text:style-name="symbol0_5f_python">%</text:span><text:span text:style-name="filename_20_and_20_line_20_number"> url</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Http Error (%s) for URL: %s"</text:span><text:span text:style-name="filename_20_and_20_line_20_number"> </text:span><text:span text:style-name="symbol0_5f_python">%</text:span><text:span text:style-name="filename_20_and_20_line_20_number"> </text:span><text:span text:style-name="symbol0_5f_python">(</text:span><text:span text:style-name="keyword1_5f_python">exception</text:span><text:span text:style-name="filename_20_and_20_line_20_number">.</text:span><text:span text:style-name="member0_5f_python">code</text:span><text:span text:style-name="filename_20_and_20_line_20_number">, url</text:span><text:span text:style-name="symbol0_5f_pyth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Server answered: %s"</text:span><text:span text:style-name="filename_20_and_20_line_20_number"> </text:span><text:span text:style-name="symbol0_5f_python">%</text:span><text:span text:style-name="filename_20_and_20_line_20_number"> </text:span><text:span text:style-name="keyword1_5f_python">excepti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Retry..."</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return</text:span><text:span text:style-name="filename_20_and_20_line_20_number"> retry + </text:span><text:span text:style-name="number_5f_python">1</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lecharger_les_articles</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Télécharge les articles de wikipédia et retourne un générateur</text:span></text:p>
        </text:list-item>
        <text:list-item>
          <text:p text:style-name="Colored_20_code"><text:span text:style-name="string_5f_python"><text:s text:c="12"/>qui renvoit les articles un par un.</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redirection_handler = GestionnaireDeRedirection</text:span><text:span text:style-name="symbol0_5f_python">(</text:span><text:span text:style-name="keyword2_5f_python">parser</text:span><text:span text:style-name="filename_20_and_20_line_20_number">=</text:span><text:span text:style-name="keyword1_5f_python">self</text:span><text:span text:style-name="symbol0_5f_python">)</text:span></text:p>
        </text:list-item>
        <text:list-item>
          <text:p text:style-name="Colored_20_code"><text:span text:style-name="filename_20_and_20_line_20_number"><text:s text:c="8"/>url_opener = </text:span><text:span text:style-name="keyword2_5f_python">urllib2</text:span><text:span text:style-name="filename_20_and_20_line_20_number">.</text:span><text:span text:style-name="member0_5f_python">build_opener</text:span><text:span text:style-name="symbol0_5f_python">(</text:span><text:span text:style-name="filename_20_and_20_line_20_number">redirection_handler</text:span><text:span text:style-name="symbol0_5f_python">)</text:span></text:p>
        </text:list-item>
        <text:list-item>
          <text:p text:style-name="Colored_20_code"><text:span text:style-name="filename_20_and_20_line_20_number"><text:s text:c="8"/>requete_page_aleatoire = </text:span><text:span text:style-name="keyword2_5f_python">urllib2</text:span><text:span text:style-name="filename_20_and_20_line_20_number">.</text:span><text:span text:style-name="member0_5f_python">Request</text:span><text:span text:style-name="symbol0_5f_python">(</text:span><text:span text:style-name="keyword1_5f_python">self</text:span><text:span text:style-name="filename_20_and_20_line_20_number">.</text:span><text:span text:style-name="member0_5f_python">url_page_aleatoire</text:span><text:span text:style-name="filename_20_and_20_line_20_number">,</text:span></text:p>
        </text:list-item>
        <text:list-item>
          <text:p text:style-name="Colored_20_code"><text:span text:style-name="filename_20_and_20_line_20_number"><text:s text:c="49"/>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retry = </text:span><text:span text:style-name="number_5f_python">0</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while</text:span><text:span text:style-name="filename_20_and_20_line_20_number"> </text:span><text:span text:style-name="keyword1_5f_python">True</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comment0_5f_python"># requête pour récupérer le nom d'un sujet aléatoirement</text:span></text:p>
        </text:list-item>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page_aleatoire</text:span><text:span text:style-name="symbol0_5f_python">))</text:span><text:span text:style-name="filename_20_and_20_line_20_number"> as reponse:</text:span></text:p>
        </text:list-item>
        <text:list-item>
          <text:p text:style-name="Colored_20_code"><text:span text:style-name="filename_20_and_20_line_20_number"><text:s text:c="20"/>sujet_aleatoire = reponse.</text:span><text:span text:style-name="member0_5f_python">url</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text:span><text:span text:style-name="comment0_5f_python"># si on est dans un boucle infini, on récupère l'url de secours</text:span></text:p>
        </text:list-item>
        <text:list-item>
          <text:p text:style-name="Colored_20_code"><text:span text:style-name="filename_20_and_20_line_20_number"><text:s text:c="16"/></text:span><text:span text:style-name="keyword0_5f_python">if</text:span><text:span text:style-name="filename_20_and_20_line_20_number"> </text:span><text:span text:style-name="keyword1_5f_python">getattr</text:span><text:span text:style-name="symbol0_5f_python">(</text:span><text:span text:style-name="filename_20_and_20_line_20_number">e, </text:span><text:span text:style-name="string_5f_python">'msg'</text:span><text:span text:style-name="filename_20_and_20_line_20_number">, </text:span><text:span text:style-name="string_5f_python">'infinite loop'</text:span><text:span text:style-name="symbol0_5f_python">)</text:span><text:span text:style-name="filename_20_and_20_line_20_number">:</text:span></text:p>
        </text:list-item>
        <text:list-item>
          <text:p text:style-name="Colored_20_code"><text:span text:style-name="filename_20_and_20_line_20_number"><text:s text:c="20"/>sujet_aleatoire = </text:span><text:span text:style-name="keyword1_5f_python">self</text:span><text:span text:style-name="filename_20_and_20_line_20_number">.</text:span><text:span text:style-name="member0_5f_python">url_de_secours</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s text:c="16"/></text:span><text:span text:style-name="keyword0_5f_python">else</text:span><text:span text:style-name="filename_20_and_20_line_20_number">:</text:span></text:p>
        </text:list-item>
        <text:list-item>
          <text:p text:style-name="Colored_20_code"><text:span text:style-name="filename_20_and_20_line_20_number"><text:s text:c="20"/>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requete_page_aleatoire, retry, e</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6"/></text:span><text:span text:style-name="comment0_5f_python"># requête pour récupérer le contenu du sujet</text:span></text:p>
        </text:list-item>
        <text:list-item>
          <text:p text:style-name="Colored_20_code"><text:span text:style-name="filename_20_and_20_line_20_number"><text:s text:c="16"/>url_source = </text:span><text:span text:style-name="keyword1_5f_python">self</text:span><text:span text:style-name="filename_20_and_20_line_20_number">.</text:span><text:span text:style-name="member0_5f_python">url_source</text:span><text:span text:style-name="filename_20_and_20_line_20_number"> </text:span><text:span text:style-name="symbol0_5f_python">%</text:span><text:span text:style-name="filename_20_and_20_line_20_number"> </text:span><text:span text:style-name="symbol0_5f_python">(</text:span><text:span text:style-name="keyword1_5f_python">self</text:span><text:span text:style-name="filename_20_and_20_line_20_number">.</text:span><text:span text:style-name="member0_5f_python">langue</text:span><text:span text:style-name="filename_20_and_20_line_20_number">, sujet_aleatoire</text:span><text:span text:style-name="symbol0_5f_python">)</text:span></text:p>
        </text:list-item>
        <text:list-item>
          <text:p text:style-name="Colored_20_code"><text:span text:style-name="filename_20_and_20_line_20_number"><text:s text:c="16"/>requete_du_sujet = </text:span><text:span text:style-name="keyword2_5f_python">urllib2</text:span><text:span text:style-name="filename_20_and_20_line_20_number">.</text:span><text:span text:style-name="member0_5f_python">Request</text:span><text:span text:style-name="symbol0_5f_python">(</text:span><text:span text:style-name="filename_20_and_20_line_20_number">url_source, 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du_sujet</text:span><text:span text:style-name="symbol0_5f_python">))</text:span><text:span text:style-name="filename_20_and_20_line_20_number"> as reponse:</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try</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24"/></text:span><text:span text:style-name="comment0_5f_python"># on transforme l'article en arbre xml</text:span></text:p>
        </text:list-item>
        <text:list-item>
          <text:p text:style-name="Colored_20_code"><text:span text:style-name="filename_20_and_20_line_20_number"><text:s text:c="24"/>root = ET.</text:span><text:span text:style-name="member0_5f_python">fromstring</text:span><text:span text:style-name="symbol0_5f_python">(</text:span><text:span text:style-name="filename_20_and_20_line_20_number">reponse.</text:span><text:span text:style-name="member0_5f_python">read</text:span><text:span text:style-name="symbol0_5f_python">(</text:span><text:span text:style-name="number_5f_python">20000</text:span><text:span text:style-name="symbol0_5f_python">))</text:span></text:p>
        </text:list-item>
        <text:list-item>
          <text:p text:style-name="Colored_20_code"><text:soft-page-break/><text:span text:style-name="filename_20_and_20_line_20_number"/></text:p>
        </text:list-item>
        <text:list-item>
          <text:p text:style-name="Colored_20_code"><text:span text:style-name="filename_20_and_20_line_20_number"><text:s text:c="24"/></text:span><text:span text:style-name="comment0_5f_python"># et on fait une requête xpath pour récupérer</text:span></text:p>
        </text:list-item>
        <text:list-item>
          <text:p text:style-name="Colored_20_code"><text:span text:style-name="filename_20_and_20_line_20_number"><text:s text:c="24"/></text:span><text:span text:style-name="comment0_5f_python"># uniquement le contenu</text:span></text:p>
        </text:list-item>
        <text:list-item>
          <text:p text:style-name="Colored_20_code"><text:span text:style-name="filename_20_and_20_line_20_number"><text:s text:c="24"/></text:span><text:span text:style-name="keyword0_5f_python">yield</text:span><text:span text:style-name="filename_20_and_20_line_20_number"> root.</text:span><text:span text:style-name="member0_5f_python">findall</text:span><text:span text:style-name="symbol0_5f_python">(</text:span><text:span text:style-name="string_5f_python">".//*/rev"</text:span><text:span text:style-name="symbol0_5f_python">)[</text:span><text:span text:style-name="number_5f_python">0</text:span><text:span text:style-name="symbol0_5f_python">]</text:span><text:span text:style-name="filename_20_and_20_line_20_number">.</text:span><text:span text:style-name="member0_5f_python">text</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except</text:span><text:span text:style-name="filename_20_and_20_line_20_number"> </text:span><text:span text:style-name="symbol0_5f_python">(</text:span><text:span text:style-name="keyword1_5f_python">IndexError</text:span><text:span text:style-name="filename_20_and_20_line_20_number">, ET.</text:span><text:span text:style-name="member0_5f_python">ParseError</text:span><text:span text:style-name="symbol0_5f_python">)</text:span><text:span text:style-name="filename_20_and_20_line_20_number">:</text:span></text:p>
        </text:list-item>
        <text:list-item>
          <text:p text:style-name="Colored_20_code"><text:span text:style-name="filename_20_and_20_line_20_number"><text:s text:c="24"/></text:span><text:span text:style-name="comment0_5f_python"># pas de texte pour cet article, ou un xml mal formé</text:span></text:p>
        </text:list-item>
        <text:list-item>
          <text:p text:style-name="Colored_20_code"><text:span text:style-name="filename_20_and_20_line_20_number"><text:s text:c="24"/></text:span><text:span text:style-name="comment0_5f_python"># donc on passe au suivant</text:span></text:p>
        </text:list-item>
        <text:list-item>
          <text:p text:style-name="Colored_20_code"><text:span text:style-name="filename_20_and_20_line_20_number"><text:s text:c="24"/></text:span><text:span text:style-name="keyword0_5f_python">continue</text:span></text:p>
        </text:list-item>
        <text:list-item>
          <text:p text:style-name="Colored_20_code"><text:span text:style-name="filename_20_and_20_line_20_number"/></text:p>
        </text:list-item>
        <text:list-item>
          <text:p text:style-name="Colored_20_code"><text:span text:style-name="filename_20_and_20_line_20_number"><text:s text:c="16"/>retry = </text:span><text:span text:style-name="number_5f_python">0</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url_source, retry, e</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nettoyer_article</text:span><text:span text:style-name="symbol0_5f_python">(</text:span><text:span text:style-name="keyword1_5f_python">self</text:span><text:span text:style-name="filename_20_and_20_line_20_number">, text</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Nettoie les articles du contenu non significatif.</text:span></text:p>
        </text:list-item>
        <text:list-item>
          <text:p text:style-name="Colored_20_code"><text:span text:style-name="string_5f_python"><text:s text:c="8"/>"""</text:span></text:p>
        </text:list-item>
        <text:list-item>
          <text:p text:style-name="Colored_20_code"><text:span text:style-name="filename_20_and_20_line_20_number"><text:s text:c="8"/>text = text.</text:span><text:span text:style-name="member0_5f_python">strip</text:span><text:span text:style-name="symbol0_5f_python">()</text:span><text:span text:style-name="filename_20_and_20_line_20_number">.</text:span><text:span text:style-name="member0_5f_python">lower</text:span><text:span text:style-name="symbol0_5f_python">()</text:span></text:p>
        </text:list-item>
        <text:list-item>
          <text:p text:style-name="Colored_20_code"><text:span text:style-name="filename_20_and_20_line_20_number"><text:s text:c="8"/></text:span><text:span text:style-name="comment0_5f_python"># on retire les tags wiki, les mots dedans ne sont pas significatifs</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s</text:span><text:span text:style-name="string_5f_python">)http://[^</text:span><text:span text:style-name="escaped_5f_python">\s</text:span><text:span text:style-name="string_5f_python">]+(?:</text:span><text:span text:style-name="escaped_5f_python">\s</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text:span><text:span text:style-name="string_5f_python">|]{1,2}[^{}[</text:span><text:span text:style-name="escaped_5f_python">\]</text:span><text:span text:style-name="string_5f_python">|]*[{}[</text:span><text:span text:style-name="escaped_5f_python">\]</text:span><text:span text:style-name="string_5f_python">|]{1,2}'</text:span><text:span text:style-name="filename_20_and_20_line_20_number">, </text:span><text:span text:style-name="string_5f_python">''</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a-z10-9</text:span><text:span text:style-name="escaped_5f_python">\-</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text:p>
        </text:list-item>
        <text:list-item>
          <text:p text:style-name="Colored_20_code"><text:span text:style-name="filename_20_and_20_line_20_number">results = ParseurWikipedia</text:span><text:span text:style-name="symbol0_5f_python">(</text:span><text:span text:style-name="string_5f_python">'fr'</text:span><text:span text:style-name="symbol0_5f_python">)</text:span><text:span text:style-name="filename_20_and_20_line_20_number">.</text:span><text:span text:style-name="member0_5f_python">compter</text:span><text:span text:style-name="symbol0_5f_python">()</text:span></text:p>
        </text:list-item>
        <text:list-item>
          <text:p text:style-name="Colored_20_code"><text:span text:style-name="keyword0_5f_python">for</text:span><text:span text:style-name="filename_20_and_20_line_20_number"> word, score </text:span><text:span text:style-name="keyword0_5f_python">in</text:span><text:span text:style-name="filename_20_and_20_line_20_number"> results.</text:span><text:span text:style-name="member0_5f_python">most_common</text:span><text:span text:style-name="symbol0_5f_python">(</text:span><text:span text:style-name="number_5f_python">100</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keyword0_5f_python">print</text:span><text:span text:style-name="filename_20_and_20_line_20_number"> </text:span><text:span text:style-name="string_5f_python">"%s: %s"</text:span><text:span text:style-name="filename_20_and_20_line_20_number"> </text:span><text:span text:style-name="symbol0_5f_python">%</text:span><text:span text:style-name="filename_20_and_20_line_20_number"> </text:span><text:span text:style-name="symbol0_5f_python">(</text:span><text:span text:style-name="filename_20_and_20_line_20_number">word, score</text:span><text:span text:style-name="symbol0_5f_python">)</text:span></text:p>
        </text:list-item>
      </text:list>
      <text:h text:style-name="Heading_20_2" text:outline-level="2">Explication du script</text:h>
      <text:list xml:id="list166100489" text:continue-list="list7728422781" text:style-name="Colored_20_code_20_numerotation">
        <text:list-item text:start-value="1">
          <text:p text:style-name="P5"><text:span text:style-name="comment0_5f_python">#!/usr/bin/env python</text:span></text:p>
        </text:list-item>
        <text:list-item>
          <text:p text:style-name="P5"><text:span text:style-name="comment0_5f_python"># -*- coding: utf-8 -*-</text:span></text:p>
        </text:list-item>
        <text:list-item>
          <text:p text:style-name="P5"><text:span text:style-name="comment0_5f_python"># vim: ai ts=4 sts=4 et sw=4 nu</text:span></text:p>
        </text:list-item>
        <text:list-item>
          <text:p text:style-name="P5"><text:span text:style-name="filename_20_and_20_line_20_number"/></text:p>
        </text:list-item>
        <text:list-item>
          <text:p text:style-name="P5"><text:span text:style-name="keyword0_5f_python">import</text:span><text:span text:style-name="filename_20_and_20_line_20_number"> </text:span><text:span text:style-name="keyword2_5f_python">re</text:span></text:p>
        </text:list-item>
        <text:list-item>
          <text:p text:style-name="P5"><text:span text:style-name="keyword0_5f_python">import</text:span><text:span text:style-name="filename_20_and_20_line_20_number"> </text:span><text:span text:style-name="keyword2_5f_python">sys</text:span></text:p>
        </text:list-item>
        <text:list-item>
          <text:p text:style-name="P5"><text:span text:style-name="keyword0_5f_python">import</text:span><text:span text:style-name="filename_20_and_20_line_20_number"> </text:span><text:span text:style-name="keyword2_5f_python">urllib2</text:span></text:p>
        </text:list-item>
        <text:list-item>
          <text:p text:style-name="P5"><text:span text:style-name="keyword0_5f_python">import</text:span><text:span text:style-name="filename_20_and_20_line_20_number"> </text:span><text:span text:style-name="keyword2_5f_python">itertools</text:span></text:p>
        </text:list-item>
        <text:list-item>
          <text:p text:style-name="P5"><text:span text:style-name="filename_20_and_20_line_20_number"/></text:p>
        </text:list-item>
        <text:list-item>
          <text:p text:style-name="P5"><text:span text:style-name="keyword0_5f_python">from</text:span><text:span text:style-name="filename_20_and_20_line_20_number"> </text:span><text:span text:style-name="keyword2_5f_python">collections</text:span><text:span text:style-name="filename_20_and_20_line_20_number"> </text:span><text:span text:style-name="keyword0_5f_python">import</text:span><text:span text:style-name="filename_20_and_20_line_20_number"> Counter</text:span></text:p>
        </text:list-item>
        <text:list-item>
          <text:p text:style-name="P5"><text:span text:style-name="keyword0_5f_python">from</text:span><text:span text:style-name="filename_20_and_20_line_20_number"> contextlib </text:span><text:span text:style-name="keyword0_5f_python">import</text:span><text:span text:style-name="filename_20_and_20_line_20_number"> closing</text:span></text:p>
        </text:list-item>
        <text:list-item>
          <text:p text:style-name="P5"><text:span text:style-name="keyword0_5f_python">import</text:span><text:span text:style-name="filename_20_and_20_line_20_number"> </text:span><text:span text:style-name="keyword2_5f_python">xml</text:span><text:span text:style-name="filename_20_and_20_line_20_number">.</text:span><text:span text:style-name="member0_5f_python">etree</text:span><text:span text:style-name="filename_20_and_20_line_20_number">.</text:span><text:span text:style-name="member0_5f_python">ElementTree</text:span><text:span text:style-name="filename_20_and_20_line_20_number"> as ET</text:span></text:p>
        </text:list-item>
        <text:list-item>
          <text:p text:style-name="P5"><text:span text:style-name="filename_20_and_20_line_20_number"/></text:p>
        </text:list-item>
      </text:list>
      <text:p text:style-name="P6"><text:span text:style-name="filename_20_and_20_line_20_number"/></text:p>
      <text:p text:style-name="Standard"><text:span text:style-name="Code">Itertools</text:span> va nous servire à limiter la consommation d'un générateur, sans avoir à le coder nous même. <text:span text:style-name="Code">ElementTree</text:span> est la bibliothèque la plus utilisée pour manipuler des documents XML.</text:p>
      <text:p text:style-name="Standard"/>
      <text:p text:style-name="Standard">Pour le reste, je pense que vous êtes au point.</text:p>
      <text:p text:style-name="P6"/>
      <text:list xml:id="list1557716020" text:continue-numbering="true" text:style-name="Colored_20_code_20_numerotation">
        <text:list-item>
          <text:p text:style-name="Colored_20_code"><text:span text:style-name="filename_20_and_20_line_20_number"/></text:p>
        </text:list-item>
        <text:list-item>
          <text:p text:style-name="Colored_20_code"><text:span text:style-name="keyword0_5f_python">class</text:span><text:span text:style-name="filename_20_and_20_line_20_number"> GestionnaireDeRedirection</text:span><text:span text:style-name="symbol0_5f_python">(</text:span><text:span text:style-name="keyword2_5f_python">urllib2</text:span><text:span text:style-name="filename_20_and_20_line_20_number">.</text:span><text:span text:style-name="member0_5f_python">HTTPRedirectHandler</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Objet utilisé pour gérer un comportement personnalisé lorsque l'on</text:span></text:p>
        </text:list-item>
        <text:list-item>
          <text:p text:style-name="Colored_20_code"><text:soft-page-break/><text:span text:style-name="string_5f_python"><text:s text:c="8"/>rencontre une redirection HTTP.</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keyword2_5f_python"/></text:p>
        </text:list-item>
      </text:list>
      <text:p text:style-name="P6"><text:span text:style-name="filename_20_and_20_line_20_number"/></text:p>
      <text:p text:style-name="Standard"><text:span text:style-name="filename_20_and_20_line_20_number"><text:span text:style-name="T10">Contrairement à Twitter qui est relativement prévisible dans son comportement, Wikipedia est un méandre plein de culs de sac : les contenus bougent, sont renommés, sont en plusieurs langues, etc. Et les auteurs du site ont fait au mieux pour que l'utilisateur ne s'en aperçoivent pas en mettant des redirections partout.</text:span></text:span></text:p>
      <text:p text:style-name="Standard"><text:span text:style-name="filename_20_and_20_line_20_number"><text:span text:style-name="T10"/></text:span></text:p>
      <text:p text:style-name="Standard"><text:span text:style-name="filename_20_and_20_line_20_number"><text:span text:style-name="T10">La bonne nouvelle, c'est que </text:span></text:span><text:span text:style-name="Code"><text:span text:style-name="T10">urllib2</text:span></text:span><text:span text:style-name="filename_20_and_20_line_20_number"><text:span text:style-name="T10"> gère les redirections automatiquement. La mauvaise, c'est qu'on va rencontrer la terreur des parseurs Web : la boucle de redirection infinie.</text:span></text:span></text:p>
      <text:p text:style-name="Standard"><text:span text:style-name="filename_20_and_20_line_20_number"><text:span text:style-name="T10"/></text:span></text:p>
      <text:p text:style-name="Standard"><text:span text:style-name="Code"><text:span text:style-name="T2">urllib2</text:span></text:span><text:span text:style-name="filename_20_and_20_line_20_number"><text:span text:style-name="T10"> fonctionne à base de gestionnaires ("handlers"), qui sont des objets qui définissent comment le module va agir en interne. </text:span></text:span><text:span text:style-name="filename_20_and_20_line_20_number"><text:span text:style-name="T11">Au lieu d'ouvrir l'url directement comme nous le faisions avant, </text:span></text:span><text:span text:style-name="filename_20_and_20_line_20_number"><text:span text:style-name="T9">nous allons créer un objet « ouvreur d'url », et nous allons lui passer </text:span></text:span><text:span text:style-name="Code"><text:span text:style-name="T9">GestionnaireDeRedirection</text:span></text:span><text:span text:style-name="filename_20_and_20_line_20_number"><text:span text:style-name="T9"> en paramètre pour qu'</text:span></text:span><text:span text:style-name="Code"><text:span text:style-name="T9">urllib2</text:span></text:span><text:span text:style-name="filename_20_and_20_line_20_number"><text:span text:style-name="T9"> utilise notre code au lieu du sien </text:span></text:span><text:span text:style-name="filename_20_and_20_line_20_number"><text:span text:style-name="T11">quand il rencontrera une redirection.</text:span></text:span></text:p>
      <text:p text:style-name="Standard"><text:span text:style-name="filename_20_and_20_line_20_number"><text:span text:style-name="T10"/></text:span></text:p>
      <text:p text:style-name="Standard"><text:span text:style-name="filename_20_and_20_line_20_number"><text:span text:style-name="T10">Nous définissons donc notre handler, qui hérite de <text:s/></text:span></text:span><text:span text:style-name="Code"><text:span text:style-name="T2">urllib2</text:span></text:span><text:span text:style-name="Code">.</text:span><text:span text:style-name="Code"><text:span text:style-name="T2">HTTPRedirectHandler</text:span></text:span><text:span text:style-name="member0_5f_python"><text:span text:style-name="T2">, le gestionnaire de redirections que </text:span></text:span><text:span text:style-name="Code"><text:span text:style-name="T2">urllib2</text:span></text:span><text:span text:style-name="member0_5f_python"><text:span text:style-name="T2"> utilise en interne. Ceci va permettre à <text:s/></text:span></text:span><text:span text:style-name="Code"><text:span text:style-name="T10">GestionnaireDeRedirection,</text:span></text:span> d'avoir accès à tout le code de <text:s/><text:span text:style-name="Code"><text:span text:style-name="T2">urllib2</text:span></text:span><text:span text:style-name="Code">.</text:span><text:span text:style-name="Code"><text:span text:style-name="T2">HTTPRedirectHandler </text:span></text:span><text:span text:style-name="member0_5f_python"><text:span text:style-name="T2">comme si c'était le sien, et nous éviter de le réécrire.</text:span></text:span></text:p>
      <text:p text:style-name="Standard"><text:span text:style-name="filename_20_and_20_line_20_number"><text:span text:style-name="T10"/></text:span></text:p>
      <text:list xml:id="list1297084022"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text:span><text:span text:style-name="keyword2_5f_python">parser</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 = </text:span><text:span text:style-name="keyword2_5f_python">parser</text:span></text:p>
        </text:list-item>
        <text:list-item>
          <text:p text:style-name="Colored_20_code"><text:span text:style-name="keyword2_5f_python"/></text:p>
        </text:list-item>
      </text:list>
      <text:p text:style-name="P6"><text:span text:style-name="keyword2_5f_python"><text:span text:style-name="T2"/></text:span></text:p>
      <text:p text:style-name="Standard"><text:span text:style-name="Code"><text:span text:style-name="T7">__init__</text:span></text:span><text:span text:style-name="keyword2_5f_python"><text:span text:style-name="T7"> est la méthode d'initialisation de notre </text:span></text:span><text:span text:style-name="Code"><text:span text:style-name="T4">GestionnaireDeRedirection</text:span></text:span><text:span text:style-name="keyword2_5f_python"><text:span text:style-name="T7">. Tout ce qu'on fait, c'est accepter un paramètre, et le stoker comme attribut.</text:span></text:span></text:p>
      <text:p text:style-name="P6"><text:span text:style-name="filename_20_and_20_line_20_number"/></text:p>
      <text:p text:style-name="Standard"><text:span text:style-name="Code"><text:span text:style-name="T6">parser</text:span></text:span><text:span text:style-name="filename_20_and_20_line_20_number"><text:span text:style-name="T6"> sera une instance de </text:span></text:span><text:span text:style-name="Code"><text:span text:style-name="T6">ParseurWikipedia</text:span></text:span><text:span text:style-name="filename_20_and_20_line_20_number"><text:span text:style-name="T6">. Dans </text:span></text:span><text:span text:style-name="Code"><text:span text:style-name="T6">ParseurWikipedia</text:span></text:span><text:span text:style-name="filename_20_and_20_line_20_number"><text:span text:style-name="T6">, on va créer <text:s/></text:span></text:span><text:span text:style-name="Code"><text:span text:style-name="T6">GestionnaireDeRedirection</text:span></text:span><text:span text:style-name="T6">, en lui passant la référence au parseur en cours. </text:span><text:span text:style-name="T5">Il y aura donc une double référence : <text:s/></text:span><text:span text:style-name="Code"><text:span text:style-name="T5">ParseurWikipedia</text:span></text:span><text:span text:style-name="T5"> aura accès à <text:s/></text:span><text:span text:style-name="Code"><text:span text:style-name="T5">GestionnaireDeRedirection</text:span></text:span><text:span text:style-name="T5"> et inversement</text:span><text:span text:style-name="T5">.</text:span></text:p>
      <text:p text:style-name="Standard"><text:span text:style-name="Code"><text:span text:style-name="T6"/></text:span></text:p>
      <text:p text:style-name="Standard"><text:span text:style-name="T6">Ceci va nous permettre d'agir sur </text:span><text:span text:style-name="Code"><text:span text:style-name="T6">GestionnaireDeRedirection</text:span></text:span><text:span text:style-name="T6"> depuis le parseur, et d'agir sur le parseur depuis </text:span><text:span text:style-name="Code"><text:span text:style-name="T6">GestionnaireDeRedirection</text:span></text:span><text:span text:style-name="T6">.</text:span></text:p>
      <text:p text:style-name="P6"><text:span text:style-name="symbol0_5f_python"/></text:p>
      <text:list xml:id="list587904926"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permanent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1</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4"/>msg, headers</text:span><text:span text:style-name="symbol0_5f_python">)</text:span></text:p>
        </text:list-item>
        <text:list-item>
          <text:p text:style-name="Colored_20_code"><text:span text:style-name="symbol0_5f_python"/></text:p>
        </text:list-item>
      </text:list>
      <text:p text:style-name="P6"><text:span text:style-name="filename_20_and_20_line_20_number"/></text:p>
      <text:p text:style-name="Standard">La méthode <text:s/><text:span text:style-name="Code">http_error_301</text:span> existe déjà dans <text:s/><text:span text:style-name="Code">urllib2.HTTPRedirectHandler</text:span> dont nous avons hérité. Cette redéfinition("overriding") va remplacer le comportement existant par le notre.</text:p>
      <text:p text:style-name="Standard"/>
      <text:p text:style-name="Standard">La méthode se définit normalement, mais puisque nous voulons remplacer une méthode qui existe, nous n'avons pas le choix des arguments : nous devons utiliser ceux que<text:span text:style-name="Code"> urllib2.HTTPRedirectHandler.http_error_301</text:span> attend.</text:p>
      <text:p text:style-name="Standard"><text:soft-page-break/></text:p>
      <text:p text:style-name="Standard">Quand <text:span text:style-name="Code">urllib2</text:span> va rencontrer une redirection, le module va automatiquement appeler la méthode <text:s/><text:span text:style-name="Code">http_error_301 </text:span>de son handler. Mais il va appeler notre code, au lieu du code initial.</text:p>
      <text:p text:style-name="Standard"/>
      <text:p text:style-name="Standard"><text:span text:style-name="filename_20_and_20_line_20_number">Ligne 31</text:span>, nous récupérons la valeur "location" dans les en-têtes de la réponse. C'est dans cette variable que le serveur de Wikipédia va nous renvoyer l'adresse de redirection. <text:span text:style-name="T1">Nous stockons cette url, non pas dans le handler, mais dans la variable </text:span><text:span text:style-name="Code"><text:span text:style-name="T1">url_de_secours</text:span></text:span><text:span text:style-name="T1"> du parser</text:span>. C'est pourquoi nous avions besoin d'une référence au parseur. Vous verrez l'utilité de cette astuce plus tard.</text:p>
      <text:p text:style-name="Standard"/>
      <text:p text:style-name="Standard"><text:span text:style-name="filename_20_and_20_line_20_number">Ligne 32</text:span>, nous appelons la méthode originale de <text:span text:style-name="Code">urllib2.HTTPRedirectHandler</text:span><text:span text:style-name="member0_5f_python">, ainsi nous bénéficions de son comportement sans avoir à le coder. On lui passe </text:span><text:span text:style-name="Code">self</text:span><text:span text:style-name="member0_5f_python"> (pour qu'il applique là méthode à notre handler) et tous les paramètres que l'on nous a passé.</text:span></text:p>
      <text:p text:style-name="P6"/>
      <text:list xml:id="list108777006"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 msg, header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Ajoute au parser l'url de la dernière redirection temporaire</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parser</text:span><text:span text:style-name="filename_20_and_20_line_20_number">.</text:span><text:span text:style-name="member0_5f_python">url_de_secours</text:span><text:span text:style-name="filename_20_and_20_line_20_number"> = headers.</text:span><text:span text:style-name="member0_5f_python">get</text:span><text:span text:style-name="symbol0_5f_python">(</text:span><text:span text:style-name="string_5f_python">'location'</text:span><text:span text:style-name="filename_20_and_20_line_20_number">, </text:span><text:span text:style-name="keyword1_5f_python">None</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urllib2</text:span><text:span text:style-name="filename_20_and_20_line_20_number">.</text:span><text:span text:style-name="member0_5f_python">HTTPRedirectHandler</text:span><text:span text:style-name="filename_20_and_20_line_20_number">.</text:span><text:span text:style-name="member0_5f_python">http_error_302</text:span><text:span text:style-name="symbol0_5f_python">(</text:span><text:span text:style-name="keyword1_5f_python">self</text:span><text:span text:style-name="filename_20_and_20_line_20_number">, req, fp, </text:span><text:span text:style-name="keyword2_5f_python">code</text:span><text:span text:style-name="filename_20_and_20_line_20_number">,</text:span></text:p>
        </text:list-item>
        <text:list-item>
          <text:p text:style-name="Colored_20_code"><text:span text:style-name="filename_20_and_20_line_20_number"><text:s text:c="65"/>msg, headers</text:span><text:span text:style-name="symbol0_5f_python">)</text:span></text:p>
        </text:list-item>
      </text:list>
      <text:p text:style-name="P6"/>
      <text:p text:style-name="Standard">On fait exactement la même chose, mais pour les redirections temporaires.</text:p>
      <text:p text:style-name="P6"/>
      <text:p text:style-name="P6"/>
      <text:list xml:id="list1244685713" text:continue-numbering="true" text:style-name="Colored_20_code_20_numerotation">
        <text:list-item>
          <text:p text:style-name="Colored_20_code"><text:span text:style-name="filename_20_and_20_line_20_number"/></text:p>
        </text:list-item>
        <text:list-item>
          <text:p text:style-name="Colored_20_code"><text:span text:style-name="keyword0_5f_python">class</text:span><text:span text:style-name="filename_20_and_20_line_20_number"> ParseurWikipedia</text:span><text:span text:style-name="symbol0_5f_python">(</text:span><text:span text:style-name="keyword1_5f_python">object</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tring_5f_python">"""</text:span></text:p>
        </text:list-item>
        <text:list-item>
          <text:p text:style-name="Colored_20_code"><text:span text:style-name="string_5f_python"><text:s text:c="8"/>Télécharge des articles alétoirement dans une langue, et</text:span></text:p>
        </text:list-item>
        <text:list-item>
          <text:p text:style-name="Colored_20_code"><text:span text:style-name="string_5f_python"><text:s text:c="8"/>récupère les mots pour déterminer ceux qui sont les plus</text:span></text:p>
        </text:list-item>
        <text:list-item>
          <text:p text:style-name="Colored_20_code"><text:span text:style-name="string_5f_python"><text:s text:c="8"/>utilisés.</text:span></text:p>
        </text:list-item>
        <text:list-item>
          <text:p text:style-name="Colored_20_code"><text:span text:style-name="string_5f_python"><text:s text:c="4"/>"""</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nombre de mots qu'on veut récupérer de wikipedia par défaut</text:span></text:p>
        </text:list-item>
        <text:list-item>
          <text:p text:style-name="Colored_20_code"><text:span text:style-name="filename_20_and_20_line_20_number"><text:s text:c="4"/>mots_max = </text:span><text:span text:style-name="number_5f_python">1000000</text:span></text:p>
        </text:list-item>
        <text:list-item>
          <text:p text:style-name="Colored_20_code"><text:span text:style-name="filename_20_and_20_line_20_number"><text:s text:c="4"/></text:span><text:span text:style-name="comment0_5f_python"># la taille minimale d'un mot qu'on souhaite compter</text:span></text:p>
        </text:list-item>
        <text:list-item>
          <text:p text:style-name="Colored_20_code"><text:span text:style-name="filename_20_and_20_line_20_number"><text:s text:c="4"/>taille_mot_min = </text:span><text:span text:style-name="number_5f_python">3</text:span></text:p>
        </text:list-item>
        <text:list-item>
          <text:p text:style-name="Colored_20_code"><text:span text:style-name="filename_20_and_20_line_20_number"><text:s text:c="4"/></text:span><text:span text:style-name="comment0_5f_python"># le nombre d'essai qu'on va faire si la source ne répond pas</text:span></text:p>
        </text:list-item>
        <text:list-item>
          <text:p text:style-name="Colored_20_code"><text:span text:style-name="filename_20_and_20_line_20_number"><text:s text:c="4"/>essais_max = </text:span><text:span text:style-name="number_5f_python">3</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une url à utiliser en cas d'erreur</text:span></text:p>
        </text:list-item>
        <text:list-item>
          <text:p text:style-name="Colored_20_code"><text:span text:style-name="comment0_5f_python"><text:s text:c="4"/></text:span><text:span text:style-name="filename_20_and_20_line_20_number">url_de_secours = </text:span><text:span text:style-name="string_5f_python">''</text:span></text:p>
        </text:list-item>
        <text:list-item>
          <text:p text:style-name="Colored_20_code"><text:span text:style-name="string_5f_python"/></text:p>
        </text:list-item>
      </text:list>
      <text:p text:style-name="P6"><text:span text:style-name="string_5f_python"/></text:p>
      <text:p text:style-name="Standard">On déclare notre classe de parseur, et on définit quelques valeurs par attributs de classe<text:span text:style-name="string_5f_python">.</text:span></text:p>
      <text:p text:style-name="P6"><text:span text:style-name="comment0_5f_python"/></text:p>
      <text:list xml:id="list1610408029" text:continue-numbering="true" text:style-name="Colored_20_code_20_numerotation">
        <text:list-item>
          <text:p text:style-name="P5"><text:span text:style-name="filename_20_and_20_line_20_number"><text:s text:c="4"/># </text:span><text:span text:style-name="comment0_5f_python">l'adresse de la page qui retourne un article au hasard</text:span></text:p>
        </text:list-item>
        <text:list-item>
          <text:p text:style-name="Colored_20_code"><text:span text:style-name="filename_20_and_20_line_20_number"><text:s text:c="4"/></text:span><text:span text:style-name="comment0_5f_python"># par langue (on a juste le franças ici pour l'exemple)</text:span></text:p>
        </text:list-item>
        <text:list-item>
          <text:p text:style-name="Colored_20_code"><text:span text:style-name="filename_20_and_20_line_20_number"><text:s text:c="4"/>urls_page_aleatoire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string_5f_python">"https://fr.wikipedia.org/wiki/Sp%C3%A9cial:Page_au_hasard"</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adresse qu'on vas utiliser pour lire l'article au format XML</text:span></text:p>
        </text:list-item>
        <text:list-item>
          <text:p text:style-name="Colored_20_code"><text:span text:style-name="filename_20_and_20_line_20_number"><text:s text:c="4"/>url_source = </text:span><text:span text:style-name="symbol0_5f_python">(</text:span><text:span text:style-name="string_5f_python">"http://%s.wikipedia.org/w/api.php"</text:span></text:p>
        </text:list-item>
        <text:list-item>
          <text:p text:style-name="Colored_20_code"><text:span text:style-name="filename_20_and_20_line_20_number"><text:s text:c="17"/></text:span><text:span text:style-name="string_5f_python">"?action=query&amp;prop=revisions"</text:span></text:p>
        </text:list-item>
        <text:list-item>
          <text:p text:style-name="Colored_20_code"><text:span text:style-name="filename_20_and_20_line_20_number"><text:s text:c="17"/></text:span><text:span text:style-name="string_5f_python">"&amp;rvprop=content&amp;format=xml&amp;titles=%s"</text:span><text:span text:style-name="symbol0_5f_python">)</text:span></text:p>
        </text:list-item>
        <text:list-item>
          <text:p text:style-name="Colored_20_code"><text:span text:style-name="filename_20_and_20_line_20_number"/></text:p>
        </text:list-item>
        <text:list-item>
          <text:p text:style-name="Colored_20_code"><text:soft-page-break/><text:span text:style-name="filename_20_and_20_line_20_number"><text:s text:c="4"/></text:span><text:span text:style-name="comment0_5f_python"># les en-têtes que l'on va envoyer avec chaque requête HTTP</text:span></text:p>
        </text:list-item>
        <text:list-item>
          <text:p text:style-name="Colored_20_code"><text:span text:style-name="filename_20_and_20_line_20_number"><text:s text:c="4"/></text:span><text:span text:style-name="comment0_5f_python"># qui ici ne contient que le nom du navigateur que nous voulous simuler</text:span></text:p>
        </text:list-item>
        <text:list-item>
          <text:p text:style-name="Colored_20_code"><text:span text:style-name="filename_20_and_20_line_20_number"><text:s text:c="4"/>headers = </text:span><text:span text:style-name="symbol0_5f_python">(</text:span></text:p>
        </text:list-item>
        <text:list-item>
          <text:p text:style-name="Colored_20_code"><text:span text:style-name="filename_20_and_20_line_20_number"><text:s text:c="6"/></text:span><text:span text:style-name="symbol0_5f_python">(</text:span><text:span text:style-name="string_5f_python">'User-Agent'</text:span><text:span text:style-name="filename_20_and_20_line_20_number">,</text:span></text:p>
        </text:list-item>
        <text:list-item>
          <text:p text:style-name="Colored_20_code"><text:span text:style-name="filename_20_and_20_line_20_number"><text:s text:c="7"/></text:span><text:span text:style-name="string_5f_python">'Mozilla/5.0 (Windows; U; Windows NT 5.0; en-GB; rv:1.8.1.12) '</text:span></text:p>
        </text:list-item>
        <text:list-item>
          <text:p text:style-name="Colored_20_code"><text:span text:style-name="filename_20_and_20_line_20_number"><text:s text:c="7"/></text:span><text:span text:style-name="string_5f_python">'Gecko/20080201 Firefox/2.0.0.12'</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les mots qu'on ne souhaite pas compter, comme les prépositions</text:span></text:p>
        </text:list-item>
        <text:list-item>
          <text:p text:style-name="Colored_20_code"><text:span text:style-name="filename_20_and_20_line_20_number"><text:s text:c="4"/></text:span><text:span text:style-name="comment0_5f_python"># communes, etc. mais organiser par langue</text:span></text:p>
        </text:list-item>
        <text:list-item>
          <text:p text:style-name="Colored_20_code"><text:span text:style-name="filename_20_and_20_line_20_number"><text:s text:c="4"/>mots_vides = </text:span><text:span text:style-name="symbol0_5f_python">(</text:span></text:p>
        </text:list-item>
        <text:list-item>
          <text:p text:style-name="Colored_20_code"><text:span text:style-name="filename_20_and_20_line_20_number"><text:s text:c="8"/></text:span><text:span text:style-name="symbol0_5f_python">(</text:span><text:span text:style-name="string_5f_python">'fr'</text:span><text:span text:style-name="filename_20_and_20_line_20_number">,</text:span></text:p>
        </text:list-item>
        <text:list-item>
          <text:p text:style-name="Colored_20_code"><text:span text:style-name="filename_20_and_20_line_20_number"><text:s text:c="9"/></text:span><text:span text:style-name="keyword1_5f_python">set</text:span><text:span text:style-name="symbol0_5f_python">((</text:span><text:span text:style-name="string_5f_python">"les"</text:span><text:span text:style-name="filename_20_and_20_line_20_number">, </text:span><text:span text:style-name="string_5f_python">"est"</text:span><text:span text:style-name="filename_20_and_20_line_20_number">, </text:span><text:span text:style-name="string_5f_python">"pas"</text:span><text:span text:style-name="filename_20_and_20_line_20_number">, </text:span><text:span text:style-name="string_5f_python">"que"</text:span><text:span text:style-name="filename_20_and_20_line_20_number">, </text:span><text:span text:style-name="string_5f_python">"pour"</text:span><text:span text:style-name="filename_20_and_20_line_20_number">, </text:span><text:span text:style-name="string_5f_python">"qui"</text:span><text:span text:style-name="filename_20_and_20_line_20_number">, </text:span><text:span text:style-name="string_5f_python">"avec"</text:span><text:span text:style-name="filename_20_and_20_line_20_number">, </text:span><text:span text:style-name="string_5f_python">"une"</text:span><text:span text:style-name="filename_20_and_20_line_20_number">,</text:span></text:p>
        </text:list-item>
        <text:list-item>
          <text:p text:style-name="Colored_20_code"><text:span text:style-name="filename_20_and_20_line_20_number"><text:s text:c="13"/></text:span><text:span text:style-name="string_5f_python">"des"</text:span><text:span text:style-name="filename_20_and_20_line_20_number">, </text:span><text:span text:style-name="string_5f_python">"sur"</text:span><text:span text:style-name="filename_20_and_20_line_20_number">, </text:span><text:span text:style-name="string_5f_python">"mais"</text:span><text:span text:style-name="filename_20_and_20_line_20_number">, </text:span><text:span text:style-name="string_5f_python">"dans"</text:span><text:span text:style-name="filename_20_and_20_line_20_number">, </text:span><text:span text:style-name="string_5f_python">"tre"</text:span><text:span text:style-name="filename_20_and_20_line_20_number">, </text:span><text:span text:style-name="string_5f_python">"ref"</text:span><text:span text:style-name="filename_20_and_20_line_20_number">, </text:span><text:span text:style-name="string_5f_python">'www'</text:span><text:span text:style-name="filename_20_and_20_line_20_number">, </text:span><text:span text:style-name="string_5f_python">'par'</text:span><text:span text:style-name="filename_20_and_20_line_20_number">,</text:span></text:p>
        </text:list-item>
        <text:list-item>
          <text:p text:style-name="Colored_20_code"><text:span text:style-name="filename_20_and_20_line_20_number"><text:s text:c="13"/></text:span><text:span text:style-name="string_5f_python">'gorie'</text:span><text:span text:style-name="filename_20_and_20_line_20_number">, </text:span><text:span text:style-name="string_5f_python">'france'</text:span><text:span text:style-name="filename_20_and_20_line_20_number">, </text:span><text:span text:style-name="string_5f_python">'langue'</text:span><text:span text:style-name="filename_20_and_20_line_20_number">, </text:span><text:span text:style-name="string_5f_python">'date'</text:span><text:span text:style-name="filename_20_and_20_line_20_number">, </text:span><text:span text:style-name="string_5f_python">'ann'</text:span><text:span text:style-name="filename_20_and_20_line_20_number">, </text:span><text:span text:style-name="string_5f_python">'son'</text:span><text:span text:style-name="filename_20_and_20_line_20_number">, </text:span><text:span text:style-name="string_5f_python">'diteur'</text:span><text:span text:style-name="filename_20_and_20_line_20_number">,</text:span></text:p>
        </text:list-item>
        <text:list-item>
          <text:p text:style-name="Colored_20_code"><text:span text:style-name="filename_20_and_20_line_20_number"><text:s text:c="13"/></text:span><text:span text:style-name="string_5f_python">'ennann'</text:span><text:span text:style-name="filename_20_and_20_line_20_number">, </text:span><text:span text:style-name="string_5f_python">'align'</text:span><text:span text:style-name="filename_20_and_20_line_20_number">, </text:span><text:span text:style-name="string_5f_python">'taxobox'</text:span><text:span text:style-name="filename_20_and_20_line_20_number">, </text:span><text:span text:style-name="string_5f_python">'flagicon'</text:span><text:span text:style-name="filename_20_and_20_line_20_number">, </text:span><text:span text:style-name="string_5f_python">'com'</text:span><text:span text:style-name="filename_20_and_20_line_20_number">, </text:span><text:span text:style-name="string_5f_python">'http'</text:span><text:span text:style-name="filename_20_and_20_line_20_number">,</text:span></text:p>
        </text:list-item>
        <text:list-item>
          <text:p text:style-name="Colored_20_code"><text:span text:style-name="filename_20_and_20_line_20_number"><text:s text:c="13"/></text:span><text:span text:style-name="string_5f_python">'name'</text:span><text:span text:style-name="filename_20_and_20_line_20_number">, </text:span><text:span text:style-name="string_5f_python">'genre'</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symbol0_5f_python">)</text:span></text:p>
        </text:list-item>
        <text:list-item>
          <text:p text:style-name="Colored_20_code"><text:span text:style-name="symbol0_5f_python"/></text:p>
        </text:list-item>
      </text:list>
      <text:p text:style-name="P6"><text:span text:style-name="filename_20_and_20_line_20_number"/></text:p>
      <text:p text:style-name="Standard">On peut mettre les types que l'on veut comme valeurs d'attributs, mais puisqu'utiliser un type mutable amènera le même genre d'erreurs qu'on trouve avec les paramètres par défaut des fonctions (car on stocke que une référence), on ne veut pas utiliser de dictionnaire.</text:p>
      <text:p text:style-name="Standard"/>
      <text:p text:style-name="Standard">Donc, là où on devrait mettre des dictionnaires, on utilise des tuples de tuples. Chaque sous-tuple doit contenir deux éléments. En effet, il est très facile de transformer cela en dictionnaire :</text:p>
      <text:p text:style-name="Code_20_block"><text:span text:style-name="filename_20_and_20_line_20_number"><text:span text:style-name="T8">&gt;&gt;&gt;</text:span></text:span><text:span text:style-name="filename_20_and_20_line_20_number"> t = (<text:line-break/>("a", 1),<text:line-break/>("b", 2)<text:line-break/>)<text:line-break/></text:span><text:span text:style-name="filename_20_and_20_line_20_number"><text:span text:style-name="T8">&gt;&gt;&gt;</text:span></text:span><text:span text:style-name="filename_20_and_20_line_20_number"> dict(t)<text:line-break/>{'a': 1, 'b': 2}</text:span></text:p>
      <text:p text:style-name="Standard">Comme beaucoup de paramètres peuvent changer selon la langue, on met ici les attributs sous forme de tuple avec un élément contenant la langue, et l'autre contenant la valeur. Cela nous permettra de récupérer facilement le bon élément, selon la langue.</text:p>
      <text:p text:style-name="Standard"/>
      <text:p text:style-name="Standard">Par exemple, l'url de la page aléatoire est "<text:a xlink:type="simple" xlink:href="https://fr.wikipedia.org/wiki/Spécial:Page_au_hasard">https://fr.wikipedia.org/wiki/Sp%C3%A9cial:Page_au_hasard</text:a>" en français mais "<text:a xlink:type="simple" xlink:href="https://en.wikipedia.org/wiki/Special:Random">https://en.wikipedia.org/wiki/Special:Random</text:a>", et on pourrait donc avoir ceci :</text:p>
      <text:p text:style-name="P6"/>
      <text:p text:style-name="Code_20_block"><text:span text:style-name="filename_20_and_20_line_20_number">urls_page_aleatoire = </text:span><text:span text:style-name="symbol0_5f_python">(</text:span><text:span text:style-name="filename_20_and_20_line_20_number"> <text:s text:c="7"/><text:line-break/> <text:s text:c="3"/></text:span><text:span text:style-name="symbol0_5f_python">(</text:span><text:span text:style-name="string_5f_python">'fr'</text:span><text:span text:style-name="filename_20_and_20_line_20_number">, </text:span><text:span text:style-name="string_5f_python">"</text:span><text:a xlink:type="simple" xlink:href="https://fr.wikipedia.org/wiki/Spécial:Page_au_hasard"><text:span text:style-name="string_5f_python">https://fr.wikipedia.org/wiki/Sp%C3%A9cial:Page_au_hasard</text:span></text:a><text:span text:style-name="string_5f_python">"</text:span><text:span text:style-name="symbol0_5f_python">)</text:span><text:span text:style-name="filename_20_and_20_line_20_number">,<text:line-break/> <text:s text:c="3"/></text:span><text:span text:style-name="symbol0_5f_python">(</text:span><text:span text:style-name="string_5f_python">'en'</text:span><text:span text:style-name="filename_20_and_20_line_20_number">, </text:span><text:span text:style-name="string_5f_python">'</text:span><text:a xlink:type="simple" xlink:href="https://en.wikipedia.org/wiki/Special:Random"><text:span text:style-name="string_5f_python">https://en.wikipedia.org/wiki/Special:Random</text:span></text:a><text:span text:style-name="string_5f_python">'</text:span><text:span text:style-name="symbol0_5f_python">)</text:span><text:span text:style-name="filename_20_and_20_line_20_number"><text:line-break/></text:span><text:span text:style-name="symbol0_5f_python">)</text:span></text:p>
      <text:p text:style-name="P6"><text:span text:style-name="symbol0_5f_python"/></text:p>
      <text:p text:style-name="Standard">Pour pouvoir faire cela:</text:p>
      <text:p text:style-name="P6"><text:span text:style-name="symbol0_5f_python"/></text:p>
      <text:p text:style-name="Code_20_block"><text:span text:style-name="filename_20_and_20_line_20_number"><text:span text:style-name="T8">&gt;&gt;&gt;</text:span></text:span><text:span text:style-name="symbol0_5f_python"><text:span text:style-name="T3"> dict(urls_page_aleatoire)['fr']<text:line-break/>'https://fr.wikipedia.org/wiki/Sp%C3%A9cial:Page_au_hasard'</text:span></text:span></text:p>
      <text:p text:style-name="P6"/>
      <text:p text:style-name="P4">Mais dans le script je n'ai mis que la langue française, et vous laisse le soin de l'étendre à d'autres langues si vous en ressentez le besoin.</text:p>
      <text:p text:style-name="P6"><text:soft-page-break/></text:p>
      <text:p text:style-name="P6"/>
      <text:list xml:id="list720121757" text:continue-numbering="true" text:style-name="Colored_20_code_20_numerotation">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nit__</text:span><text:span text:style-name="symbol0_5f_python">(</text:span><text:span text:style-name="keyword1_5f_python">self</text:span><text:span text:style-name="filename_20_and_20_line_20_number">, langue, mots_vides=</text:span><text:span text:style-name="symbol0_5f_python">())</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langue</text:span><text:span text:style-name="filename_20_and_20_line_20_number"> = langue</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mots_vides</text:span><text:span text:style-name="filename_20_and_20_line_20_number"> = </text:span><text:span text:style-name="keyword1_5f_python">set</text:span><text:span text:style-name="symbol0_5f_python">(</text:span><text:span text:style-name="filename_20_and_20_line_20_number">mots_vides</text:span><text:span text:style-name="symbol0_5f_python">)</text:span><text:span text:style-name="filename_20_and_20_line_20_number"> </text:span><text:span text:style-name="keyword0_5f_python">or</text:span><text:span text:style-name="filename_20_and_20_line_20_number"> </text:span><text:span text:style-name="keyword1_5f_python">dict</text:span><text:span text:style-name="symbol0_5f_python">(</text:span><text:span text:style-name="keyword1_5f_python">self</text:span><text:span text:style-name="filename_20_and_20_line_20_number">.</text:span><text:span text:style-name="member0_5f_python">mots_vides</text:span><text:span text:style-name="symbol0_5f_python">)[</text:span><text:span text:style-name="filename_20_and_20_line_20_number">langue</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 = Counter</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headers</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url_page_aleatoire</text:span><text:span text:style-name="filename_20_and_20_line_20_number"> = </text:span><text:span text:style-name="keyword1_5f_python">dict</text:span><text:span text:style-name="symbol0_5f_python">(</text:span><text:span text:style-name="keyword1_5f_python">self</text:span><text:span text:style-name="filename_20_and_20_line_20_number">.</text:span><text:span text:style-name="member0_5f_python">urls_page_aleatoire</text:span><text:span text:style-name="symbol0_5f_python">)[</text:span><text:span text:style-name="filename_20_and_20_line_20_number">langue</text:span><text:span text:style-name="symbol0_5f_python">]</text:span></text:p>
        </text:list-item>
        <text:list-item>
          <text:p text:style-name="Colored_20_code"><text:span text:style-name="symbol0_5f_python"/></text:p>
        </text:list-item>
      </text:list>
      <text:p text:style-name="P6"><text:span text:style-name="filename_20_and_20_line_20_number"/></text:p>
      <text:p text:style-name="Standard">Nous déclarons l'initialisation de notre parseur. Il va récupérer la langue dans les paramètres passés, idem pour les mots vides, <text:span text:style-name="filename_20_and_20_line_20_number">ligne 95</text:span>, ou en l'absence de ceux-ci, on prend les mots existant pour la langue en cours.</text:p>
      <text:p text:style-name="Standard"/>
      <text:p text:style-name="Standard">On en profite, <text:span text:style-name="filename_20_and_20_line_20_number">ligne 97</text:span>, pour transformer les en-têtes qui était sous forme de tuple de tuples en dictionnaire. Je vous rappelle que <text:span text:style-name="Code">self.headers</text:span> a pour valeur par défaut la valeur de l'attribut de la classe, mais que si on lui assigne quelque chose, il prend cette valeur, et l'attribut de la classe restera inchangé. </text:p>
      <text:p text:style-name="P6"><text:span text:style-name="filename_20_and_20_line_20_number"/></text:p>
      <text:p text:style-name="Standard"><text:span text:style-name="filename_20_and_20_line_20_number"><text:span text:style-name="T10">Le reste suit le même principe.</text:span></text:span></text:p>
      <text:p text:style-name="P6"/>
      <text:list xml:id="list915900414"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comment0_5f_python"># methode appelée automatiquement quand on itère sur l'objet</text:span></text:p>
        </text:list-item>
        <text:list-item>
          <text:p text:style-name="Colored_20_code"><text:span text:style-name="filename_20_and_20_line_20_number"><text:s text:c="4"/></text:span><text:span text:style-name="keyword0_5f_python">def</text:span><text:span text:style-name="filename_20_and_20_line_20_number"> </text:span><text:span text:style-name="keyword3_5f_python">__iter__</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des un générateur renvoyant des mots de wikipedia</text:span></text:p>
        </text:list-item>
        <text:list-item>
          <text:p text:style-name="Colored_20_code"><text:span text:style-name="string_5f_python"><text:s text:c="8"/>"""</text:span></text:p>
        </text:list-item>
        <text:list-item>
          <text:p text:style-name="Colored_20_code"><text:span text:style-name="filename_20_and_20_line_20_number"><text:s text:c="8"/>articles =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articles = </text:span><text:span text:style-name="symbol0_5f_python">(</text:span><text:span text:style-name="keyword1_5f_python">self</text:span><text:span text:style-name="filename_20_and_20_line_20_number">.</text:span><text:span text:style-name="member0_5f_python">nettoyer_article</text:span><text:span text:style-name="symbol0_5f_python">(</text:span><text:span text:style-name="filename_20_and_20_line_20_number">article</text:span><text:span text:style-name="symbol0_5f_python">)</text:span><text:span text:style-name="filename_20_and_20_line_20_number"> </text:span><text:span text:style-name="keyword0_5f_python">for</text:span><text:span text:style-name="filename_20_and_20_line_20_number"> article </text:span><text:span text:style-name="keyword0_5f_python">in</text:span><text:span text:style-name="filename_20_and_20_line_20_number"> </text:span><text:span text:style-name="keyword1_5f_python">self</text:span><text:span text:style-name="filename_20_and_20_line_20_number">.</text:span><text:span text:style-name="member0_5f_python">telecharger_les_articles</text:span><text:span text:style-name="symbol0_5f_python">())</text:span></text:p>
        </text:list-item>
        <text:list-item>
          <text:p text:style-name="Colored_20_code"><text:span text:style-name="filename_20_and_20_line_20_number"><text:s text:c="8"/>mots = </text:span><text:span text:style-name="keyword1_5f_python">self</text:span><text:span text:style-name="filename_20_and_20_line_20_number">.</text:span><text:span text:style-name="member0_5f_python">lister_les_mots</text:span><text:span text:style-name="symbol0_5f_python">(</text:span><text:span text:style-name="filename_20_and_20_line_20_number">articles,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word </text:span><text:span text:style-name="keyword0_5f_python">for</text:span><text:span text:style-name="filename_20_and_20_line_20_number"> word </text:span><text:span text:style-name="keyword0_5f_python">in</text:span><text:span text:style-name="filename_20_and_20_line_20_number"> mots </text:span><text:span text:style-name="keyword0_5f_python">if</text:span><text:span text:style-name="filename_20_and_20_line_20_number"> </text:span><text:span text:style-name="keyword1_5f_python">self</text:span><text:span text:style-name="filename_20_and_20_line_20_number">.</text:span><text:span text:style-name="member0_5f_python">filtre_les_mots</text:span><text:span text:style-name="symbol0_5f_python">(</text:span><text:span text:style-name="filename_20_and_20_line_20_number">word</text:span><text:span text:style-name="symbol0_5f_python">))</text:span></text:p>
        </text:list-item>
        <text:list-item>
          <text:p text:style-name="Colored_20_code"><text:span text:style-name="symbol0_5f_python"/></text:p>
        </text:list-item>
      </text:list>
      <text:p text:style-name="P6"><text:span text:style-name="filename_20_and_20_line_20_number"/></text:p>
      <text:p text:style-name="Standard">Python possède un certain nombre de conventions de nom. Les méthodes suivant ces conventions sont appelées automatiquement lorsqu'un événement se produit. <text:span text:style-name="Code">__init__</text:span> est appelée automatiquement à l'initialisation d'un objet. Et <text:span text:style-name="Code">__iter__</text:span> est appelée quand on essaye d'itérer sur un objet, par exemple avec un boucle <text:span text:style-name="Code">for</text:span>.</text:p>
      <text:p text:style-name="Standard"/>
      <text:p text:style-name="Standard">En déclarant <text:span text:style-name="Code">__iter__</text:span>, qui doit retourner un itérateur, on donne la possibilité d'itérer directement sur notre parseur. Une grande partie du code qu'on avait précédemment (dans le script pour Twitter) dans la méthode <text:span text:style-name="Code">count()</text:span> est déplacé ici, et on peut donc itérer sur la référence à notre parseur et récupérer une flux de mots :</text:p>
      <text:p text:style-name="Code_20_block"><text:span text:style-name="filename_20_and_20_line_20_number"><text:span text:style-name="T8">&gt;&gt;&gt;</text:span></text:span> for mot in ParseurWikipedia('fr') :<text:line-break/>... <text:s text:c="4"/>print mot</text:p>
      <text:p text:style-name="Standard">Ce n'est pas indispensable, mais ça rend l'objet flexible et agréable à utiliser. </text:p>
      <text:p text:style-name="Standard"/>
      <text:p text:style-name="Standard">Le code est par ailleurs le même que dans le script précédent, donc nul besoin de l'expliquer plus qu'avant : on télécharge les articles, on les nettoie, on récupère un générateur de mot, on filtre les mots, et on retourne un générateurs de mots propres et itérable (donc un itérateur).</text:p>
      <text:p text:style-name="P6"/>
      <text:p text:style-name="P6"/>
      <text:list xml:id="list1001195956"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iltre_les_mots</text:span><text:span text:style-name="symbol0_5f_python">(</text:span><text:span text:style-name="keyword1_5f_python">self</text:span><text:span text:style-name="filename_20_and_20_line_20_number">, word</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Filtre les mots trop courts ou vides</text:span></text:p>
        </text:list-item>
        <text:list-item>
          <text:p text:style-name="Colored_20_code"><text:span text:style-name="string_5f_python"><text:s text:c="8"/>"""</text:span></text:p>
        </text:list-item>
        <text:list-item>
          <text:p text:style-name="Colored_20_code"><text:soft-page-break/><text:span text:style-name="filename_20_and_20_line_20_number"><text:s text:c="8"/></text:span><text:span text:style-name="keyword0_5f_python">return</text:span><text:span text:style-name="filename_20_and_20_line_20_number"> </text:span><text:span text:style-name="keyword1_5f_python">len</text:span><text:span text:style-name="symbol0_5f_python">(</text:span><text:span text:style-name="filename_20_and_20_line_20_number">word</text:span><text:span text:style-name="symbol0_5f_python">)</text:span><text:span text:style-name="filename_20_and_20_line_20_number"> </text:span><text:span text:style-name="symbol0_5f_python">&gt;</text:span><text:span text:style-name="filename_20_and_20_line_20_number">= </text:span><text:span text:style-name="keyword1_5f_python">self</text:span><text:span text:style-name="filename_20_and_20_line_20_number">.</text:span><text:span text:style-name="member0_5f_python">taille_mot_min</text:span><text:span text:style-name="filename_20_and_20_line_20_number"> </text:span><text:span text:style-name="keyword0_5f_python">and</text:span><text:span text:style-name="filename_20_and_20_line_20_number"> word </text:span><text:span text:style-name="keyword0_5f_python">not</text:span><text:span text:style-name="filename_20_and_20_line_20_number"> </text:span><text:span text:style-name="keyword0_5f_python">in</text:span><text:span text:style-name="filename_20_and_20_line_20_number"> </text:span><text:span text:style-name="keyword1_5f_python">self</text:span><text:span text:style-name="filename_20_and_20_line_20_number">.</text:span><text:span text:style-name="member0_5f_python">mots_vides</text:span></text:p>
        </text:list-item>
        <text:list-item>
          <text:p text:style-name="Colored_20_code"><text:span text:style-name="member0_5f_python"/></text:p>
        </text:list-item>
      </text:list>
      <text:p text:style-name="P6"><text:span text:style-name="filename_20_and_20_line_20_number"/></text:p>
      <text:p text:style-name="Standard">Même code que dans le script précédent. On identifie si un mot est trop petit ou vide.</text:p>
      <text:p text:style-name="P6"><text:span text:style-name="filename_20_and_20_line_20_number"/></text:p>
      <text:list xml:id="list1734575910"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compter</text:span><text:span text:style-name="symbol0_5f_python">(</text:span><text:span text:style-name="keyword1_5f_python">self</text:span><text:span text:style-name="filename_20_and_20_line_20_number">, mots_max=</text:span><text:span text:style-name="keyword1_5f_python">None</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compteur de fréquences des mot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1_5f_python">self</text:span><text:span text:style-name="filename_20_and_20_line_20_number">.</text:span><text:span text:style-name="member0_5f_python">compteur</text:span><text:span text:style-name="filename_20_and_20_line_20_number">.</text:span><text:span text:style-name="member0_5f_python">update</text:span><text:span text:style-name="symbol0_5f_python">(</text:span><text:span text:style-name="keyword2_5f_python">itertools</text:span><text:span text:style-name="filename_20_and_20_line_20_number">.</text:span><text:span text:style-name="member0_5f_python">islice</text:span><text:span text:style-name="symbol0_5f_python">(</text:span><text:span text:style-name="keyword1_5f_python">self</text:span><text:span text:style-name="filename_20_and_20_line_20_number">, mots_max </text:span><text:span text:style-name="keyword0_5f_python">or</text:span><text:span text:style-name="filename_20_and_20_line_20_number"> </text:span><text:span text:style-name="keyword1_5f_python">self</text:span><text:span text:style-name="filename_20_and_20_line_20_number">.</text:span><text:span text:style-name="member0_5f_python">mots_max</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1_5f_python">self</text:span><text:span text:style-name="filename_20_and_20_line_20_number">.</text:span><text:span text:style-name="member0_5f_python">compteur</text:span></text:p>
        </text:list-item>
        <text:list-item>
          <text:p text:style-name="Colored_20_code"><text:span text:style-name="member0_5f_python"/></text:p>
        </text:list-item>
      </text:list>
      <text:p text:style-name="P6"><text:span text:style-name="filename_20_and_20_line_20_number"/></text:p>
      <text:p text:style-name="Standard">On retrouve la méthode <text:span text:style-name="Code">compter()</text:span> du script précédent, mais sérieusement raccourcie, car le code a été déportée dans la méthode <text:span text:style-name="Code">__iter__</text:span>. Et comme on a retiré le paramètre <text:span text:style-name="Code">mot_max</text:span> de la méthode <text:span text:style-name="Code">lister_les_mots</text:span> (voir plus bas), on utilise ici <text:span text:style-name="Code">itertools.islice</text:span> pour obtenir le même résultat.</text:p>
      <text:p text:style-name="Standard"/>
      <text:p text:style-name="Standard"><text:span text:style-name="Code">islice()</text:span> permet d'appliquer la syntaxe <text:span text:style-name="Code">iterable[debug:fin:pas]</text:span> à n'importe quel itérable, même si on ne connait pas sa taille ou qu'il est infini. Elle attend également en paramètre un itérable (ici la référence à notre parser, <text:span text:style-name="Code">self</text:span>, qui est itérable grâce à <text:span text:style-name="Code">__iter__</text:span>) et les même paramètres que <text:span text:style-name="Code">[::]</text:span>, excepté qu'elle n'accepte pas les paramètres négatifs.</text:p>
      <text:p text:style-name="Standard"/>
      <text:p text:style-name="Standard">Au final, la méthode <text:span text:style-name="Code">compter()</text:span> fait exactement la même chose qu'elle faisant dans le script précédent: elle récupère un itérable de mots et la passe à un compteur, puis retourne le compteur.</text:p>
      <text:p text:style-name="P6"><text:span text:style-name="filename_20_and_20_line_20_number"/></text:p>
      <text:p text:style-name="P6"><text:span text:style-name="filename_20_and_20_line_20_number"/></text:p>
      <text:list xml:id="list653792162"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lister_les_mots</text:span><text:span text:style-name="symbol0_5f_python">(</text:span><text:span text:style-name="keyword1_5f_python">self</text:span><text:span text:style-name="filename_20_and_20_line_20_number">, articles</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Retourne un générateur qui divise les articles en mots</text:span></text:p>
        </text:list-item>
        <text:list-item>
          <text:p text:style-name="Colored_20_code"><text:span text:style-name="string_5f_python"><text:s text:c="8"/>"""</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symbol0_5f_python">(</text:span><text:span text:style-name="filename_20_and_20_line_20_number">mot </text:span><text:span text:style-name="keyword0_5f_python">for</text:span><text:span text:style-name="filename_20_and_20_line_20_number"> article </text:span><text:span text:style-name="keyword0_5f_python">in</text:span><text:span text:style-name="filename_20_and_20_line_20_number"> articles </text:span><text:span text:style-name="keyword0_5f_python">for</text:span><text:span text:style-name="filename_20_and_20_line_20_number"> mot </text:span><text:span text:style-name="keyword0_5f_python">in</text:span><text:span text:style-name="filename_20_and_20_line_20_number"> article.</text:span><text:span text:style-name="member0_5f_python">split</text:span><text:span text:style-name="symbol0_5f_python">())</text:span></text:p>
        </text:list-item>
        <text:list-item>
          <text:p text:style-name="Colored_20_code"><text:span text:style-name="filename_20_and_20_line_20_number"/></text:p>
        </text:list-item>
      </text:list>
      <text:p text:style-name="P6"><text:span text:style-name="filename_20_and_20_line_20_number"/></text:p>
      <text:p text:style-name="Standard">Encore la même méthode que dans le script précédent, mais amputée de la responsabilité de limiter le nombre de mots. Choisissant de faire de notre parseur un itérable, on expose une API publique standard, qui est traitable avec les outils standards (<text:span text:style-name="Code">itertools</text:span>, la boucle <text:span text:style-name="Code">for</text:span>, etc). Donc on retire le travail inutile en interne.</text:p>
      <text:p text:style-name="Standard"/>
      <text:p text:style-name="Standard">La seule mission de la méthode reste donc de prendre le générateur d'articles, et de le transformer en générateur de mots, ce que l'on fait ici avec une expression génératrice imbriquée. Cela se lit comme une double boucle <text:span text:style-name="Code">for</text:span> à l'envers, sauf pour la dernière ligne:</text:p>
      <text:p text:style-name="Code_20_block"><text:span text:style-name="filename_20_and_20_line_20_number"><text:s text:c="3"/></text:span><text:span text:style-name="keyword0_5f_python">for</text:span><text:span text:style-name="filename_20_and_20_line_20_number"> article </text:span><text:span text:style-name="keyword0_5f_python">in</text:span><text:span text:style-name="filename_20_and_20_line_20_number"> articles <text:line-break/> <text:s text:c="6"/></text:span><text:span text:style-name="keyword0_5f_python">for</text:span><text:span text:style-name="filename_20_and_20_line_20_number"> mot </text:span><text:span text:style-name="keyword0_5f_python">in</text:span><text:span text:style-name="filename_20_and_20_line_20_number"> article.</text:span><text:span text:style-name="member0_5f_python">split</text:span><text:span text:style-name="symbol0_5f_python">()<text:line-break/> <text:s text:c="10"/></text:span><text:span text:style-name="symbol0_5f_python"><text:span text:style-name="T12">yield mot</text:span></text:span></text:p>
      <text:p text:style-name="Standard"><text:span text:style-name="Code">mot</text:span> est mis au début plutôt qu'à la fin.</text:p>
      <text:p text:style-name="P6"><text:span text:style-name="symbol0_5f_python"/></text:p>
      <text:p text:style-name="P6"><text:span text:style-name="filename_20_and_20_line_20_number"/></text:p>
      <text:list xml:id="list683204453"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fail_or_retry</text:span><text:span text:style-name="symbol0_5f_python">(</text:span><text:span text:style-name="keyword1_5f_python">self</text:span><text:span text:style-name="filename_20_and_20_line_20_number">, url, retry, </text:span><text:span text:style-name="keyword1_5f_python">exception</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Vérifie un compteur d'essais, et si il est dépassés, sort</text:span></text:p>
        </text:list-item>
        <text:list-item>
          <text:p text:style-name="Colored_20_code"><text:span text:style-name="string_5f_python"><text:s text:c="12"/>du script en affichant une erreur.</text:span></text:p>
        </text:list-item>
        <text:list-item>
          <text:p text:style-name="Colored_20_code"><text:soft-page-break/><text:span text:style-name="string_5f_python"/></text:p>
        </text:list-item>
        <text:list-item>
          <text:p text:style-name="Colored_20_code"><text:span text:style-name="string_5f_python"><text:s text:c="12"/>Sinon, incrémente le compteur</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if</text:span><text:span text:style-name="filename_20_and_20_line_20_number"> retry </text:span><text:span text:style-name="symbol0_5f_python">&gt;</text:span><text:span text:style-name="filename_20_and_20_line_20_number">= </text:span><text:span text:style-name="keyword1_5f_python">self</text:span><text:span text:style-name="filename_20_and_20_line_20_number">.</text:span><text:span text:style-name="member0_5f_python">essais_max</text:span><text:span text:style-name="filename_20_and_20_line_20_number">:</text:span></text:p>
        </text:list-item>
        <text:list-item>
          <text:p text:style-name="Colored_20_code"><text:span text:style-name="filename_20_and_20_line_20_number"><text:s text:c="12"/></text:span><text:span text:style-name="keyword2_5f_python">sys</text:span><text:span text:style-name="filename_20_and_20_line_20_number">.</text:span><text:span text:style-name="member0_5f_python">exit</text:span><text:span text:style-name="symbol0_5f_python">(</text:span><text:span text:style-name="string_5f_python">'Failed to fetch url: %s'</text:span><text:span text:style-name="filename_20_and_20_line_20_number"> </text:span><text:span text:style-name="symbol0_5f_python">%</text:span><text:span text:style-name="filename_20_and_20_line_20_number"> url</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Http Error (%s) for URL: %s"</text:span><text:span text:style-name="filename_20_and_20_line_20_number"> </text:span><text:span text:style-name="symbol0_5f_python">%</text:span><text:span text:style-name="filename_20_and_20_line_20_number"> </text:span><text:span text:style-name="symbol0_5f_python">(</text:span><text:span text:style-name="keyword1_5f_python">exception</text:span><text:span text:style-name="filename_20_and_20_line_20_number">.</text:span><text:span text:style-name="member0_5f_python">code</text:span><text:span text:style-name="filename_20_and_20_line_20_number">, url</text:span><text:span text:style-name="symbol0_5f_pyth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Server answered: %s"</text:span><text:span text:style-name="filename_20_and_20_line_20_number"> </text:span><text:span text:style-name="symbol0_5f_python">%</text:span><text:span text:style-name="filename_20_and_20_line_20_number"> </text:span><text:span text:style-name="keyword1_5f_python">exception</text:span></text:p>
        </text:list-item>
        <text:list-item>
          <text:p text:style-name="Colored_20_code"><text:span text:style-name="filename_20_and_20_line_20_number"><text:s text:c="8"/></text:span><text:span text:style-name="keyword0_5f_python">print</text:span><text:span text:style-name="filename_20_and_20_line_20_number"> </text:span><text:span text:style-name="string_5f_python">"Retry..."</text:span></text:p>
        </text:list-item>
        <text:list-item>
          <text:p text:style-name="Colored_20_code"><text:span text:style-name="filename_20_and_20_line_20_number"/></text:p>
        </text:list-item>
        <text:list-item>
          <text:p text:style-name="Colored_20_code"><text:span text:style-name="filename_20_and_20_line_20_number"><text:s text:c="8"/></text:span><text:span text:style-name="keyword0_5f_python">return</text:span><text:span text:style-name="filename_20_and_20_line_20_number"> retry + </text:span><text:span text:style-name="number_5f_python">1</text:span></text:p>
        </text:list-item>
        <text:list-item>
          <text:p text:style-name="Colored_20_code"><text:span text:style-name="number_5f_python"/></text:p>
        </text:list-item>
      </text:list>
      <text:p text:style-name="P6"><text:span text:style-name="filename_20_and_20_line_20_number"/></text:p>
      <text:p text:style-name="Standard">Puisque l'on va avoir deux requêtes, on va avoir deux <text:span text:style-name="Code">try</text:span>/<text:span text:style-name="Code">except</text:span>. Et plutôt que de répéter le code de gestion de l'erreur avec un certains nombre d'essais, on le déplace dans une méthode. Le code reste strictement le même que celui du script pour Twitter : on vérifie si on a dépassé le nombre d'essais, et si oui, on sort du script, si non, on incrémente le compteur et on passe à la suite.</text:p>
      <text:p text:style-name="P6"><text:span text:style-name="filename_20_and_20_line_20_number"/></text:p>
      <text:list xml:id="list1774334042"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telecharger_les_articles</text:span><text:span text:style-name="symbol0_5f_python">(</text:span><text:span text:style-name="keyword1_5f_python">self</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Télécharge les articles de wikipédia et retourne un générateur</text:span></text:p>
        </text:list-item>
        <text:list-item>
          <text:p text:style-name="Colored_20_code"><text:span text:style-name="string_5f_python"><text:s text:c="12"/>qui renvoit les articles un par un.</text:span></text:p>
        </text:list-item>
        <text:list-item>
          <text:p text:style-name="Colored_20_code"><text:span text:style-name="string_5f_python"><text:s text:c="8"/>"""</text:span></text:p>
        </text:list-item>
        <text:list-item>
          <text:p text:style-name="Colored_20_code"><text:span text:style-name="filename_20_and_20_line_20_number"/></text:p>
        </text:list-item>
        <text:list-item>
          <text:p text:style-name="Colored_20_code"><text:span text:style-name="filename_20_and_20_line_20_number"><text:s text:c="8"/>redirection_handler = GestionnaireDeRedirection</text:span><text:span text:style-name="symbol0_5f_python">(</text:span><text:span text:style-name="keyword2_5f_python">parser</text:span><text:span text:style-name="filename_20_and_20_line_20_number">=</text:span><text:span text:style-name="keyword1_5f_python">self</text:span><text:span text:style-name="symbol0_5f_python">)</text:span></text:p>
        </text:list-item>
        <text:list-item>
          <text:p text:style-name="Colored_20_code"><text:span text:style-name="filename_20_and_20_line_20_number"><text:s text:c="8"/>url_opener = </text:span><text:span text:style-name="keyword2_5f_python">urllib2</text:span><text:span text:style-name="filename_20_and_20_line_20_number">.</text:span><text:span text:style-name="member0_5f_python">build_opener</text:span><text:span text:style-name="symbol0_5f_python">(</text:span><text:span text:style-name="filename_20_and_20_line_20_number">redirection_handler</text:span><text:span text:style-name="symbol0_5f_python">)</text:span></text:p>
        </text:list-item>
        <text:list-item>
          <text:p text:style-name="Colored_20_code"><text:span text:style-name="filename_20_and_20_line_20_number"><text:s text:c="8"/>requete_page_aleatoire = </text:span><text:span text:style-name="keyword2_5f_python">urllib2</text:span><text:span text:style-name="filename_20_and_20_line_20_number">.</text:span><text:span text:style-name="member0_5f_python">Request</text:span><text:span text:style-name="symbol0_5f_python">(</text:span><text:span text:style-name="keyword1_5f_python">self</text:span><text:span text:style-name="filename_20_and_20_line_20_number">.</text:span><text:span text:style-name="member0_5f_python">url_page_aleatoire</text:span><text:span text:style-name="filename_20_and_20_line_20_number">,</text:span></text:p>
        </text:list-item>
        <text:list-item>
          <text:p text:style-name="Colored_20_code"><text:span text:style-name="filename_20_and_20_line_20_number"><text:s text:c="49"/>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8"/>retry = </text:span><text:span text:style-name="number_5f_python">0</text:span></text:p>
        </text:list-item>
        <text:list-item>
          <text:p text:style-name="Colored_20_code"><text:span text:style-name="number_5f_python"/></text:p>
        </text:list-item>
      </text:list>
      <text:p text:style-name="P6"><text:span text:style-name="filename_20_and_20_line_20_number"/></text:p>
      <text:p text:style-name="Standard">L'équivalent de <text:span text:style-name="Code">telecharger_les_tweets(),</text:span> mais ici on télécharge des articles complets. Cela se fait en deux temps : d'abord on va sur l'url qui donne un article au hasard, on récupère le nom du sujet, puis on ouvre la page du sujet en demandant à Wikipédia de le mettre au format XML.</text:p>
      <text:p text:style-name="Standard"/>
      <text:p text:style-name="Standard">Comme annoncé précédemment, on va utiliser un gestionnaire de redirection personnalisé. Pour se faire, on créé un « ouvreur d'url » ("url opener"), un objet dont le seul but dans sa petite vie d'objet, est d'établir une connexion avec une adresse internet. On peut passer différents gestionnaires en paramètres à <text:span text:style-name="Code">urllib2</text:span>, afin qu'il nous créé un « ouvreur d'url » personnalisé. </text:p>
      <text:p text:style-name="Standard"/>
      <text:p text:style-name="Standard"><text:span text:style-name="filename_20_and_20_line_20_number">Ligne 158</text:span>, on créé le gestionnaire de redirection. Notez qu'on lui passe <text:span text:style-name="Code">self</text:span> en paramètre, c'est à dire le parseur en cours. Ainsi il y aura accès et pourra modifier le parseur lui-même, à chaque redirection que rencontre <text:span text:style-name="Code">urllib2</text:span>. </text:p>
      <text:p text:style-name="Standard"><text:span text:style-name="filename_20_and_20_line_20_number"/></text:p>
      <text:p text:style-name="Standard"><text:span text:style-name="filename_20_and_20_line_20_number">Ligne 159</text:span>, on demande à <text:span text:style-name="Code">urllib2</text:span> de nous créé un opener qui utilise notre gestionnaire.</text:p>
      <text:p text:style-name="Standard"/>
      <text:p text:style-name="Standard"><text:span text:style-name="filename_20_and_20_line_20_number">Ligne 162</text:span>, on créé une requête (qui n'est pas encore utilisée à ce stade), avec l'url de la page qui nous donne un article au hasard, et nos en-têtes.</text:p>
      <text:p text:style-name="Standard"/>
      <text:p text:style-name="Standard">En effet, on a besoin d'en-têtes contenant le <text:span text:style-name="Code">User-Agent</text:span>, l'identifiant du client Web dont notre script va prendre l'identité, sans quoi Wikipédia nous interdira l'accès au site.</text:p>
      <text:p text:style-name="Standard"/>
      <text:p text:style-name="Standard">Nous nous sommes donc préparer à envoyer une requête avec des <text:span text:style-name="Code">headers</text:span> personnalisés, et une gestion de <text:soft-page-break/>redirection personnalisée.</text:p>
      <text:p text:style-name="P6"><text:span text:style-name="filename_20_and_20_line_20_number"/></text:p>
      <text:p text:style-name="P6"><text:span text:style-name="filename_20_and_20_line_20_number"/></text:p>
      <text:list xml:id="list409902078" text:continue-numbering="true" text:style-name="Colored_20_code_20_numerotation">
        <text:list-item>
          <text:p text:style-name="Colored_20_code"><text:span text:style-name="filename_20_and_20_line_20_number"><text:s text:c="8"/></text:span><text:span text:style-name="keyword0_5f_python">while</text:span><text:span text:style-name="filename_20_and_20_line_20_number"> </text:span><text:span text:style-name="keyword1_5f_python">True</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comment0_5f_python"># requête pour récupérer le nom d'un sujet aléatoirement</text:span></text:p>
        </text:list-item>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page_aleatoire</text:span><text:span text:style-name="symbol0_5f_python">))</text:span><text:span text:style-name="filename_20_and_20_line_20_number"> as reponse:</text:span></text:p>
        </text:list-item>
        <text:list-item>
          <text:p text:style-name="Colored_20_code"><text:span text:style-name="filename_20_and_20_line_20_number"><text:s text:c="20"/>sujet_aleatoire = reponse.</text:span><text:span text:style-name="member0_5f_python">url</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text:span><text:span text:style-name="comment0_5f_python"># si on est dans un boucle infini, on récupère l'url de secours</text:span></text:p>
        </text:list-item>
        <text:list-item>
          <text:p text:style-name="Colored_20_code"><text:span text:style-name="filename_20_and_20_line_20_number"><text:s text:c="16"/></text:span><text:span text:style-name="keyword0_5f_python">if</text:span><text:span text:style-name="filename_20_and_20_line_20_number"> </text:span><text:span text:style-name="keyword1_5f_python">getattr</text:span><text:span text:style-name="symbol0_5f_python">(</text:span><text:span text:style-name="filename_20_and_20_line_20_number">e, </text:span><text:span text:style-name="string_5f_python">'msg'</text:span><text:span text:style-name="filename_20_and_20_line_20_number">, </text:span><text:span text:style-name="string_5f_python">'infinite loop'</text:span><text:span text:style-name="symbol0_5f_python">)</text:span><text:span text:style-name="filename_20_and_20_line_20_number">:</text:span></text:p>
        </text:list-item>
        <text:list-item>
          <text:p text:style-name="Colored_20_code"><text:span text:style-name="filename_20_and_20_line_20_number"><text:s text:c="20"/>sujet_aleatoire = </text:span><text:span text:style-name="keyword1_5f_python">self</text:span><text:span text:style-name="filename_20_and_20_line_20_number">.</text:span><text:span text:style-name="member0_5f_python">url_de_secours</text:span><text:span text:style-name="filename_20_and_20_line_20_number">.</text:span><text:span text:style-name="member0_5f_python">split</text:span><text:span text:style-name="symbol0_5f_python">(</text:span><text:span text:style-name="string_5f_python">'/'</text:span><text:span text:style-name="symbol0_5f_python">)[</text:span><text:span text:style-name="number_5f_python">-1</text:span><text:span text:style-name="symbol0_5f_python">]</text:span></text:p>
        </text:list-item>
        <text:list-item>
          <text:p text:style-name="Colored_20_code"><text:span text:style-name="filename_20_and_20_line_20_number"><text:s text:c="16"/></text:span><text:span text:style-name="keyword0_5f_python">else</text:span><text:span text:style-name="filename_20_and_20_line_20_number">:</text:span></text:p>
        </text:list-item>
        <text:list-item>
          <text:p text:style-name="Colored_20_code"><text:span text:style-name="filename_20_and_20_line_20_number"><text:s text:c="20"/>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requete_page_aleatoire, retry, e</text:span><text:span text:style-name="symbol0_5f_python">)</text:span></text:p>
        </text:list-item>
        <text:list-item>
          <text:p text:style-name="Colored_20_code"><text:span text:style-name="symbol0_5f_python"/></text:p>
        </text:list-item>
      </text:list>
      <text:p text:style-name="P6"><text:span text:style-name="filename_20_and_20_line_20_number"/></text:p>
      <text:p text:style-name="Standard">Ici se joue le plus gros de la complexité de notre script. <text:span text:style-name="filename_20_and_20_line_20_number">Ligne 169</text:span>, nous exécutons notre requête avec notre opener, et nous récupérons la réponse, de laquelle nous extrayons le titre du sujet.</text:p>
      <text:p text:style-name="Standard"/>
      <text:p text:style-name="Standard">Comme toutes les requêtes peuvent échouer, on le fait dans un <text:span text:style-name="Code">try</text:span>/<text:span text:style-name="Code">except</text:span>.</text:p>
      <text:p text:style-name="Standard"/>
      <text:p text:style-name="Standard">Mais...</text:p>
      <text:p text:style-name="Standard"/>
      <text:p text:style-name="Standard">Il y a de nombreuses erreurs possibles. L'une d'elle est la redirection infinie : une page redirige sur une page qui redirige sur une page, etc. <text:span text:style-name="Code">urllib2</text:span> va la détecter, et lever une exception. Seulement le module ne nous donne ni la possibilité d’attraper l'erreur à part, ni d'y réagir.</text:p>
      <text:p text:style-name="Standard"/>
      <text:p text:style-name="Standard">Nous allons contourner le problème en deux temps.</text:p>
      <text:p text:style-name="Standard"/>
      <text:p text:style-name="Standard">En premier lieux, on détecte l'erreur on la distinguant des autres par la présence de son attribut <text:span text:style-name="Code">msg</text:span>, qui contient un message d'erreur, lequel contient la chaîne <text:span text:style-name="Code">'infinite loop'</text:span>.</text:p>
      <text:p text:style-name="Standard"/>
      <text:p text:style-name="Standard"><text:span text:style-name="filename_20_and_20_line_20_number">Ligne 174</text:span>, on récupère donc l'attribut <text:span text:style-name="Code">msg</text:span>, mais si l'on fait <text:span text:style-name="Code">e.msg</text:span>, et que ce n'est pas la bonne erreur, le script va planter car <text:span text:style-name="Code">msg</text:span> n'existera pas. La fonction <text:span text:style-name="Code">getattr()</text:span> permet de pallier ce genre de problème en demandant un attribut, et en lui passant une valeur par défaut (ici une chaîne vide) qu'elle retournera en l'absence de celui-ci. C'est un raccourcis qui équivaut à :</text:p>
      <text:p text:style-name="Code_20_block"><text:span text:style-name="keyword0_5f_python">try</text:span> :<text:line-break/> <text:s text:c="3"/>valeur = e.<text:span text:style-name="member0_5f_python">msg<text:line-break/></text:span><text:span text:style-name="keyword0_5f_python">except</text:span> <text:span text:style-name="keyword1_5f_python">AttributeError</text:span>:<text:line-break/> <text:s text:c="3"/>valeur = <text:span text:style-name="string_5f_python">''</text:span></text:p>
      <text:p text:style-name="Standard"><text:span text:style-name="filename_20_and_20_line_20_number">Ligne 175, </text:span>deuxième astuce : on est certain qu'il s'agit d'une erreur de boucle infinie. Dans ce cas, on récupère la valeur <text:span text:style-name="Code">self.url_de_secours</text:span> gracieusement ajoutée par notre gestionnaire de redirection personnalisé à chaque redirection. Elle contient la dernière valeur du header <text:span text:style-name="Code">'location'</text:span>, c'est à dire l'url qui nous intéresse. On récupère le titre de l'article, et on fait comme si il n'y avait jamais eu d'erreur en continuant notre route.</text:p>
      <text:p text:style-name="P6"><text:span text:style-name="filename_20_and_20_line_20_number"/></text:p>
      <text:p text:style-name="P6"><text:span text:style-name="filename_20_and_20_line_20_number"/></text:p>
      <text:list xml:id="list2085734628" text:continue-numbering="true" text:style-name="Colored_20_code_20_numerotation">
        <text:list-item>
          <text:p text:style-name="Colored_20_code"><text:span text:style-name="filename_20_and_20_line_20_number"><text:s text:c="12"/></text:span><text:span text:style-name="keyword0_5f_python">try</text:span><text:span text:style-name="filename_20_and_20_line_20_number">:</text:span></text:p>
        </text:list-item>
        <text:list-item>
          <text:p text:style-name="Colored_20_code"><text:span text:style-name="filename_20_and_20_line_20_number"/></text:p>
        </text:list-item>
        <text:list-item>
          <text:p text:style-name="Colored_20_code"><text:span text:style-name="filename_20_and_20_line_20_number"><text:s text:c="16"/></text:span><text:span text:style-name="comment0_5f_python"># requête pour récupérer le contenu du sujet</text:span></text:p>
        </text:list-item>
        <text:list-item>
          <text:p text:style-name="Colored_20_code"><text:span text:style-name="filename_20_and_20_line_20_number"><text:s text:c="16"/>url_source = </text:span><text:span text:style-name="keyword1_5f_python">self</text:span><text:span text:style-name="filename_20_and_20_line_20_number">.</text:span><text:span text:style-name="member0_5f_python">url_source</text:span><text:span text:style-name="filename_20_and_20_line_20_number"> </text:span><text:span text:style-name="symbol0_5f_python">%</text:span><text:span text:style-name="filename_20_and_20_line_20_number"> </text:span><text:span text:style-name="symbol0_5f_python">(</text:span><text:span text:style-name="keyword1_5f_python">self</text:span><text:span text:style-name="filename_20_and_20_line_20_number">.</text:span><text:span text:style-name="member0_5f_python">langue</text:span><text:span text:style-name="filename_20_and_20_line_20_number">, sujet_aleatoire</text:span><text:span text:style-name="symbol0_5f_python">)</text:span></text:p>
        </text:list-item>
        <text:list-item>
          <text:p text:style-name="Colored_20_code"><text:soft-page-break/><text:span text:style-name="filename_20_and_20_line_20_number"><text:s text:c="16"/>requete_du_sujet = </text:span><text:span text:style-name="keyword2_5f_python">urllib2</text:span><text:span text:style-name="filename_20_and_20_line_20_number">.</text:span><text:span text:style-name="member0_5f_python">Request</text:span><text:span text:style-name="symbol0_5f_python">(</text:span><text:span text:style-name="filename_20_and_20_line_20_number">url_source, headers=</text:span><text:span text:style-name="keyword1_5f_python">self</text:span><text:span text:style-name="filename_20_and_20_line_20_number">.</text:span><text:span text:style-name="member0_5f_python">headers</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16"/>with closing</text:span><text:span text:style-name="symbol0_5f_python">(</text:span><text:span text:style-name="filename_20_and_20_line_20_number">url_opener.</text:span><text:span text:style-name="member0_5f_python">open</text:span><text:span text:style-name="symbol0_5f_python">(</text:span><text:span text:style-name="filename_20_and_20_line_20_number">requete_du_sujet</text:span><text:span text:style-name="symbol0_5f_python">))</text:span><text:span text:style-name="filename_20_and_20_line_20_number"> as reponse:</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try</text:span><text:span text:style-name="filename_20_and_20_line_20_number">:</text:span></text:p>
        </text:list-item>
        <text:list-item>
          <text:p text:style-name="Colored_20_code"><text:span text:style-name="filename_20_and_20_line_20_number"/></text:p>
        </text:list-item>
      </text:list>
      <text:p text:style-name="P6"><text:span text:style-name="filename_20_and_20_line_20_number"/></text:p>
      <text:p text:style-name="Standard">On créé et ouvre une nouvelle requête, vers l'article aléatoirement découvert.</text:p>
      <text:p text:style-name="P6"><text:span text:style-name="filename_20_and_20_line_20_number"/></text:p>
      <text:list xml:id="list1455303349" text:continue-numbering="true" text:style-name="Colored_20_code_20_numerotation">
        <text:list-item>
          <text:p text:style-name="Colored_20_code"><text:span text:style-name="filename_20_and_20_line_20_number"><text:s text:c="24"/></text:span><text:span text:style-name="comment0_5f_python"># on transforme l'article en arbre xml</text:span></text:p>
        </text:list-item>
        <text:list-item>
          <text:p text:style-name="Colored_20_code"><text:span text:style-name="filename_20_and_20_line_20_number"><text:s text:c="24"/>root = ET.</text:span><text:span text:style-name="member0_5f_python">fromstring</text:span><text:span text:style-name="symbol0_5f_python">(</text:span><text:span text:style-name="filename_20_and_20_line_20_number">reponse.</text:span><text:span text:style-name="member0_5f_python">read</text:span><text:span text:style-name="symbol0_5f_python">(</text:span><text:span text:style-name="number_5f_python">20000</text:span><text:span text:style-name="symbol0_5f_python">))</text:span></text:p>
        </text:list-item>
        <text:list-item>
          <text:p text:style-name="Colored_20_code"><text:span text:style-name="filename_20_and_20_line_20_number"/></text:p>
        </text:list-item>
        <text:list-item>
          <text:p text:style-name="Colored_20_code"><text:span text:style-name="filename_20_and_20_line_20_number"><text:s text:c="24"/></text:span><text:span text:style-name="comment0_5f_python"># et on fait une requête xpath pour récupérer</text:span></text:p>
        </text:list-item>
        <text:list-item>
          <text:p text:style-name="Colored_20_code"><text:span text:style-name="filename_20_and_20_line_20_number"><text:s text:c="24"/></text:span><text:span text:style-name="comment0_5f_python"># uniquement le contenu</text:span></text:p>
        </text:list-item>
        <text:list-item>
          <text:p text:style-name="Colored_20_code"><text:span text:style-name="filename_20_and_20_line_20_number"><text:s text:c="24"/></text:span><text:span text:style-name="keyword0_5f_python">yield</text:span><text:span text:style-name="filename_20_and_20_line_20_number"> root.</text:span><text:span text:style-name="member0_5f_python">findall</text:span><text:span text:style-name="symbol0_5f_python">(</text:span><text:span text:style-name="string_5f_python">".//*/rev"</text:span><text:span text:style-name="symbol0_5f_python">)[</text:span><text:span text:style-name="number_5f_python">0</text:span><text:span text:style-name="symbol0_5f_python">]</text:span><text:span text:style-name="filename_20_and_20_line_20_number">.</text:span><text:span text:style-name="member0_5f_python">text</text:span></text:p>
        </text:list-item>
        <text:list-item>
          <text:p text:style-name="Colored_20_code"><text:span text:style-name="filename_20_and_20_line_20_number"/></text:p>
        </text:list-item>
        <text:list-item>
          <text:p text:style-name="Colored_20_code"><text:span text:style-name="filename_20_and_20_line_20_number"><text:s text:c="20"/></text:span><text:span text:style-name="keyword0_5f_python">except</text:span><text:span text:style-name="filename_20_and_20_line_20_number"> </text:span><text:span text:style-name="symbol0_5f_python">(</text:span><text:span text:style-name="keyword1_5f_python">IndexError</text:span><text:span text:style-name="filename_20_and_20_line_20_number">, ET.</text:span><text:span text:style-name="member0_5f_python">ParseError</text:span><text:span text:style-name="symbol0_5f_python">)</text:span><text:span text:style-name="filename_20_and_20_line_20_number">:</text:span></text:p>
        </text:list-item>
        <text:list-item>
          <text:p text:style-name="Colored_20_code"><text:span text:style-name="filename_20_and_20_line_20_number"><text:s text:c="24"/></text:span><text:span text:style-name="comment0_5f_python"># pas de texte pour cet article, ou un xml mal formé</text:span></text:p>
        </text:list-item>
        <text:list-item>
          <text:p text:style-name="Colored_20_code"><text:span text:style-name="filename_20_and_20_line_20_number"><text:s text:c="24"/></text:span><text:span text:style-name="comment0_5f_python"># donc on passe au suivant</text:span></text:p>
        </text:list-item>
        <text:list-item>
          <text:p text:style-name="Colored_20_code"><text:span text:style-name="filename_20_and_20_line_20_number"><text:s text:c="24"/></text:span><text:span text:style-name="keyword0_5f_python">continue</text:span></text:p>
        </text:list-item>
        <text:list-item>
          <text:p text:style-name="Colored_20_code"><text:span text:style-name="keyword0_5f_python"/></text:p>
        </text:list-item>
      </text:list>
      <text:p text:style-name="P6"><text:span text:style-name="filename_20_and_20_line_20_number"/></text:p>
      <text:p text:style-name="Standard"><text:span text:style-name="filename_20_and_20_line_20_number">Ligne 190</text:span>, on transforme le texte en arbre XML, sachant qu'une page Wikipedia au format XML ressemble à ceci :</text:p>
      <text:p text:style-name="P6"><text:span text:style-name="filename_20_and_20_line_20_number"/></text:p>
      <text:p text:style-name="P9"><text:span text:style-name="T3">&lt;api&gt;</text:span></text:p>
      <text:p text:style-name="P9"><text:span text:style-name="T3"><text:s text:c="4"/>&lt;query&gt;</text:span></text:p>
      <text:p text:style-name="P9"><text:span text:style-name="T3"><text:s text:c="4"/>&lt;normalized&gt;</text:span></text:p>
      <text:p text:style-name="P9"><text:span text:style-name="T3"><text:s text:c="8"/>&lt;n from="Langues_mondé" to="Langues mondé"/&gt;</text:span></text:p>
      <text:p text:style-name="P9"><text:span text:style-name="T3"><text:s text:c="4"/>&lt;/normalized&gt;</text:span></text:p>
      <text:p text:style-name="P9"><text:span text:style-name="T3"><text:s text:c="4"/>&lt;pages&gt;</text:span></text:p>
      <text:p text:style-name="P9"><text:span text:style-name="T3"><text:s text:c="8"/>&lt;page pageid="5163703" ns="0" title="Langues mondé"&gt;</text:span></text:p>
      <text:p text:style-name="P9"><text:span text:style-name="T3"><text:s text:c="12"/>&lt;revisions&gt;</text:span></text:p>
      <text:p text:style-name="P9"><text:span text:style-name="T3"><text:s text:c="16"/>&lt;rev xml:space="preserve"&gt;</text:span></text:p>
      <text:p text:style-name="P9"><text:span text:style-name="T3"><text:s text:c="20"/>{{ébauche|linguistique}}</text:span></text:p>
      <text:p text:style-name="P9"><text:span text:style-name="T3"><text:s text:c="20"/>Les '''langues mondé''' constituent un des groupes de la famille des [[langues tupi]]. Elles sont parlées au [[Brésil]].</text:span></text:p>
      <text:p text:style-name="P9"><text:span text:style-name="T3"/></text:p>
      <text:p text:style-name="P9"><text:span text:style-name="T3"><text:s text:c="20"/>== Liste des langues mondé ==</text:span></text:p>
      <text:p text:style-name="P9"><text:span text:style-name="T3"><text:s text:c="20"/>Les langues mondé sont selon la classification de Rodrigues (2007) au nombre de six&lt;ref&gt;Rodrigues, 2007, p. 363.&lt;/ref&gt;:</text:span></text:p>
      <text:p text:style-name="P9"><text:span text:style-name="T3"><text:s text:c="20"/>* {{lien|fr=Aruá|trad=Aruáshi language|lang=en}}</text:span></text:p>
      <text:p text:style-name="P9"><text:span text:style-name="T3"><text:s text:c="20"/>* {{lien|fr=Cinta-larga|trad=Cinta Larga language|lang=en}}</text:span></text:p>
      <text:p text:style-name="P9"><text:span text:style-name="T3"><text:s text:c="20"/>* {{lien|fr=Gavião (langue)|texte=Gavião|trad=Gavião of Jiparaná|lang=en}} ou ikõrõ</text:span></text:p>
      <text:p text:style-name="P9"><text:span text:style-name="T3"><text:s text:c="20"/>* {{lien|fr=Paitér|trad=Surui language|lang=en}} ou suruí</text:span></text:p>
      <text:p text:style-name="P9"><text:span text:style-name="T3"><text:s text:c="20"/>* {{lien|fr=Salamãi|trad=Mondé language|lang=en}}</text:span></text:p>
      <text:p text:style-name="P9"><text:span text:style-name="T3"><text:s text:c="20"/>* {{lien|fr=Zoró|trad=Zoro language|lang=en}}</text:span></text:p>
      <text:p text:style-name="P9"><text:span text:style-name="T3"/></text:p>
      <text:p text:style-name="P9"><text:span text:style-name="T3"><text:s text:c="20"/>== Notes et références ==</text:span></text:p>
      <text:p text:style-name="P9"><text:span text:style-name="T3"><text:s text:c="20"/>&lt;references /&gt;</text:span></text:p>
      <text:p text:style-name="P9"><text:span text:style-name="T3"/></text:p>
      <text:p text:style-name="P9"><text:span text:style-name="T3"><text:s text:c="20"/>== Sources ==</text:span></text:p>
      <text:p text:style-name="P9"><text:span text:style-name="T3"><text:s text:c="20"/>* {{en}} Rodrigues, Aryon, ''Tupi Languages in Rondônia and in Eastern Bolivia'', Language Endangerment and Endangered Languages, Leo Wetzels (Éditeur), pp. 355-363, Indigenous Languages of Latin America 5, Leyde, CNWS Publications, 2007 {{ISBN|978-90-5789-154-0}}.</text:span></text:p>
      <text:p text:style-name="P9"><text:span text:style-name="T3"/></text:p>
      <text:p text:style-name="P9"><text:span text:style-name="T3"><text:s text:c="20"/>== Voir aussi ==</text:span></text:p>
      <text:p text:style-name="P9"><text:span text:style-name="T3"><text:s text:c="20"/>* [[linguistique]]</text:span></text:p>
      <text:p text:style-name="P9"><text:span text:style-name="T3"><text:s text:c="20"/>** [[liste de langues]]</text:span></text:p>
      <text:p text:style-name="P9"><text:span text:style-name="T3"><text:s text:c="20"/>*** [[langues par famille]]</text:span></text:p>
      <text:p text:style-name="P9"><text:span text:style-name="T3"><text:s text:c="20"/>**** [[langues amérindiennes]]</text:span></text:p>
      <text:p text:style-name="P9"><text:span text:style-name="T3"><text:s text:c="20"/>***** [[langues tupi]]</text:span></text:p>
      <text:p text:style-name="P9"><text:span text:style-name="T3"><text:s text:c="20"/>{{Portail|Langues|Brésil}}</text:span></text:p>
      <text:p text:style-name="P9"><text:span text:style-name="T3"/></text:p>
      <text:p text:style-name="P9"><text:span text:style-name="T3"><text:s text:c="20"/>[[Catégorie:Langue tupi|+]]</text:span></text:p>
      <text:p text:style-name="P9"><text:span text:style-name="T3"><text:s text:c="20"/>[[Catégorie:Langue du Brésil]]</text:span></text:p>
      <text:p text:style-name="P9"><text:span text:style-name="T3"><text:s text:c="20"/>[[en:Monde languages]]</text:span></text:p>
      <text:p text:style-name="P9"><text:span text:style-name="T3"><text:s text:c="16"/>&lt;/rev&gt;</text:span></text:p>
      <text:p text:style-name="P9"><text:span text:style-name="T3"><text:s text:c="12"/>&lt;/revisions&gt;</text:span></text:p>
      <text:p text:style-name="P9"><text:soft-page-break/><text:span text:style-name="T3"><text:s text:c="8"/>&lt;/page&gt;</text:span></text:p>
      <text:p text:style-name="P9"><text:span text:style-name="T3"><text:s text:c="4"/>&lt;/pages&gt;</text:span></text:p>
      <text:p text:style-name="P9"><text:span text:style-name="T3"><text:s text:c="4"/>&lt;/query&gt;</text:span></text:p>
      <text:p text:style-name="P9"><text:span text:style-name="T3">&lt;/api&gt;</text:span></text:p>
      <text:p text:style-name="P6"><text:span text:style-name="filename_20_and_20_line_20_number"/></text:p>
      <text:p text:style-name="Standard"><text:span text:style-name="filename_20_and_20_line_20_number">Ligne 194</text:span>, on utilise le langage Xpath<text:note text:id="ftn0" text:note-class="footnote"><text:note-citation>1</text:note-citation><text:note-body><text:p text:style-name="Footnote">Si vous ne connaissez pas Xpath, il vous suffit de savoir que c'est le langage standard pour interroger des structures de données au format XML, comme SQL est le langage pour les bases de données relationelles.</text:p></text:note-body></text:note> pour faire une requête sur l'arbre XML, lui demandant de lister toutes les nœuds 'rev', et on récupère le premier (et sûrement le seul) nœud. </text:p>
      <text:p text:style-name="Standard"/>
      <text:p text:style-name="Standard">On extrait le texte du nœud et on le renvoit avec <text:span text:style-name="Code">yield</text:span>, pour obtenir un générateur. En cas d'erreur, ce qui peut très bien se produire si il n'y a pas de nœud 'rev' ou si le document a été corrompu durant le transfert, on passe à l'article suivant.</text:p>
      <text:p text:style-name="P6"><text:span text:style-name="filename_20_and_20_line_20_number"/></text:p>
      <text:list xml:id="list1402737855" text:continue-numbering="true" text:style-name="Colored_20_code_20_numerotation">
        <text:list-item>
          <text:p text:style-name="Colored_20_code"><text:span text:style-name="filename_20_and_20_line_20_number"><text:s text:c="16"/>retry = </text:span><text:span text:style-name="number_5f_python">0</text:span></text:p>
        </text:list-item>
        <text:list-item>
          <text:p text:style-name="Colored_20_code"><text:span text:style-name="filename_20_and_20_line_20_number"/></text:p>
        </text:list-item>
        <text:list-item>
          <text:p text:style-name="Colored_20_code"><text:span text:style-name="filename_20_and_20_line_20_number"><text:s text:c="12"/></text:span><text:span text:style-name="keyword0_5f_python">except</text:span><text:span text:style-name="filename_20_and_20_line_20_number"> </text:span><text:span text:style-name="symbol0_5f_python">(</text:span><text:span text:style-name="keyword2_5f_python">urllib2</text:span><text:span text:style-name="filename_20_and_20_line_20_number">.</text:span><text:span text:style-name="member0_5f_python">HTTPError</text:span><text:span text:style-name="filename_20_and_20_line_20_number">, </text:span><text:span text:style-name="keyword2_5f_python">urllib2</text:span><text:span text:style-name="filename_20_and_20_line_20_number">.</text:span><text:span text:style-name="member0_5f_python">URLError</text:span><text:span text:style-name="symbol0_5f_python">)</text:span><text:span text:style-name="filename_20_and_20_line_20_number"> as e:</text:span></text:p>
        </text:list-item>
        <text:list-item>
          <text:p text:style-name="Colored_20_code"><text:span text:style-name="filename_20_and_20_line_20_number"><text:s text:c="16"/>retry = </text:span><text:span text:style-name="keyword1_5f_python">self</text:span><text:span text:style-name="filename_20_and_20_line_20_number">.</text:span><text:span text:style-name="member0_5f_python">fail_or_retry</text:span><text:span text:style-name="symbol0_5f_python">(</text:span><text:span text:style-name="filename_20_and_20_line_20_number">url_source, retry, e</text:span><text:span text:style-name="symbol0_5f_python">)</text:span></text:p>
        </text:list-item>
        <text:list-item>
          <text:p text:style-name="Colored_20_code"><text:span text:style-name="symbol0_5f_python"/></text:p>
        </text:list-item>
      </text:list>
      <text:p text:style-name="P6"><text:span text:style-name="filename_20_and_20_line_20_number"/></text:p>
      <text:p text:style-name="Standard">Fin du block <text:span text:style-name="Code">try</text:span>/<text:span text:style-name="Code">except</text:span> pour la deuxième requête, avec gestion maintenant habituelle de l'erreur.</text:p>
      <text:p text:style-name="Standard"/>
      <text:list xml:id="list1632711710"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text:s text:c="4"/></text:span><text:span text:style-name="keyword0_5f_python">def</text:span><text:span text:style-name="filename_20_and_20_line_20_number"> nettoyer_article</text:span><text:span text:style-name="symbol0_5f_python">(</text:span><text:span text:style-name="keyword1_5f_python">self</text:span><text:span text:style-name="filename_20_and_20_line_20_number">, text</text:span><text:span text:style-name="symbol0_5f_python">)</text:span><text:span text:style-name="filename_20_and_20_line_20_number">:</text:span></text:p>
        </text:list-item>
        <text:list-item>
          <text:p text:style-name="Colored_20_code"><text:span text:style-name="filename_20_and_20_line_20_number"><text:s text:c="8"/></text:span><text:span text:style-name="string_5f_python">"""</text:span></text:p>
        </text:list-item>
        <text:list-item>
          <text:p text:style-name="Colored_20_code"><text:span text:style-name="string_5f_python"><text:s text:c="12"/>Nettoie les articles du contenu non significatif.</text:span></text:p>
        </text:list-item>
        <text:list-item>
          <text:p text:style-name="Colored_20_code"><text:span text:style-name="string_5f_python"><text:s text:c="8"/>"""</text:span></text:p>
        </text:list-item>
        <text:list-item>
          <text:p text:style-name="Colored_20_code"><text:span text:style-name="filename_20_and_20_line_20_number"><text:s text:c="8"/>text = text.</text:span><text:span text:style-name="member0_5f_python">strip</text:span><text:span text:style-name="symbol0_5f_python">()</text:span><text:span text:style-name="filename_20_and_20_line_20_number">.</text:span><text:span text:style-name="member0_5f_python">lower</text:span><text:span text:style-name="symbol0_5f_python">()</text:span></text:p>
        </text:list-item>
        <text:list-item>
          <text:p text:style-name="Colored_20_code"><text:span text:style-name="filename_20_and_20_line_20_number"><text:s text:c="8"/></text:span><text:span text:style-name="comment0_5f_python"># on retire les tags wiki, les mots dedans ne sont pas significatifs</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s</text:span><text:span text:style-name="string_5f_python">)http://[^</text:span><text:span text:style-name="escaped_5f_python">\s</text:span><text:span text:style-name="string_5f_python">]+(?:</text:span><text:span text:style-name="escaped_5f_python">\s</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 =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text:span><text:span text:style-name="escaped_5f_python">\]</text:span><text:span text:style-name="string_5f_python">|]{1,2}[^{}[</text:span><text:span text:style-name="escaped_5f_python">\]</text:span><text:span text:style-name="string_5f_python">|]*[{}[</text:span><text:span text:style-name="escaped_5f_python">\]</text:span><text:span text:style-name="string_5f_python">|]{1,2}'</text:span><text:span text:style-name="filename_20_and_20_line_20_number">, </text:span><text:span text:style-name="string_5f_python">''</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filename_20_and_20_line_20_number"><text:s text:c="8"/></text:span><text:span text:style-name="keyword0_5f_python">return</text:span><text:span text:style-name="filename_20_and_20_line_20_number"> </text:span><text:span text:style-name="keyword2_5f_python">re</text:span><text:span text:style-name="filename_20_and_20_line_20_number">.</text:span><text:span text:style-name="member0_5f_python">sub</text:span><text:span text:style-name="symbol0_5f_python">(</text:span><text:span text:style-name="filename_20_and_20_line_20_number">r</text:span><text:span text:style-name="string_5f_python">'[^a-z10-9</text:span><text:span text:style-name="escaped_5f_python">\-</text:span><text:span text:style-name="string_5f_python">]'</text:span><text:span text:style-name="filename_20_and_20_line_20_number">, </text:span><text:span text:style-name="string_5f_python">' '</text:span><text:span text:style-name="filename_20_and_20_line_20_number">, text, flags=</text:span><text:span text:style-name="keyword2_5f_python">re</text:span><text:span text:style-name="filename_20_and_20_line_20_number">.</text:span><text:span text:style-name="member0_5f_python">M</text:span><text:span text:style-name="symbol0_5f_python">)</text:span></text:p>
        </text:list-item>
        <text:list-item>
          <text:p text:style-name="Colored_20_code"><text:span text:style-name="symbol0_5f_python"/></text:p>
        </text:list-item>
        <text:list-item>
          <text:p text:style-name="Colored_20_code"><text:span text:style-name="symbol0_5f_python"/></text:p>
        </text:list-item>
      </text:list>
      <text:p text:style-name="P6"><text:span text:style-name="filename_20_and_20_line_20_number"/></text:p>
      <text:p text:style-name="Standard">Équivalent de la méthode <text:span text:style-name="Code">nettoyer_tweet</text:span> du script précédent, on change essentiellement les expressions rationnelles pour enlever les notations du langage de formatage utilisé par wikipédia, <text:span text:style-name="filename_20_and_20_line_20_number">ligne 213</text:span>. Notez aussi l'utilisation du flag <text:span text:style-name="Code">re.M</text:span> (multiligne), qui signifie qu'on demande la reconnaissance des motifs, y compris si ils sont séparés par des sauts de ligne.</text:p>
      <text:p text:style-name="P6"><text:span text:style-name="filename_20_and_20_line_20_number"/></text:p>
      <text:p text:style-name="P6"><text:span text:style-name="filename_20_and_20_line_20_number"/></text:p>
      <text:list xml:id="list66774855" text:continue-numbering="true" text:style-name="Colored_20_code_20_numerotation">
        <text:list-item>
          <text:p text:style-name="Colored_20_code"><text:span text:style-name="filename_20_and_20_line_20_number"/></text:p>
        </text:list-item>
        <text:list-item>
          <text:p text:style-name="Colored_20_code"><text:span text:style-name="filename_20_and_20_line_20_number">results = ParseurWikipedia</text:span><text:span text:style-name="symbol0_5f_python">(</text:span><text:span text:style-name="string_5f_python">'fr'</text:span><text:span text:style-name="symbol0_5f_python">)</text:span><text:span text:style-name="filename_20_and_20_line_20_number">.</text:span><text:span text:style-name="member0_5f_python">compter</text:span><text:span text:style-name="symbol0_5f_python">()</text:span></text:p>
        </text:list-item>
        <text:list-item>
          <text:p text:style-name="Colored_20_code"><text:span text:style-name="keyword0_5f_python">for</text:span><text:span text:style-name="filename_20_and_20_line_20_number"> word, score </text:span><text:span text:style-name="keyword0_5f_python">in</text:span><text:span text:style-name="filename_20_and_20_line_20_number"> results.</text:span><text:span text:style-name="member0_5f_python">most_common</text:span><text:span text:style-name="symbol0_5f_python">(</text:span><text:span text:style-name="number_5f_python">100</text:span><text:span text:style-name="symbol0_5f_python">)</text:span><text:span text:style-name="filename_20_and_20_line_20_number">:</text:span></text:p>
        </text:list-item>
        <text:list-item>
          <text:p text:style-name="Colored_20_code"><text:span text:style-name="filename_20_and_20_line_20_number"><text:s text:c="4"/></text:span><text:span text:style-name="keyword0_5f_python">print</text:span><text:span text:style-name="filename_20_and_20_line_20_number"> </text:span><text:span text:style-name="string_5f_python">"%s: %s"</text:span><text:span text:style-name="filename_20_and_20_line_20_number"> </text:span><text:span text:style-name="symbol0_5f_python">%</text:span><text:span text:style-name="filename_20_and_20_line_20_number"> </text:span><text:span text:style-name="symbol0_5f_python">(</text:span><text:span text:style-name="filename_20_and_20_line_20_number">word, score</text:span><text:span text:style-name="symbol0_5f_python">)</text:span></text:p>
        </text:list-item>
      </text:list>
      <text:p text:style-name="P6"><text:span text:style-name="symbol0_5f_python"/></text:p>
      <text:p text:style-name="Standard">Et la fin du script dans laquelle on itère sur le résultat, comme dans le précédent.</text:p>
      <text:p text:style-name="Standard"/>
      <text:p text:style-name="Standard">Normalement à la fin de ce script vous avez du remarqué plusieurs choses :</text:p>
      <text:p text:style-name="Standard"/>
      <text:list xml:id="list830495912" text:style-name="L9">
        <text:list-item>
          <text:p text:style-name="P1">Il y a beaucoup de code en commun avec le script pour Twitter.</text:p>
        </text:list-item>
        <text:list-item>
          <text:p text:style-name="P1">Tout mettre dans des attributs commence à rendre le code très long.</text:p>
        </text:list-item>
        <text:list-item>
          <text:p text:style-name="P1">L'approche d'utiliser des expressions rationnelles pour nettoyer le code et les stop words ont leur limite.</text:p>
        </text:list-item>
        <text:list-item>
          <text:p text:style-name="P1">Le code réseau commence à devenir très lourd, et est loin de gérer toutes les erreurs possibles.</text:p>
        </text:list-item>
        <text:list-item>
          <text:p text:style-name="P1">On n'utilise pas <text:span text:style-name="Code">encode()</text:span> et <text:span text:style-name="Code">decode()</text:span>.</text:p>
        </text:list-item>
      </text:list>
      <text:p text:style-name="Standard"/>
      <text:p text:style-name="Standard"><text:soft-page-break/>Nous adressons certains de ces points dans les chapitres suivants. D'ors et déjà, pour le dernière point, il s'agit juste d'une simplification pédagogique : le script est encodé en UTF8, wikipédia envoie des données en UTF8 et <text:span text:style-name="Code">ElementTree</text:span> attend un encodage UTF8 par default, il est donc possible dans cet exemple précis de s'en passer. Encore une fois, ce n'est pas une habitude à prendre. Encoder et décoder dans vos scripts, je le fais ici car je sais exactement le comportement de toutes mes entrées, sorties, et de Python, par expérience, et ce afin de rendre le script le plus court et digeste possible pour les besoins du livre.</text:p>
      <text:h text:style-name="Heading_20_2" text:outline-level="2">Un peu de théorie</text:h>
      <text:h text:style-name="Heading_20_3" text:outline-level="3"><text:span text:style-name="symbol0_5f_python"><text:span text:style-name="T4">Rappel sur l'héritage</text:span></text:span></text:h>
      <text:p text:style-name="Text_20_body"><text:span text:style-name="symbol0_5f_python"><text:span text:style-name="T4">Si vous venez d'un langage avec une forte culture POO, vous pourrez tout de même être intéressé par cette partie car elle aborde l'héritage du point de vue de Python.</text:span></text:span></text:p>
      <text:p text:style-name="Text_20_body"><text:span text:style-name="symbol0_5f_python"><text:span text:style-name="T4">Contrairement à des langages basés sur le prototypage comme Javascript, Python utilise des classes pour créer des objets et définir des comportements, et ce sont donc les classes qu'on utilise pour découper le code OO en plusieurs parties réutilisables.</text:span></text:span></text:p>
      <text:p text:style-name="Text_20_body"><text:span text:style-name="symbol0_5f_python"><text:span text:style-name="T4">L'une des manière de réutiliser du code se fait par l'héritage. Une classe qui hérite d'une autre contient alors touts les attributs et méthode du parent :</text:span></text:span></text:p>
      <text:p text:style-name="Code_20_block"><text:span text:style-name="keyword0_5f_python"><text:span text:style-name="T2">class</text:span></text:span><text:span text:style-name="symbol0_5f_python"><text:span text:style-name="T4"> Personne</text:span></text:span><text:span text:style-name="symbol0_5f_python"><text:span text:style-name="T2">(</text:span></text:span><text:span text:style-name="keyword1_5f_python"><text:span text:style-name="T2">object</text:span></text:span><text:span text:style-name="symbol0_5f_python"><text:span text:style-name="T2">)</text:span></text:span><text:span text:style-name="symbol0_5f_python"><text:span text:style-name="T4">:<text:line-break/> <text:s text:c="3"/>sexe = </text:span></text:span><text:span text:style-name="string_5f_python"><text:span text:style-name="T2">'homme'</text:span></text:span><text:span text:style-name="symbol0_5f_python"><text:span text:style-name="T4"><text:line-break/> <text:s text:c="3"/></text:span></text:span><text:span text:style-name="keyword0_5f_python"><text:span text:style-name="T2">def</text:span></text:span><text:span text:style-name="symbol0_5f_python"><text:span text:style-name="T4"> </text:span></text:span><text:span text:style-name="keyword3_5f_python"><text:span text:style-name="T2">__init__</text:span></text:span><text:span text:style-name="symbol0_5f_python"><text:span text:style-name="T2">(</text:span></text:span><text:span text:style-name="keyword1_5f_python"><text:span text:style-name="T2">self</text:span></text:span><text:span text:style-name="symbol0_5f_python"><text:span text:style-name="T4">, nom, sexe=</text:span></text:span><text:span text:style-name="keyword1_5f_python"><text:span text:style-name="T2">None</text:span></text:span><text:span text:style-name="symbol0_5f_python"><text:span text:style-name="T2">)</text:span></text:span><text:span text:style-name="symbol0_5f_python"><text:span text:style-name="T4">:<text:line-break/> <text:s text:c="7"/></text:span></text:span><text:span text:style-name="keyword1_5f_python"><text:span text:style-name="T2">self</text:span></text:span><text:span text:style-name="symbol0_5f_python"><text:span text:style-name="T4">.</text:span></text:span><text:span text:style-name="member0_5f_python"><text:span text:style-name="T2">nom</text:span></text:span><text:span text:style-name="symbol0_5f_python"><text:span text:style-name="T4"> = nom<text:line-break/> <text:s text:c="7"/></text:span></text:span><text:span text:style-name="keyword1_5f_python"><text:span text:style-name="T2">self</text:span></text:span><text:span text:style-name="symbol0_5f_python"><text:span text:style-name="T4">.</text:span></text:span><text:span text:style-name="member0_5f_python"><text:span text:style-name="T2">sexe</text:span></text:span><text:span text:style-name="symbol0_5f_python"><text:span text:style-name="T4"> = sexe </text:span></text:span><text:span text:style-name="keyword0_5f_python"><text:span text:style-name="T2">or</text:span></text:span><text:span text:style-name="symbol0_5f_python"><text:span text:style-name="T4"> </text:span></text:span><text:span text:style-name="keyword1_5f_python"><text:span text:style-name="T2">self</text:span></text:span><text:span text:style-name="symbol0_5f_python"><text:span text:style-name="T4">.</text:span></text:span><text:span text:style-name="member0_5f_python"><text:span text:style-name="T2">sexe</text:span></text:span><text:span text:style-name="symbol0_5f_python"><text:span text:style-name="T4"><text:line-break/> <text:s text:c="3"/></text:span></text:span><text:span text:style-name="keyword0_5f_python"><text:span text:style-name="T2">def</text:span></text:span><text:span text:style-name="symbol0_5f_python"><text:span text:style-name="T4"> identite</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return</text:span></text:span><text:span text:style-name="symbol0_5f_python"><text:span text:style-name="T4"> </text:span></text:span><text:span text:style-name="string_5f_python"><text:span text:style-name="T2">'%s (%s)'</text:span></text:span><text:span text:style-name="symbol0_5f_python"><text:span text:style-name="T4"> </text:span></text:span><text:span text:style-name="symbol0_5f_python"><text:span text:style-name="T2">%</text:span></text:span><text:span text:style-name="symbol0_5f_python"><text:span text:style-name="T4"> </text:span></text:span><text:span text:style-name="symbol0_5f_python"><text:span text:style-name="T2">(</text:span></text:span><text:span text:style-name="keyword1_5f_python"><text:span text:style-name="T2">self</text:span></text:span><text:span text:style-name="symbol0_5f_python"><text:span text:style-name="T4">.</text:span></text:span><text:span text:style-name="member0_5f_python"><text:span text:style-name="T2">nom</text:span></text:span><text:span text:style-name="symbol0_5f_python"><text:span text:style-name="T4">, </text:span></text:span><text:span text:style-name="keyword1_5f_python"><text:span text:style-name="T2">self</text:span></text:span><text:span text:style-name="symbol0_5f_python"><text:span text:style-name="T4">.</text:span></text:span><text:span text:style-name="member0_5f_python"><text:span text:style-name="T2">sexe</text:span></text:span><text:span text:style-name="symbol0_5f_python"><text:span text:style-name="T2">)</text:span></text:span><text:span text:style-name="symbol0_5f_python"><text:span text:style-name="T4"><text:line-break/><text:line-break/></text:span></text:span><text:span text:style-name="keyword0_5f_python"><text:span text:style-name="T2">class</text:span></text:span><text:span text:style-name="symbol0_5f_python"><text:span text:style-name="T4"> Heros</text:span></text:span><text:span text:style-name="symbol0_5f_python"><text:span text:style-name="T2">(</text:span></text:span><text:span text:style-name="symbol0_5f_python"><text:span text:style-name="T4">Personne</text:span></text:span><text:span text:style-name="symbol0_5f_python"><text:span text:style-name="T2">)</text:span></text:span><text:span text:style-name="symbol0_5f_python"><text:span text:style-name="T4">: # l'héritage se fait par le passage de la class entre parenthèses<text:line-break/> <text:s text:c="3"/></text:span></text:span><text:span text:style-name="keyword0_5f_python"><text:span text:style-name="T2">pass</text:span></text:span><text:span text:style-name="symbol0_5f_python"><text:span text:style-name="T4"><text:line-break/><text:line-break/></text:span></text:span><text:span text:style-name="filename_20_and_20_line_20_number"><text:span text:style-name="T8">&gt;&gt;&gt;</text:span></text:span><text:span text:style-name="symbol0_5f_python"><text:span text:style-name="T4"> </text:span></text:span><text:span text:style-name="symbol0_5f_python"><text:span text:style-name="T4">print Heros.sexe<text:line-break/>homme<text:line-break/></text:span></text:span><text:span text:style-name="filename_20_and_20_line_20_number"><text:span text:style-name="T8">&gt;&gt;&gt;</text:span></text:span><text:span text:style-name="symbol0_5f_python"><text:span text:style-name="T4"> heroine = Heros</text:span></text:span><text:span text:style-name="symbol0_5f_python"><text:span text:style-name="T2">(</text:span></text:span><text:span text:style-name="string_5f_python"><text:span text:style-name="T2">'Emma Peel'</text:span></text:span><text:span text:style-name="symbol0_5f_python"><text:span text:style-name="T4">, </text:span></text:span><text:span text:style-name="string_5f_python"><text:span text:style-name="T2">'femme'</text:span></text:span><text:span text:style-name="symbol0_5f_python"><text:span text:style-name="T2">)</text:span></text:span><text:span text:style-name="symbol0_5f_python"><text:span text:style-name="T4"><text:line-break/></text:span></text:span><text:span text:style-name="filename_20_and_20_line_20_number"><text:span text:style-name="T8">&gt;&gt;&gt;</text:span></text:span><text:span text:style-name="symbol0_5f_python"><text:span text:style-name="T4"> print <text:s/>heroine.</text:span></text:span><text:span text:style-name="member0_5f_python"><text:span text:style-name="T2">identite</text:span></text:span><text:span text:style-name="symbol0_5f_python"><text:span text:style-name="T2">()<text:line-break/></text:span></text:span><text:span text:style-name="symbol0_5f_python"><text:span text:style-name="T7">Emma Peel (femme)</text:span></text:span></text:p>
      <text:p text:style-name="Code_20_block"><text:span text:style-name="symbol0_5f_python"><text:span text:style-name="T4">Ici, </text:span></text:span><text:span text:style-name="Code"><text:span text:style-name="T4">Heros</text:span></text:span><text:span text:style-name="symbol0_5f_python"><text:span text:style-name="T4"> possède tous les attributs et les méthodes de </text:span></text:span><text:span text:style-name="Code"><text:span text:style-name="T4">Personne</text:span></text:span><text:span text:style-name="symbol0_5f_python"><text:span text:style-name="T4">, car </text:span></text:span><text:span text:style-name="Code"><text:span text:style-name="T4">Heros</text:span></text:span><text:span text:style-name="symbol0_5f_python"><text:span text:style-name="T4"> hérite de </text:span></text:span><text:span text:style-name="Code"><text:span text:style-name="T4">Personne</text:span></text:span><text:span text:style-name="symbol0_5f_python"><text:span text:style-name="T4">, on dit que </text:span></text:span><text:span text:style-name="Code"><text:span text:style-name="T4">Heros</text:span></text:span><text:span text:style-name="symbol0_5f_python"><text:span text:style-name="T4"> est la classe fille (ou le fils, ou classe enfant, selon l'humeur), de </text:span></text:span><text:span text:style-name="Code"><text:span text:style-name="T4">Personne</text:span></text:span><text:span text:style-name="symbol0_5f_python"><text:span text:style-name="T4">.</text:span></text:span></text:p>
      <text:p text:style-name="Text_20_body"><text:span text:style-name="symbol0_5f_python"><text:span text:style-name="T4">La classe fille peut réécrire une méthode de la classe parente (pour les programmeurs C++, en Python, toutes les méthodes sont virtuelles). Celle-ci remplace alors complètement la méthode du parent dans l'enfant :</text:span></text:span></text:p>
      <text:p text:style-name="Code_20_block"><text:span text:style-name="keyword0_5f_python">class</text:span> Heros<text:span text:style-name="symbol0_5f_python">(</text:span>Personne<text:span text:style-name="symbol0_5f_python">)</text:span>:<text:line-break/> <text:s text:c="3"/><text:span text:style-name="keyword0_5f_python">def</text:span> identite<text:span text:style-name="symbol0_5f_python">(</text:span><text:span text:style-name="keyword1_5f_python">self</text:span><text:span text:style-name="symbol0_5f_python">)</text:span>:<text:line-break/> <text:s text:c="7"/><text:span text:style-name="keyword0_5f_python">return</text:span> <text:span text:style-name="string_5f_python">'[HERO] %s (%s)'</text:span> <text:span text:style-name="symbol0_5f_python">%</text:span> <text:span text:style-name="symbol0_5f_python">(</text:span><text:span text:style-name="keyword1_5f_python">self</text:span>.<text:span text:style-name="member0_5f_python">nom</text:span>, <text:span text:style-name="keyword1_5f_python">self</text:span>.<text:span text:style-name="member0_5f_python">sexe</text:span><text:span text:style-name="symbol0_5f_python">)</text:span></text:p>
      <text:p text:style-name="Text_20_body"></text:p>
      <text:p text:style-name="Code_20_block"><text:soft-page-break/><text:span text:style-name="filename_20_and_20_line_20_number"><text:span text:style-name="T8">&gt;&gt;&gt; </text:span></text:span>heroine = Heros('Emma Peel', 'femme')<text:line-break/><text:span text:style-name="filename_20_and_20_line_20_number"><text:span text:style-name="T8">&gt;&gt;&gt; </text:span></text:span>print heroine.identite()<text:line-break/>[HERO] Emma Peel (femme)</text:p>
      <text:p text:style-name="Text_20_body"><text:span text:style-name="symbol0_5f_python"><text:span text:style-name="T4">C'est ce qu'on appelle l'overriding. Si vous cherchez l'overloading (la surchage de méthode), sachez il n'y en a pas en Python. Le polymorphisme se fait uniquement en jouant avec les paramètres par défaut et le ducktyping.</text:span></text:span></text:p>
      <text:p text:style-name="Text_20_body"><text:span text:style-name="symbol0_5f_python"><text:span text:style-name="T4">Mais parfois on veut réutiliser le code du parent, particulièrement quand celui-ci est complexe. Il existe deux manières de le faire.</text:span></text:span></text:p>
      <text:p text:style-name="Text_20_body"><text:span text:style-name="symbol0_5f_python"><text:span text:style-name="T4">La première méthode est d’appeler directement la méthode du parent :</text:span></text:span></text:p>
      <text:p text:style-name="P8"><text:span text:style-name="keyword0_5f_python"><text:span text:style-name="T2">class</text:span></text:span><text:span text:style-name="T2"> Heros</text:span><text:span text:style-name="symbol0_5f_python"><text:span text:style-name="T2">(</text:span></text:span><text:span text:style-name="T2">Personne</text:span><text:span text:style-name="symbol0_5f_python"><text:span text:style-name="T2">)</text:span></text:span><text:span text:style-name="T2">:<text:line-break/> <text:s text:c="3"/></text:span><text:span text:style-name="keyword0_5f_python"><text:span text:style-name="T2">def</text:span></text:span><text:span text:style-name="T2"> identite</text:span><text:span text:style-name="symbol0_5f_python"><text:span text:style-name="T2">(</text:span></text:span><text:span text:style-name="keyword1_5f_python"><text:span text:style-name="T2">self</text:span></text:span><text:span text:style-name="symbol0_5f_python"><text:span text:style-name="T2">)</text:span></text:span><text:span text:style-name="T2">:<text:line-break/> <text:s text:c="7"/>identite = Personne.</text:span><text:span text:style-name="member0_5f_python"><text:span text:style-name="T2">indentite</text:span></text:span><text:span text:style-name="symbol0_5f_python"><text:span text:style-name="T2">(</text:span></text:span><text:span text:style-name="keyword1_5f_python"><text:span text:style-name="T2">self</text:span></text:span><text:span text:style-name="symbol0_5f_python"><text:span text:style-name="T2">) <text:s/># et utilisation de son résultat</text:span></text:span><text:span text:style-name="T2"><text:line-break/> <text:s text:c="7"/></text:span><text:span text:style-name="keyword0_5f_python"><text:span text:style-name="T2">return</text:span></text:span><text:span text:style-name="T2"> </text:span><text:span text:style-name="string_5f_python"><text:span text:style-name="T2">'[HERO] %s'</text:span></text:span><text:span text:style-name="T2"> </text:span><text:span text:style-name="symbol0_5f_python"><text:span text:style-name="T2">%</text:span></text:span><text:span text:style-name="T2"> identite # et utilisation de son résultat</text:span></text:p>
      <text:p text:style-name="Code_20_block"><text:span text:style-name="filename_20_and_20_line_20_number"><text:span text:style-name="T8">&gt;&gt;&gt; </text:span></text:span><text:span text:style-name="symbol0_5f_python"><text:span text:style-name="T4">heroine = Heros('Emma Peel', 'femme')<text:line-break/></text:span></text:span><text:span text:style-name="filename_20_and_20_line_20_number"><text:span text:style-name="T8">&gt;&gt;&gt; </text:span></text:span><text:span text:style-name="symbol0_5f_python"><text:span text:style-name="T4">print heroine.identite()<text:line-break/>[HERO] Emma Peel (femme)</text:span></text:span></text:p>
      <text:p text:style-name="Text_20_body"><text:span text:style-name="symbol0_5f_python"><text:span text:style-name="T4">On nomme ici directement le parent, on appelle sa méthode, et on lui passe </text:span></text:span><text:span text:style-name="Code"><text:span text:style-name="T4">self</text:span></text:span><text:span text:style-name="symbol0_5f_python"><text:span text:style-name="T4"> en premier argument. Ainsi le </text:span></text:span><text:span text:style-name="Code"><text:span text:style-name="T2">self</text:span></text:span><text:span text:style-name="symbol0_5f_python"><text:span text:style-name="T4"> de l'instance de </text:span></text:span><text:span text:style-name="Code"><text:span text:style-name="T4">Heros</text:span></text:span><text:span text:style-name="symbol0_5f_python"><text:span text:style-name="T4"> sera utilisé comme le </text:span></text:span><text:span text:style-name="Code"><text:span text:style-name="T4">self</text:span></text:span><text:span text:style-name="symbol0_5f_python"><text:span text:style-name="T4"> de </text:span></text:span><text:span text:style-name="Code"><text:span text:style-name="T4">Personne</text:span></text:span><text:span text:style-name="symbol0_5f_python"><text:span text:style-name="T4"> (qui n'est pas passé automatiquement quand on appelle la méthode depuis la classe au lieu de l'instance), et on obtient le résultat de la méthode originale. On peut l’utiliser à loisir.</text:span></text:span></text:p>
      <text:p text:style-name="Text_20_body"><text:span text:style-name="symbol0_5f_python"><text:span text:style-name="T4">La seconde méthode, est d'utiliser la fonction </text:span></text:span><text:span text:style-name="Code"><text:span text:style-name="T4">super()</text:span></text:span><text:span text:style-name="symbol0_5f_python"><text:span text:style-name="T4"> pour récupérer le parent automatiquement :</text:span></text:span></text:p>
      <text:p text:style-name="Text_20_body"><text:span text:style-name="keyword0_5f_python"><text:span text:style-name="T2">class</text:span></text:span><text:span text:style-name="symbol0_5f_python"><text:span text:style-name="T4"> Heros</text:span></text:span><text:span text:style-name="symbol0_5f_python"><text:span text:style-name="T2">(</text:span></text:span><text:span text:style-name="symbol0_5f_python"><text:span text:style-name="T4">Personne</text:span></text:span><text:span text:style-name="symbol0_5f_python"><text:span text:style-name="T2">)</text:span></text:span><text:span text:style-name="symbol0_5f_python"><text:span text:style-name="T4">:<text:line-break/> <text:s text:c="3"/></text:span></text:span><text:span text:style-name="keyword0_5f_python"><text:span text:style-name="T2">def</text:span></text:span><text:span text:style-name="symbol0_5f_python"><text:span text:style-name="T4"> identite</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1_5f_python"><text:span text:style-name="T2">super</text:span></text:span><text:span text:style-name="symbol0_5f_python"><text:span text:style-name="T2">(</text:span></text:span><text:span text:style-name="symbol0_5f_python"><text:span text:style-name="T4">Heros, </text:span></text:span><text:span text:style-name="keyword1_5f_python"><text:span text:style-name="T2">self</text:span></text:span><text:span text:style-name="symbol0_5f_python"><text:span text:style-name="T2">)</text:span></text:span><text:span text:style-name="symbol0_5f_python"><text:span text:style-name="T4">.</text:span></text:span><text:span text:style-name="member0_5f_python"><text:span text:style-name="T2">indentite</text:span></text:span><text:span text:style-name="symbol0_5f_python"><text:span text:style-name="T2">()</text:span></text:span><text:span text:style-name="symbol0_5f_python"><text:span text:style-name="T4"><text:line-break/> <text:s text:c="7"/></text:span></text:span><text:span text:style-name="keyword0_5f_python"><text:span text:style-name="T2">return</text:span></text:span><text:span text:style-name="symbol0_5f_python"><text:span text:style-name="T4"> </text:span></text:span><text:span text:style-name="string_5f_python"><text:span text:style-name="T2">'[HERO] %s'</text:span></text:span><text:span text:style-name="symbol0_5f_python"><text:span text:style-name="T4"> </text:span></text:span><text:span text:style-name="symbol0_5f_python"><text:span text:style-name="T2">%</text:span></text:span><text:span text:style-name="symbol0_5f_python"><text:span text:style-name="T4"> identite</text:span></text:span></text:p>
      <text:p text:style-name="Text_20_body"><text:span text:style-name="symbol0_5f_python"><text:span text:style-name="T4">Le résultat est le même, mais ici on passe la classe fille à </text:span></text:span><text:span text:style-name="Code"><text:span text:style-name="T4">super()</text:span></text:span><text:span text:style-name="symbol0_5f_python"><text:span text:style-name="T4">, pas la classe parent. Et on passe </text:span></text:span><text:span text:style-name="Code"><text:span text:style-name="T4">self</text:span></text:span><text:span text:style-name="symbol0_5f_python"><text:span text:style-name="T4"> à super, pas à la méthode.</text:span></text:span></text:p>
      <text:p text:style-name="Text_20_body"><text:span text:style-name="symbol0_5f_python"><text:span text:style-name="T4">Quand utiliser l'une ou l'autre ? La réponse est dans la partie suivante.</text:span></text:span></text:p>
      <text:h text:style-name="Heading_20_3" text:outline-level="3"><text:span text:style-name="symbol0_5f_python"><text:span text:style-name="T4">Héritage multiple</text:span></text:span></text:h>
      <text:p text:style-name="Text_20_body"><text:span text:style-name="symbol0_5f_python"><text:span text:style-name="T4">En Python, il n'y a pas de notion d'interfaces comme en Java ou C#, ni de Mixin comme en Ruby ou encore de traits comme en PHP. Mais il <text:s/>permet à une classe d'hériter de plusieurs classes en même temps comme en C++.</text:span></text:span></text:p>
      <text:p text:style-name="Code_20_block"><text:span text:style-name="keyword0_5f_python"><text:span text:style-name="T2">class</text:span></text:span><text:span text:style-name="symbol0_5f_python"><text:span text:style-name="T4"> Telephone</text:span></text:span><text:span text:style-name="symbol0_5f_python"><text:span text:style-name="T2">(</text:span></text:span><text:span text:style-name="keyword1_5f_python"><text:span text:style-name="T2">object</text:span></text:span><text:span text:style-name="symbol0_5f_python"><text:span text:style-name="T2">)</text:span></text:span><text:span text:style-name="symbol0_5f_python"><text:span text:style-name="T4">:<text:line-break/> <text:s text:c="3"/></text:span></text:span><text:span text:style-name="keyword0_5f_python"><text:span text:style-name="T2">def</text:span></text:span><text:span text:style-name="symbol0_5f_python"><text:span text:style-name="T4"> sonn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dring"</text:span></text:span><text:span text:style-name="symbol0_5f_python"><text:span text:style-name="T4"><text:line-break/> <text:s text:c="3"/></text:span></text:span><text:span text:style-name="keyword0_5f_python"><text:span text:style-name="T2">def</text:span></text:span><text:span text:style-name="symbol0_5f_python"><text:span text:style-name="T4"> allum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bip'</text:span></text:span><text:span text:style-name="symbol0_5f_python"><text:span text:style-name="T4"><text:line-break/><text:line-break/></text:span></text:span><text:span text:style-name="keyword0_5f_python"><text:span text:style-name="T2">class</text:span></text:span><text:span text:style-name="symbol0_5f_python"><text:span text:style-name="T4"> Organiseur</text:span></text:span><text:span text:style-name="symbol0_5f_python"><text:span text:style-name="T2">(</text:span></text:span><text:span text:style-name="keyword1_5f_python"><text:span text:style-name="T2">object</text:span></text:span><text:span text:style-name="symbol0_5f_python"><text:span text:style-name="T2">)</text:span></text:span><text:span text:style-name="symbol0_5f_python"><text:span text:style-name="T4">:<text:line-break/> <text:s text:c="3"/></text:span></text:span><text:span text:style-name="keyword0_5f_python"><text:span text:style-name="T2">def</text:span></text:span><text:span text:style-name="symbol0_5f_python"><text:span text:style-name="T4"> organis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Remue-toi !"</text:span></text:span><text:span text:style-name="symbol0_5f_python"><text:span text:style-name="T4"><text:line-break/></text:span></text:span><text:soft-page-break/><text:span text:style-name="symbol0_5f_python"><text:span text:style-name="T4"> <text:s text:c="3"/></text:span></text:span><text:span text:style-name="keyword0_5f_python"><text:span text:style-name="T2">def</text:span></text:span><text:span text:style-name="symbol0_5f_python"><text:span text:style-name="T4"> allumer</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text:span></text:span><text:span text:style-name="keyword0_5f_python"><text:span text:style-name="T2">print</text:span></text:span><text:span text:style-name="symbol0_5f_python"><text:span text:style-name="T4"> </text:span></text:span><text:span text:style-name="string_5f_python"><text:span text:style-name="T2">'ting'</text:span></text:span><text:span text:style-name="symbol0_5f_python"><text:span text:style-name="T4"><text:line-break/><text:line-break/></text:span></text:span><text:span text:style-name="keyword0_5f_python"><text:span text:style-name="T2">class</text:span></text:span><text:span text:style-name="symbol0_5f_python"><text:span text:style-name="T4"> SmartPhone</text:span></text:span><text:span text:style-name="symbol0_5f_python"><text:span text:style-name="T2">(</text:span></text:span><text:span text:style-name="symbol0_5f_python"><text:span text:style-name="T4">Organiseur, Telephone</text:span></text:span><text:span text:style-name="symbol0_5f_python"><text:span text:style-name="T2">)</text:span></text:span><text:span text:style-name="symbol0_5f_python"><text:span text:style-name="T4">:<text:line-break/> <text:s text:c="3"/></text:span></text:span><text:span text:style-name="keyword0_5f_python"><text:span text:style-name="T2">pass</text:span></text:span></text:p>
      <text:p text:style-name="Standard"><text:span text:style-name="filename_20_and_20_line_20_number"><text:span text:style-name="T8">&gt;&gt;&gt;</text:span></text:span> sp = SmartPhone()</text:p>
      <text:p text:style-name="Standard"><text:span text:style-name="filename_20_and_20_line_20_number"><text:span text:style-name="T8">&gt;&gt;&gt;</text:span></text:span> sp.allumer()</text:p>
      <text:p text:style-name="Standard">ting</text:p>
      <text:p text:style-name="Standard"><text:span text:style-name="filename_20_and_20_line_20_number"><text:span text:style-name="T8">&gt;&gt;&gt;</text:span></text:span> sp.sonner()</text:p>
      <text:p text:style-name="Standard">dring</text:p>
      <text:p text:style-name="Standard"/>
      <text:p text:style-name="Standard">On bénéficie ainsi du code des deux classes en même temps. Ainsi :</text:p>
      <text:p text:style-name="Standard"/>
      <text:list xml:id="list525992241" text:style-name="L10">
        <text:list-item>
          <text:p text:style-name="P2">Si la méthode existe uniquement dans une des classes, elle sera utilisée.</text:p>
        </text:list-item>
        <text:list-item>
          <text:p text:style-name="P2">Si elle existe dans les deux classes, la méthodes du parent le plus à gauche dans la liste d'héritage sera utilisée.</text:p>
        </text:list-item>
      </text:list>
      <text:p text:style-name="Standard"/>
      <text:p text:style-name="Standard">Si vous utilisez <text:span text:style-name="Code">super()</text:span>, Python utilisera cette seconde règle pour pour déterminer quelle méthode de quelle parent utiliser :</text:p>
      <text:p text:style-name="Code_20_block"><text:span text:style-name="keyword0_5f_python">class</text:span> SmartPhone<text:span text:style-name="symbol0_5f_python">(</text:span>Organiseur, Telephone<text:span text:style-name="symbol0_5f_python">)</text:span>:<text:line-break/> <text:s text:c="3"/><text:span text:style-name="keyword0_5f_python">def</text:span> allumer<text:span text:style-name="symbol0_5f_python">(</text:span><text:span text:style-name="keyword1_5f_python">self</text:span><text:span text:style-name="symbol0_5f_python">)</text:span>:<text:line-break/> <text:s text:c="7"/><text:span text:style-name="keyword1_5f_python">super</text:span><text:span text:style-name="symbol0_5f_python">(</text:span>SmartPhone, <text:span text:style-name="keyword1_5f_python">self</text:span><text:span text:style-name="symbol0_5f_python">)</text:span>.<text:span text:style-name="member0_5f_python">allumer</text:span><text:span text:style-name="symbol0_5f_python">()</text:span></text:p>
      <text:p text:style-name="Code_20_block"><text:span text:style-name="filename_20_and_20_line_20_number"><text:span text:style-name="T8">&gt;&gt;&gt;</text:span></text:span> sp = SmartPhone()<text:line-break/><text:span text:style-name="filename_20_and_20_line_20_number"><text:span text:style-name="T8">&gt;&gt;&gt;</text:span></text:span> sp.allumer()<text:line-break/>ting</text:p>
      <text:p text:style-name="Standard">Si vous appelez directement la méthode du parent, vous perdez en dynamisme, mais vous pouvez appeler n'importe quelle méthode de n'importe quel parent, arbitrairement :</text:p>
      <text:p text:style-name="Code_20_block"><text:span text:style-name="keyword0_5f_python">class</text:span> SmartPhone<text:span text:style-name="symbol0_5f_python">(</text:span>Organiseur, Telephone<text:span text:style-name="symbol0_5f_python">)</text:span>:<text:line-break/> <text:s text:c="3"/><text:span text:style-name="keyword0_5f_python">def</text:span> allumer<text:span text:style-name="symbol0_5f_python">(</text:span><text:span text:style-name="keyword1_5f_python">self</text:span><text:span text:style-name="symbol0_5f_python">)</text:span>:<text:line-break/> <text:s text:c="7"/>Telephone.<text:span text:style-name="member0_5f_python">allumer</text:span><text:span text:style-name="symbol0_5f_python">(</text:span><text:span text:style-name="keyword1_5f_python">self</text:span><text:span text:style-name="symbol0_5f_python">)</text:span></text:p>
      <text:p text:style-name="Code_20_block"><text:span text:style-name="filename_20_and_20_line_20_number"><text:span text:style-name="T8">&gt;&gt;&gt;</text:span></text:span> sp = SmartPhone()<text:line-break/><text:span text:style-name="filename_20_and_20_line_20_number"><text:span text:style-name="T8">&gt;&gt;&gt;</text:span></text:span> sp.allumer()<text:line-break/>bip</text:p>
      <text:h text:style-name="Heading_20_3" text:outline-level="3"><text:span text:style-name="symbol0_5f_python"><text:span text:style-name="T4">Methodes magiques</text:span></text:span></text:h>
      <text:p text:style-name="Text_20_body"><text:span text:style-name="symbol0_5f_python"><text:span text:style-name="T4"/></text:span></text:p>
      <text:p text:style-name="Text_20_body"><text:span text:style-name="symbol0_5f_python"><text:span text:style-name="T4">Vous avez vu </text:span></text:span><text:span text:style-name="Code"><text:span text:style-name="T4">__init__</text:span></text:span><text:span text:style-name="symbol0_5f_python"><text:span text:style-name="T4"> et </text:span></text:span><text:span text:style-name="Code"><text:span text:style-name="T4">__iter__</text:span></text:span><text:span text:style-name="symbol0_5f_python"><text:span text:style-name="T4">, mais il y a de nombreuses méthodes qui suivent la convention </text:span></text:span><text:span text:style-name="Code"><text:span text:style-name="T4">__nom__</text:span></text:span><text:span text:style-name="symbol0_5f_python"><text:span text:style-name="T4">. On les appelle parfois les méthodes magiques. Elle permettent d'implémenter des comportements standards qui correspondent souvent à des motifs de conceptions connus comme l'itérable, le décorateur, etc.</text:span></text:span></text:p>
      <text:p text:style-name="Text_20_body"><text:span text:style-name="symbol0_5f_python"><text:span text:style-name="T4"/></text:span></text:p>
      <text:p text:style-name="Text_20_body"><text:span text:style-name="symbol0_5f_python"><text:span text:style-name="T4">Parmis les plus intéressantes :</text:span></text:span></text:p>
      <text:list xml:id="list1497922408" text:style-name="L11">
        <text:list-item>
          <text:p text:style-name="P3"><text:span text:style-name="Code"><text:span text:style-name="T4">__del__(self)</text:span></text:span><text:span text:style-name="T4"> : appelée quand l'objet est collecté par le garbage collector. Utilisez la pour faire </text:span><text:soft-page-break/><text:span text:style-name="T4">du nettoyage.</text:span></text:p>
        </text:list-item>
        <text:list-item>
          <text:p text:style-name="P3"><text:span text:style-name="Code"><text:span text:style-name="T4">__len__(self)</text:span></text:span><text:span text:style-name="T4"> : appelée quand on demande la taille d'un objet. Doit retourner un entier.</text:span></text:p>
        </text:list-item>
        <text:list-item>
          <text:p text:style-name="P3"><text:span text:style-name="Code"><text:span text:style-name="T4">__int__(self)</text:span></text:span><text:span text:style-name="T4">, </text:span><text:span text:style-name="Code"><text:span text:style-name="T4">__str__(self)</text:span></text:span><text:span text:style-name="T4">, </text:span><text:span text:style-name="Code"><text:span text:style-name="T4">__unicode(self)</text:span></text:span><text:span text:style-name="T4">, </text:span><text:span text:style-name="Code"><text:span text:style-name="T4">__long__(self)</text:span></text:span><text:span text:style-name="T4">, etc : appelées quand on converti l'objet dans un autre type. Utilisez les quand vous voulez un transtypage personnalisé.</text:span></text:p>
        </text:list-item>
        <text:list-item>
          <text:p text:style-name="P3"><text:span text:style-name="Code"><text:span text:style-name="T4">__eq__(self, other)</text:span></text:span>, <text:span text:style-name="Code">__lt__(self, other)</text:span>, <text:span text:style-name="Code">__or__</text:span>, <text:span text:style-name="Code">__mul__</text:span>, <text:span text:style-name="Code">__iadd__</text:span>,<text:span text:style-name="Code">__contains__(self, item)__</text:span>, etc. Appelées quand on utilise des opérateurs comme <text:span text:style-name="Code">==,</text:span> <text:span text:style-name="Code">&lt;</text:span>, <text:span text:style-name="Code">or</text:span>, <text:span text:style-name="Code">*</text:span> , <text:span text:style-name="Code">+=</text:span>, <text:span text:style-name="Code">in</text:span>... Utilisez les quand vous voulez l'équivalent d'une surchage d'opérateur dans un autre langage.</text:p>
        </text:list-item>
        <text:list-item>
          <text:p text:style-name="P3">_<text:span text:style-name="Code">_getattr__(self, name)</text:span>, <text:span text:style-name="Code">__setattr__(self, name, value)</text:span>, <text:span text:style-name="Code">__delattr____(self, name)</text:span>. Appelées quand on accède a un attribut. Utilisez les quand vous voulez modifier des attributs à la volée.</text:p>
        </text:list-item>
      </text:list>
      <text:p text:style-name="Text_20_body"><text:span text:style-name="symbol0_5f_python"><text:span text:style-name="T4"/></text:span></text:p>
      <text:p text:style-name="Text_20_body"><text:span text:style-name="symbol0_5f_python"><text:span text:style-name="T4">Il y en a de nombreuses autres pour implémenter des choses aussi diverse que le slicing, l'indexing, la sérialisation, etc.</text:span></text:span></text:p>
      <text:p text:style-name="Text_20_body"><text:span text:style-name="symbol0_5f_python"><text:span text:style-name="T4">Exemple :</text:span></text:span></text:p>
      <text:p text:style-name="Text_20_body"><text:span text:style-name="symbol0_5f_python"><text:span text:style-name="T4">Les dictionnaires n'acceptent pas l'opération </text:span></text:span><text:span text:style-name="Code"><text:span text:style-name="T4">+ </text:span></text:span><text:span text:style-name="symbol0_5f_python"><text:span text:style-name="T4">:<text:tab/></text:span></text:span></text:p>
      <text:p text:style-name="Code_20_block"><text:span text:style-name="filename_20_and_20_line_20_number"><text:span text:style-name="T8">&gt;&gt;&gt;</text:span></text:span><text:span text:style-name="symbol0_5f_python"><text:span text:style-name="T4"> {} + {}<text:line-break/>Traceback (most recent call last):<text:line-break/> <text:s/>File "&lt;ipython-input-18-249d3caf00dd&gt;", line 1, in &lt;module&gt;<text:line-break/> <text:s text:c="3"/>{} + {}<text:line-break/>TypeError: unsupported operand type(s) for +: 'dict' and 'dict'</text:span></text:span></text:p>
      <text:p text:style-name="Text_20_body"><text:span text:style-name="symbol0_5f_python"><text:span text:style-name="T4"><text:line-break/></text:span></text:span><text:span text:style-name="symbol0_5f_python"><text:span text:style-name="T4">Mais on peut très bien créer un type similaire qui l'accepte :</text:span></text:span></text:p>
      <text:p text:style-name="Code_20_block"><text:span text:style-name="keyword0_5f_python"><text:span text:style-name="T2">class</text:span></text:span><text:span text:style-name="symbol0_5f_python"><text:span text:style-name="T4"> </text:span></text:span><text:span text:style-name="keyword1_5f_python"><text:span text:style-name="T2">Dict</text:span></text:span><text:span text:style-name="symbol0_5f_python"><text:span text:style-name="T2">(</text:span></text:span><text:span text:style-name="keyword1_5f_python"><text:span text:style-name="T2">dict</text:span></text:span><text:span text:style-name="symbol0_5f_python"><text:span text:style-name="T2">)</text:span></text:span><text:span text:style-name="symbol0_5f_python"><text:span text:style-name="T4">: # on hérite des dictionnaires de Python<text:line-break/> <text:s text:c="3"/></text:span></text:span><text:span text:style-name="keyword0_5f_python"><text:span text:style-name="T2">def</text:span></text:span><text:span text:style-name="symbol0_5f_python"><text:span text:style-name="T4"> </text:span></text:span><text:span text:style-name="keyword3_5f_python"><text:span text:style-name="T2">__add__</text:span></text:span><text:span text:style-name="symbol0_5f_python"><text:span text:style-name="T2">(</text:span></text:span><text:span text:style-name="keyword1_5f_python"><text:span text:style-name="T2">self</text:span></text:span><text:span text:style-name="symbol0_5f_python"><text:span text:style-name="T4">, other</text:span></text:span><text:span text:style-name="symbol0_5f_python"><text:span text:style-name="T2">)</text:span></text:span><text:span text:style-name="symbol0_5f_python"><text:span text:style-name="T4">:<text:line-break/> <text:s text:c="7"/>d = </text:span></text:span><text:span text:style-name="symbol0_5f_python"><text:span text:style-name="T2">{}</text:span></text:span><text:span text:style-name="symbol0_5f_python"><text:span text:style-name="T4"><text:line-break/> <text:s text:c="7"/>d.</text:span></text:span><text:span text:style-name="member0_5f_python"><text:span text:style-name="T2">update</text:span></text:span><text:span text:style-name="symbol0_5f_python"><text:span text:style-name="T2">(</text:span></text:span><text:span text:style-name="keyword1_5f_python"><text:span text:style-name="T2">self</text:span></text:span><text:span text:style-name="symbol0_5f_python"><text:span text:style-name="T2">)</text:span></text:span><text:span text:style-name="symbol0_5f_python"><text:span text:style-name="T4"><text:line-break/> <text:s text:c="7"/>d.</text:span></text:span><text:span text:style-name="member0_5f_python"><text:span text:style-name="T2">update</text:span></text:span><text:span text:style-name="symbol0_5f_python"><text:span text:style-name="T2">(</text:span></text:span><text:span text:style-name="symbol0_5f_python"><text:span text:style-name="T4">other</text:span></text:span><text:span text:style-name="symbol0_5f_python"><text:span text:style-name="T2">)</text:span></text:span><text:span text:style-name="symbol0_5f_python"><text:span text:style-name="T4"><text:line-break/> <text:s text:c="7"/></text:span></text:span><text:span text:style-name="keyword0_5f_python"><text:span text:style-name="T2">return</text:span></text:span><text:span text:style-name="symbol0_5f_python"><text:span text:style-name="T4"> d</text:span></text:span></text:p>
      <text:p text:style-name="Code_20_block"><text:span text:style-name="filename_20_and_20_line_20_number"><text:span text:style-name="T8">&gt;&gt;&gt;</text:span></text:span><text:span text:style-name="symbol0_5f_python"><text:span text:style-name="T4"> d1 = Dict(a=1)<text:line-break/></text:span></text:span><text:span text:style-name="filename_20_and_20_line_20_number"><text:span text:style-name="T8">&gt;&gt;&gt;</text:span></text:span><text:span text:style-name="symbol0_5f_python"><text:span text:style-name="T4"> d2 = Dict(b=2)<text:line-break/></text:span></text:span><text:span text:style-name="filename_20_and_20_line_20_number"><text:span text:style-name="T8">&gt;&gt;&gt;</text:span></text:span><text:span text:style-name="symbol0_5f_python"><text:span text:style-name="T4"> print d1<text:line-break/></text:span></text:span><text:span text:style-name="filename_20_and_20_line_20_number"><text:span text:style-name="T8">&gt;&gt;&gt;</text:span></text:span><text:span text:style-name="symbol0_5f_python"><text:span text:style-name="T4"> print d2<text:line-break/></text:span></text:span><text:span text:style-name="filename_20_and_20_line_20_number"><text:span text:style-name="T8">&gt;&gt;&gt;</text:span></text:span><text:span text:style-name="symbol0_5f_python"><text:span text:style-name="T4"> print d2 + d1<text:line-break/>{'a': 1}<text:line-break/>{'b': 2}<text:line-break/>{'a': 1, 'b': 2}</text:span></text:span></text:p>
      <text:h text:style-name="Heading_20_2" text:outline-level="2"><text:span text:style-name="symbol0_5f_python"><text:span text:style-name="T4">Aller plus loin</text:span></text:span></text:h>
      <text:p text:style-name="Standard"><text:span text:style-name="T4">Python vient avec de nombreux outils d'introspection pour jouer avec les objets:</text:span></text:p>
      <text:p text:style-name="Code_20_block"><text:soft-page-break/><text:span text:style-name="filename_20_and_20_line_20_number"><text:span text:style-name="T8">&gt;&gt;&gt;</text:span></text:span><text:span text:style-name="symbol0_5f_python"><text:span text:style-name="T4"> sp = Heros('Emma Peel', 'femme')<text:line-break/></text:span></text:span><text:span text:style-name="filename_20_and_20_line_20_number"><text:span text:style-name="T8">&gt;&gt;&gt;</text:span></text:span><text:span text:style-name="symbol0_5f_python"><text:span text:style-name="T4"> print getattr(sp, 'sexe', 'N/A') # récupérer un attribut par son nom<text:line-break/>femme<text:line-break/></text:span></text:span><text:span text:style-name="filename_20_and_20_line_20_number"><text:span text:style-name="T8">&gt;&gt;&gt;</text:span></text:span><text:span text:style-name="symbol0_5f_python"><text:span text:style-name="T4"> print getattr(sp, 'arme', 'aucune') # avec une valeur par défaut si il n'existe pas<text:line-break/>aucune<text:line-break/></text:span></text:span><text:span text:style-name="filename_20_and_20_line_20_number"><text:span text:style-name="T8">&gt;&gt;&gt;</text:span></text:span><text:span text:style-name="symbol0_5f_python"><text:span text:style-name="T4"> print setattr(sp, 'arme', 'pistolet') # ajouter un attribut par son nom<text:line-break/>None<text:line-break/></text:span></text:span><text:span text:style-name="filename_20_and_20_line_20_number"><text:span text:style-name="T8">&gt;&gt;&gt;</text:span></text:span><text:span text:style-name="symbol0_5f_python"><text:span text:style-name="T4"> print sp.arme<text:line-break/>pistolet<text:line-break/></text:span></text:span><text:span text:style-name="filename_20_and_20_line_20_number"><text:span text:style-name="T8">&gt;&gt;&gt;</text:span></text:span><text:span text:style-name="symbol0_5f_python"><text:span text:style-name="T4"> print sp.__class__ # trouver la classe d'un objet<text:line-break/>&lt;class '__main__.Heros'&gt;<text:line-break/></text:span></text:span><text:span text:style-name="filename_20_and_20_line_20_number"><text:span text:style-name="T8">&gt;&gt;&gt;</text:span></text:span><text:span text:style-name="symbol0_5f_python"><text:span text:style-name="T4"> print Heros.mro() # voir l'odre de résolution des méthodes (Method Resolution Order)<text:line-break/>[&lt;class '__main__.Heros'&gt;, &lt;class '__main__.Personne'&gt;, &lt;type 'object'&gt;]<text:line-break/></text:span></text:span><text:span text:style-name="filename_20_and_20_line_20_number"><text:span text:style-name="T8">&gt;&gt;&gt;</text:span></text:span><text:span text:style-name="symbol0_5f_python"><text:span text:style-name="T4"> print isinstance(sp, Heros) # vérifier si un objet est une instance d'un type<text:line-break/>True<text:line-break/></text:span></text:span><text:span text:style-name="filename_20_and_20_line_20_number"><text:span text:style-name="T8">&gt;&gt;&gt;</text:span></text:span><text:span text:style-name="symbol0_5f_python"><text:span text:style-name="T4"> print isinstance(sp, Personne) # ou même du parent de son type<text:line-break/>True<text:line-break/></text:span></text:span><text:span text:style-name="filename_20_and_20_line_20_number"><text:span text:style-name="T8">&gt;&gt;&gt;</text:span></text:span><text:span text:style-name="symbol0_5f_python"><text:span text:style-name="T4"> print isinstance(sp, int)<text:line-break/>False<text:line-break/></text:span></text:span><text:span text:style-name="filename_20_and_20_line_20_number"><text:span text:style-name="T8">&gt;&gt;&gt;</text:span></text:span><text:span text:style-name="symbol0_5f_python"><text:span text:style-name="T4"> print isinstance(sp, (int, str, Heros)) # ou d'un des types d'une liste<text:line-break/>True</text:span></text:span></text:p>
      <text:p text:style-name="Text_20_body"><text:span text:style-name="symbol0_5f_python"><text:span text:style-name="T4">Et n'oubliez pas, Python passe tout par référence, et le garbage collector détecte automatiquement les références cycliques, donc vous pouvez toujours passer sans souci l'instance courante à un autre objet et vice versa, comme nous l'avons fait dans le script avec le gestionnaire de connexion. Faites voyager </text:span></text:span><text:span text:style-name="Code"><text:span text:style-name="T4">self </text:span></text:span><text:span text:style-name="symbol0_5f_python"><text:span text:style-name="T4">!</text:span></text:span></text:p>
      <text:h text:style-name="Heading_20_4" text:outline-level="4"><text:span text:style-name="symbol0_5f_python"><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erif" svg:font-family="'!Bitstream Vera Serif'" style:font-family-generic="roman"/>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DejaVu Sans" style:font-size-asian="12pt" style:language-asian="fr" style:country-asian="FR" style:font-name-complex="DejaVu Sans"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100%"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100%" fo:margin-left="0.499cm" fo:margin-right="0cm" fo:margin-top="0cm" fo:margin-bottom="0cm" fo:keep-together="always" fo:text-indent="0cm" style:auto-text-indent="false" style:page-number="auto" fo:padding="0.25cm" fo:border="0.06pt solid #000000" style:shadow="none" style:join-border="true">
        <style:tab-stops/>
      </style:paragraph-properties>
    </style:style>
    <style:style style:name="Filename" style:family="paragraph" style:parent-style-name="Standard">
      <style:text-properties fo:font-style="italic" style:font-style-asian="italic" style:font-style-complex="italic"/>
    </style:style>
    <style:style style:name="Colored_20_code" style:display-name="Colored code" style:family="paragraph" style:parent-style-name="Standard" style:list-style-name="Colored_20_code_20_numerotation">
      <style:text-properties fo:color="#007f00" style:font-name="Courier New" fo:font-size="10pt" style:font-name-asian="!Bitstream Vera Serif" style:font-size-asian="10pt" style:font-name-complex="!Bitstream Vera Serif" style:font-size-complex="10pt"/>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_20_block" style:display-name="Code block" style:family="paragraph" style:parent-style-name="Standard" style:list-style-name="">
      <style:paragraph-properties fo:margin="100%" fo:margin-left="0cm" fo:margin-right="0cm" fo:margin-top="0.4cm" fo:margin-bottom="0.4cm" fo:line-height="100%" fo:text-align="start" style:justify-single-word="false" fo:text-indent="0cm" style:auto-text-indent="false" style:shadow="none" style:writing-mode="lr-tb"/>
      <style:text-properties style:font-name="Times New Roman" fo:font-size="12pt" style:font-size-asian="12pt" style:font-size-complex="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comment0_5f_python" style:display-name="comment0_python" style:family="text">
      <style:text-properties fo:color="#808080" fo:font-style="italic" fo:font-weight="normal"/>
    </style:style>
    <style:style style:name="keyword0_5f_python" style:display-name="keyword0_python" style:family="text">
      <style:text-properties fo:color="#ff7700" fo:font-style="normal" fo:font-weight="bold"/>
    </style:style>
    <style:style style:name="keyword2_5f_python" style:display-name="keyword2_python" style:family="text">
      <style:text-properties fo:color="#dc143c" fo:font-style="normal" fo:font-weight="normal"/>
    </style:style>
    <style:style style:name="string_5f_python" style:display-name="string_python" style:family="text">
      <style:text-properties fo:color="#483d8b" fo:font-style="normal" fo:font-weight="normal"/>
    </style:style>
    <style:style style:name="symbol0_5f_python" style:display-name="symbol0_python" style:family="text">
      <style:text-properties fo:color="#66cc66" fo:font-style="normal" fo:font-weight="normal"/>
    </style:style>
    <style:style style:name="keyword1_5f_python" style:display-name="keyword1_python" style:family="text">
      <style:text-properties fo:color="#008000" fo:font-style="normal" fo:font-weight="normal"/>
    </style:style>
    <style:style style:name="member0_5f_python" style:display-name="member0_python" style:family="text">
      <style:text-properties fo:color="#000000" fo:font-style="normal" fo:font-weight="normal"/>
    </style:style>
    <style:style style:name="number_5f_python" style:display-name="number_python" style:family="text">
      <style:text-properties fo:color="#ff4500" fo:font-style="normal" fo:font-weight="normal"/>
    </style:style>
    <style:style style:name="escaped_5f_python" style:display-name="escaped_python" style:family="text">
      <style:text-properties fo:color="#000099" fo:font-style="normal" fo:font-weight="bold"/>
    </style:style>
    <style:style style:name="filename_20_and_20_line_20_number" style:display-name="filename and line number" style:family="text">
      <style:text-properties fo:font-style="italic" style:font-style-asian="normal" style:font-style-complex="normal"/>
    </style:style>
    <style:style style:name="Code" style:family="text">
      <style:text-properties style:font-name="Courier New1"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Page_20_Number" style:display-name="Page Number"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keyword2_5f_bash" style:display-name="keyword2_bash" style:family="text">
      <style:text-properties fo:color="#7a0874" fo:font-weight="bold"/>
    </style:style>
    <style:style style:name="keyword3_5f_python" style:display-name="keyword3_python" style:family="text">
      <style:text-properties fo:color="#0000cd"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Colored_20_code_20_numerotation" style:display-name="Colored code numerotation">
      <text:list-level-style-number text:level="1" style:num-suffix="." style:num-format="1">
        <style:list-level-properties text:list-level-position-and-space-mode="label-alignment">
          <style:list-level-label-alignment text:label-followed-by="listtab" text:list-tab-stop-position="0.85cm"/>
        </style:list-level-properties>
      </text:list-level-style-number>
      <text:list-level-style-number text:level="2" style:num-suffix="." style:num-format="1">
        <style:list-level-properties text:list-level-position-and-space-mode="label-alignment">
          <style:list-level-label-alignment text:label-followed-by="listtab" text:list-tab-stop-position="0.85cm"/>
        </style:list-level-properties>
      </text:list-level-style-number>
      <text:list-level-style-number text:level="3" style:num-suffix="." style:num-format="1">
        <style:list-level-properties text:list-level-position-and-space-mode="label-alignment">
          <style:list-level-label-alignment text:label-followed-by="listtab" text:list-tab-stop-position="0.85cm"/>
        </style:list-level-properties>
      </text:list-level-style-number>
      <text:list-level-style-number text:level="4" style:num-suffix="." style:num-format="1">
        <style:list-level-properties text:list-level-position-and-space-mode="label-alignment">
          <style:list-level-label-alignment text:label-followed-by="listtab" text:list-tab-stop-position="0.85cm"/>
        </style:list-level-properties>
      </text:list-level-style-number>
      <text:list-level-style-number text:level="5" style:num-suffix="." style:num-format="1">
        <style:list-level-properties text:list-level-position-and-space-mode="label-alignment">
          <style:list-level-label-alignment text:label-followed-by="listtab" text:list-tab-stop-position="0.85cm"/>
        </style:list-level-properties>
      </text:list-level-style-number>
      <text:list-level-style-number text:level="6" style:num-suffix="." style:num-format="1">
        <style:list-level-properties text:list-level-position-and-space-mode="label-alignment">
          <style:list-level-label-alignment text:label-followed-by="listtab" text:list-tab-stop-position="0.85cm"/>
        </style:list-level-properties>
      </text:list-level-style-number>
      <text:list-level-style-number text:level="7" style:num-suffix="." style:num-format="1">
        <style:list-level-properties text:list-level-position-and-space-mode="label-alignment">
          <style:list-level-label-alignment text:label-followed-by="listtab" text:list-tab-stop-position="0.85cm"/>
        </style:list-level-properties>
      </text:list-level-style-number>
      <text:list-level-style-number text:level="8" style:num-suffix="." style:num-format="1">
        <style:list-level-properties text:list-level-position-and-space-mode="label-alignment">
          <style:list-level-label-alignment text:label-followed-by="listtab" text:list-tab-stop-position="0.85cm"/>
        </style:list-level-properties>
      </text:list-level-style-number>
      <text:list-level-style-number text:level="9" style:num-suffix="." style:num-format="1">
        <style:list-level-properties text:list-level-position-and-space-mode="label-alignment">
          <style:list-level-label-alignment text:label-followed-by="listtab" text:list-tab-stop-position="0.85cm"/>
        </style:list-level-properties>
      </text:list-level-style-number>
      <text:list-level-style-number text:level="10" style:num-suffix="." style:num-format="1">
        <style:list-level-properties text:list-level-position-and-space-mode="label-alignment">
          <style:list-level-label-alignment text:label-followed-by="listtab" text:list-tab-stop-position="0.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155cm" fo:margin-right="1.06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kevin</meta:initial-creator>
    <meta:creation-date>2007-03-27T14:45:53</meta:creation-date>
    <dc:language>fr-FR</dc:language>
    <meta:editing-cycles>229</meta:editing-cycles>
    <meta:editing-duration>P2DT6H14M59S</meta:editing-duration>
    <dc:date>2012-10-12T00:32:31</dc:date>
    <dc:creator>kevin </dc:creator>
    <meta:document-statistic meta:table-count="0" meta:image-count="0" meta:object-count="0" meta:page-count="19" meta:paragraph-count="514" meta:word-count="5546" meta:character-count="25795" meta:non-whitespace-character-count="31897"/>
    <meta:user-defined meta:name="Info 1"/>
    <meta:user-defined meta:name="Info 2"/>
    <meta:user-defined meta:name="Info 3"/>
    <meta:user-defined meta:name="Info 4"/>
  </office:meta>
</office:document-meta>
</file>